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31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104.55mm"/>
    </style:style>
    <style:style style:name="co7" style:family="table-column">
      <style:table-column-properties fo:break-before="auto" style:column-width="13.04mm"/>
    </style:style>
    <style:style style:name="co8" style:family="table-column">
      <style:table-column-properties fo:break-before="auto" style:column-width="99.31mm"/>
    </style:style>
    <style:style style:name="co9" style:family="table-column">
      <style:table-column-properties fo:break-before="auto" style:column-width="8.06mm"/>
    </style:style>
    <style:style style:name="co10" style:family="table-column">
      <style:table-column-properties fo:break-before="auto" style:column-width="33.23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52.85mm"/>
    </style:style>
    <style:style style:name="co15" style:family="table-column">
      <style:table-column-properties fo:break-before="auto" style:column-width="61.98mm"/>
    </style:style>
    <style:style style:name="co16" style:family="table-column">
      <style:table-column-properties fo:break-before="auto" style:column-width="15.26mm"/>
    </style:style>
    <style:style style:name="co17" style:family="table-column">
      <style:table-column-properties fo:break-before="auto" style:column-width="92.94mm"/>
    </style:style>
    <style:style style:name="co18" style:family="table-column">
      <style:table-column-properties fo:break-before="auto" style:column-width="15.8mm"/>
    </style:style>
    <style:style style:name="co19" style:family="table-column">
      <style:table-column-properties fo:break-before="auto" style:column-width="81.88mm"/>
    </style:style>
    <style:style style:name="co20" style:family="table-column">
      <style:table-column-properties fo:break-before="auto" style:column-width="47.04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49.53mm"/>
    </style:style>
    <style:style style:name="co23" style:family="table-column">
      <style:table-column-properties fo:break-before="auto" style:column-width="93.22mm"/>
    </style:style>
    <style:style style:name="co24" style:family="table-column">
      <style:table-column-properties fo:break-before="auto" style:column-width="66.68mm"/>
    </style:style>
    <style:style style:name="co25" style:family="table-column">
      <style:table-column-properties fo:break-before="auto" style:column-width="84.37mm"/>
    </style:style>
    <style:style style:name="co26" style:family="table-column">
      <style:table-column-properties fo:break-before="auto" style:column-width="95.97mm"/>
    </style:style>
    <style:style style:name="co27" style:family="table-column">
      <style:table-column-properties fo:break-before="auto" style:column-width="60.33mm"/>
    </style:style>
    <style:style style:name="co28" style:family="table-column">
      <style:table-column-properties fo:break-before="auto" style:column-width="54.24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37.92mm"/>
    </style:style>
    <style:style style:name="co31" style:family="table-column">
      <style:table-column-properties fo:break-before="auto" style:column-width="44.29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68.05mm"/>
    </style:style>
    <style:style style:name="co34" style:family="table-column">
      <style:table-column-properties fo:break-before="auto" style:column-width="66.96mm"/>
    </style:style>
    <style:style style:name="co35" style:family="table-column">
      <style:table-column-properties fo:break-before="auto" style:column-width="55.07mm"/>
    </style:style>
    <style:style style:name="co36" style:family="table-column">
      <style:table-column-properties fo:break-before="auto" style:column-width="63.91mm"/>
    </style:style>
    <style:style style:name="co37" style:family="table-column">
      <style:table-column-properties fo:break-before="auto" style:column-width="39.86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68.33mm"/>
    </style:style>
    <style:style style:name="co40" style:family="table-column">
      <style:table-column-properties fo:break-before="auto" style:column-width="66.13mm"/>
    </style:style>
    <style:style style:name="co41" style:family="table-column">
      <style:table-column-properties fo:break-before="auto" style:column-width="57.84mm"/>
    </style:style>
    <style:style style:name="co42" style:family="table-column">
      <style:table-column-properties fo:break-before="auto" style:column-width="13.32mm"/>
    </style:style>
    <style:style style:name="co43" style:family="table-column">
      <style:table-column-properties fo:break-before="auto" style:column-width="90.45mm"/>
    </style:style>
    <style:style style:name="co44" style:family="table-column">
      <style:table-column-properties fo:break-before="auto" style:column-width="47.33mm"/>
    </style:style>
    <style:style style:name="co45" style:family="table-column">
      <style:table-column-properties fo:break-before="auto" style:column-width="73.59mm"/>
    </style:style>
    <style:style style:name="co46" style:family="table-column">
      <style:table-column-properties fo:break-before="auto" style:column-width="75.53mm"/>
    </style:style>
    <style:style style:name="co47" style:family="table-column">
      <style:table-column-properties fo:break-before="auto" style:column-width="79.11mm"/>
    </style:style>
    <style:style style:name="co48" style:family="table-column">
      <style:table-column-properties fo:break-before="auto" style:column-width="15.52mm"/>
    </style:style>
    <style:style style:name="co49" style:family="table-column">
      <style:table-column-properties fo:break-before="auto" style:column-width="76.62mm"/>
    </style:style>
    <style:style style:name="co50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Functio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7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2.1</text:p>
          </table:table-cell>
          <table:table-cell table:style-name="ce4" office:value-type="string" calcext:value-type="string">
            <text:p>2.2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lBuild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loneKerne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ompile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mmandQueu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CommandQueue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FromTyp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2D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Image3D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Kernels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ip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inary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uiltInKernel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I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Sourc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amp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Sampler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Buffer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Device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UserEven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Barri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Barri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To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To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Buff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rk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Mark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igrateMemObject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ativ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DRang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Fill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cpy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igrateMem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Un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Task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Unmap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aitForEvents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Wri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ini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lu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mmandQueu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ntex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And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Profiling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xtensionFunctionAddress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GetExtensionFunctionAddressForPlatfor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Imag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ArgInfo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SubGroupInfo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WorkGroup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MemObjec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ipe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Build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ampler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upportedImageForma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Link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CommandQueueProperty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SVMAlloc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DefaultDeviceCommandQueue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Event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SVMPointer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Exec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MemObjectDestructor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UserEventStatus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nloadCompi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UnloadPlatformCompil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WaitForEven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>
        <table:table-column table:style-name="co5" table:default-cell-style-name="ce5"/>
        <table:table-column table:style-name="co6" table:default-cell-style-name="ce5"/>
        <table:table-column table:style-name="co2" table:number-columns-repeated="4" table:default-cell-style-name="ce5"/>
        <table:table-column table:style-name="co2" table:number-columns-repeated="2" table:default-cell-style-name="ce19"/>
        <table:table-column table:style-name="co2" table:default-cell-style-name="ce5"/>
        <table:table-column table:style-name="co4" table:number-columns-repeated="1015" table:default-cell-style-name="ce5"/>
        <table:table-row table:style-name="ro1"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CRO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2.0</text:p>
          </table:table-cell>
          <table:table-cell table:style-name="ce17" office:value-type="string" calcext:value-type="string">
            <text:p>2.1</text:p>
          </table:table-cell>
          <table:table-cell table:style-name="ce17" office:value-type="string" calcext:value-type="string">
            <text:p>2.2</text:p>
          </table:table-cell>
          <table:table-cell table:style-name="ce3" table:number-columns-repeated="1016"/>
        </table:table-row>
        <table:table-row table:style-name="ro1">
          <table:table-cell table:style-name="ce11" office:value-type="string" calcext:value-type="string" table:number-columns-spanned="9" table:number-rows-spanned="1">
            <text:p># Error Codes</text:p>
          </table:table-cell>
          <table:covered-table-cell table:number-columns-repeated="5" table:style-name="ce14"/>
          <table:covered-table-cell table:number-columns-repeated="2" table:style-name="ce18"/>
          <table:covered-table-cell table:style-name="ce14"/>
          <table:table-cell table:style-name="ce14" table:number-columns-repeated="1015"/>
        </table:table-row>
        <table:table-row table:style-name="ro1">
          <table:table-cell table:formula="of:=['Error Codes'.A2]" office:value-type="float" office:value="0" calcext:value-type="float">
            <text:p>0</text:p>
          </table:table-cell>
          <table:table-cell table:formula="of:=['Error Codes'.B2]" office:value-type="string" office:string-value="CL_SUCCESS" calcext:value-type="string">
            <text:p>CL_SUCCESS</text:p>
          </table:table-cell>
          <table:table-cell table:formula="of:=['Error Codes'.C2]" office:value-type="float" office:value="1" calcext:value-type="float">
            <text:p>1</text:p>
          </table:table-cell>
          <table:table-cell table:formula="of:=['Error Codes'.D2]" office:value-type="float" office:value="1" calcext:value-type="float">
            <text:p>1</text:p>
          </table:table-cell>
          <table:table-cell table:formula="of:=['Error Code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]" office:value-type="float" office:value="-1" calcext:value-type="float">
            <text:p>-1</text:p>
          </table:table-cell>
          <table:table-cell table:formula="of:=['Error Codes'.B3]" office:value-type="string" office:string-value="CL_DEVICE_NOT_FOUND" calcext:value-type="string">
            <text:p>CL_DEVICE_NOT_FOUND</text:p>
          </table:table-cell>
          <table:table-cell table:formula="of:=['Error Codes'.C3]" office:value-type="float" office:value="1" calcext:value-type="float">
            <text:p>1</text:p>
          </table:table-cell>
          <table:table-cell table:formula="of:=['Error Codes'.D3]" office:value-type="float" office:value="1" calcext:value-type="float">
            <text:p>1</text:p>
          </table:table-cell>
          <table:table-cell table:formula="of:=['Error Code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]" office:value-type="float" office:value="-2" calcext:value-type="float">
            <text:p>-2</text:p>
          </table:table-cell>
          <table:table-cell table:formula="of:=['Error Codes'.B4]" office:value-type="string" office:string-value="CL_DEVICE_NOT_AVAILABLE" calcext:value-type="string">
            <text:p>CL_DEVICE_NOT_AVAILABLE</text:p>
          </table:table-cell>
          <table:table-cell table:formula="of:=['Error Codes'.C4]" office:value-type="float" office:value="1" calcext:value-type="float">
            <text:p>1</text:p>
          </table:table-cell>
          <table:table-cell table:formula="of:=['Error Codes'.D4]" office:value-type="float" office:value="1" calcext:value-type="float">
            <text:p>1</text:p>
          </table:table-cell>
          <table:table-cell table:formula="of:=['Error Code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]" office:value-type="float" office:value="-3" calcext:value-type="float">
            <text:p>-3</text:p>
          </table:table-cell>
          <table:table-cell table:formula="of:=['Error Codes'.B5]" office:value-type="string" office:string-value="CL_COMPILER_NOT_AVAILABLE" calcext:value-type="string">
            <text:p>CL_COMPILER_NOT_AVAILABLE</text:p>
          </table:table-cell>
          <table:table-cell table:formula="of:=['Error Codes'.C5]" office:value-type="float" office:value="1" calcext:value-type="float">
            <text:p>1</text:p>
          </table:table-cell>
          <table:table-cell table:formula="of:=['Error Codes'.D5]" office:value-type="float" office:value="1" calcext:value-type="float">
            <text:p>1</text:p>
          </table:table-cell>
          <table:table-cell table:formula="of:=['Error Code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]" office:value-type="float" office:value="-4" calcext:value-type="float">
            <text:p>-4</text:p>
          </table:table-cell>
          <table:table-cell table:formula="of:=['Error Codes'.B6]" office:value-type="string" office:string-value="CL_MEM_OBJECT_ALLOCATION_FAILURE" calcext:value-type="string">
            <text:p>CL_MEM_OBJECT_ALLOCATION_FAILURE</text:p>
          </table:table-cell>
          <table:table-cell table:formula="of:=['Error Codes'.C6]" office:value-type="float" office:value="1" calcext:value-type="float">
            <text:p>1</text:p>
          </table:table-cell>
          <table:table-cell table:formula="of:=['Error Codes'.D6]" office:value-type="float" office:value="1" calcext:value-type="float">
            <text:p>1</text:p>
          </table:table-cell>
          <table:table-cell table:formula="of:=['Error Codes'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7]" office:value-type="float" office:value="-5" calcext:value-type="float">
            <text:p>-5</text:p>
          </table:table-cell>
          <table:table-cell table:formula="of:=['Error Codes'.B7]" office:value-type="string" office:string-value="CL_OUT_OF_RESOURCES" calcext:value-type="string">
            <text:p>CL_OUT_OF_RESOURCES</text:p>
          </table:table-cell>
          <table:table-cell table:formula="of:=['Error Codes'.C7]" office:value-type="float" office:value="1" calcext:value-type="float">
            <text:p>1</text:p>
          </table:table-cell>
          <table:table-cell table:formula="of:=['Error Codes'.D7]" office:value-type="float" office:value="1" calcext:value-type="float">
            <text:p>1</text:p>
          </table:table-cell>
          <table:table-cell table:formula="of:=['Error Codes'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8]" office:value-type="float" office:value="-6" calcext:value-type="float">
            <text:p>-6</text:p>
          </table:table-cell>
          <table:table-cell table:formula="of:=['Error Codes'.B8]" office:value-type="string" office:string-value="CL_OUT_OF_HOST_MEMORY" calcext:value-type="string">
            <text:p>CL_OUT_OF_HOST_MEMORY</text:p>
          </table:table-cell>
          <table:table-cell table:formula="of:=['Error Codes'.C8]" office:value-type="float" office:value="1" calcext:value-type="float">
            <text:p>1</text:p>
          </table:table-cell>
          <table:table-cell table:formula="of:=['Error Codes'.D8]" office:value-type="float" office:value="1" calcext:value-type="float">
            <text:p>1</text:p>
          </table:table-cell>
          <table:table-cell table:formula="of:=['Error Codes'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9]" office:value-type="float" office:value="-7" calcext:value-type="float">
            <text:p>-7</text:p>
          </table:table-cell>
          <table:table-cell table:formula="of:=['Error Codes'.B9]" office:value-type="string" office:string-value="CL_PROFILING_INFO_NOT_AVAILABLE" calcext:value-type="string">
            <text:p>CL_PROFILING_INFO_NOT_AVAILABLE</text:p>
          </table:table-cell>
          <table:table-cell table:formula="of:=['Error Codes'.C9]" office:value-type="float" office:value="1" calcext:value-type="float">
            <text:p>1</text:p>
          </table:table-cell>
          <table:table-cell table:formula="of:=['Error Codes'.D9]" office:value-type="float" office:value="1" calcext:value-type="float">
            <text:p>1</text:p>
          </table:table-cell>
          <table:table-cell table:formula="of:=['Error Codes'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0]" office:value-type="float" office:value="-8" calcext:value-type="float">
            <text:p>-8</text:p>
          </table:table-cell>
          <table:table-cell table:formula="of:=['Error Codes'.B10]" office:value-type="string" office:string-value="CL_MEM_COPY_OVERLAP" calcext:value-type="string">
            <text:p>CL_MEM_COPY_OVERLAP</text:p>
          </table:table-cell>
          <table:table-cell table:formula="of:=['Error Codes'.C10]" office:value-type="float" office:value="1" calcext:value-type="float">
            <text:p>1</text:p>
          </table:table-cell>
          <table:table-cell table:formula="of:=['Error Codes'.D10]" office:value-type="float" office:value="1" calcext:value-type="float">
            <text:p>1</text:p>
          </table:table-cell>
          <table:table-cell table:formula="of:=['Error Codes'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1]" office:value-type="float" office:value="-9" calcext:value-type="float">
            <text:p>-9</text:p>
          </table:table-cell>
          <table:table-cell table:formula="of:=['Error Codes'.B11]" office:value-type="string" office:string-value="CL_IMAGE_FORMAT_MISMATCH" calcext:value-type="string">
            <text:p>CL_IMAGE_FORMAT_MISMATCH</text:p>
          </table:table-cell>
          <table:table-cell table:formula="of:=['Error Codes'.C11]" office:value-type="float" office:value="1" calcext:value-type="float">
            <text:p>1</text:p>
          </table:table-cell>
          <table:table-cell table:formula="of:=['Error Codes'.D11]" office:value-type="float" office:value="1" calcext:value-type="float">
            <text:p>1</text:p>
          </table:table-cell>
          <table:table-cell table:formula="of:=['Error Codes'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2]" office:value-type="float" office:value="-10" calcext:value-type="float">
            <text:p>-10</text:p>
          </table:table-cell>
          <table:table-cell table:formula="of:=['Error Codes'.B12]" office:value-type="string" office:string-value="CL_IMAGE_FORMAT_NOT_SUPPORTED" calcext:value-type="string">
            <text:p>CL_IMAGE_FORMAT_NOT_SUPPORTED</text:p>
          </table:table-cell>
          <table:table-cell table:formula="of:=['Error Codes'.C12]" office:value-type="float" office:value="1" calcext:value-type="float">
            <text:p>1</text:p>
          </table:table-cell>
          <table:table-cell table:formula="of:=['Error Codes'.D12]" office:value-type="float" office:value="1" calcext:value-type="float">
            <text:p>1</text:p>
          </table:table-cell>
          <table:table-cell table:formula="of:=['Error Codes'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3]" office:value-type="float" office:value="-11" calcext:value-type="float">
            <text:p>-11</text:p>
          </table:table-cell>
          <table:table-cell table:formula="of:=['Error Codes'.B13]" office:value-type="string" office:string-value="CL_BUILD_PROGRAM_FAILURE" calcext:value-type="string">
            <text:p>CL_BUILD_PROGRAM_FAILURE</text:p>
          </table:table-cell>
          <table:table-cell table:formula="of:=['Error Codes'.C13]" office:value-type="float" office:value="1" calcext:value-type="float">
            <text:p>1</text:p>
          </table:table-cell>
          <table:table-cell table:formula="of:=['Error Codes'.D13]" office:value-type="float" office:value="1" calcext:value-type="float">
            <text:p>1</text:p>
          </table:table-cell>
          <table:table-cell table:formula="of:=['Error Codes'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4]" office:value-type="float" office:value="-12" calcext:value-type="float">
            <text:p>-12</text:p>
          </table:table-cell>
          <table:table-cell table:formula="of:=['Error Codes'.B14]" office:value-type="string" office:string-value="CL_MAP_FAILURE" calcext:value-type="string">
            <text:p>CL_MAP_FAILURE</text:p>
          </table:table-cell>
          <table:table-cell table:formula="of:=['Error Codes'.C14]" office:value-type="float" office:value="1" calcext:value-type="float">
            <text:p>1</text:p>
          </table:table-cell>
          <table:table-cell table:formula="of:=['Error Codes'.D14]" office:value-type="float" office:value="1" calcext:value-type="float">
            <text:p>1</text:p>
          </table:table-cell>
          <table:table-cell table:formula="of:=['Error Codes'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5]" office:value-type="float" office:value="-13" calcext:value-type="float">
            <text:p>-13</text:p>
          </table:table-cell>
          <table:table-cell table:formula="of:=['Error Codes'.B15]" office:value-type="string" office:string-value="CL_MISALIGNED_SUB_BUFFER_OFFSET" calcext:value-type="string">
            <text:p>CL_MISALIGNED_SUB_BUFFER_OFFSET</text:p>
          </table:table-cell>
          <table:table-cell table:formula="of:=['Error Codes'.C15]" office:value-type="float" office:value="0" calcext:value-type="float">
            <text:p>0</text:p>
          </table:table-cell>
          <table:table-cell table:formula="of:=['Error Codes'.D15]" office:value-type="float" office:value="1" calcext:value-type="float">
            <text:p>1</text:p>
          </table:table-cell>
          <table:table-cell table:formula="of:=['Error Codes'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6]" office:value-type="float" office:value="-14" calcext:value-type="float">
            <text:p>-14</text:p>
          </table:table-cell>
          <table:table-cell table:formula="of:=['Error Codes'.B16]" office:value-type="string" office:string-value="CL_EXEC_STATUS_ERROR_FOR_EVENTS_IN_WAIT_LIST" calcext:value-type="string">
            <text:p>CL_EXEC_STATUS_ERROR_FOR_EVENTS_IN_WAIT_LIST</text:p>
          </table:table-cell>
          <table:table-cell table:formula="of:=['Error Codes'.C16]" office:value-type="float" office:value="0" calcext:value-type="float">
            <text:p>0</text:p>
          </table:table-cell>
          <table:table-cell table:formula="of:=['Error Codes'.D16]" office:value-type="float" office:value="1" calcext:value-type="float">
            <text:p>1</text:p>
          </table:table-cell>
          <table:table-cell table:formula="of:=['Error Codes'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7]" office:value-type="float" office:value="-15" calcext:value-type="float">
            <text:p>-15</text:p>
          </table:table-cell>
          <table:table-cell table:formula="of:=['Error Codes'.B17]" office:value-type="string" office:string-value="CL_COMPILE_PROGRAM_FAILURE" calcext:value-type="string">
            <text:p>CL_COMPILE_PROGRAM_FAILURE</text:p>
          </table:table-cell>
          <table:table-cell table:formula="of:=['Error Codes'.C17]" office:value-type="float" office:value="0" calcext:value-type="float">
            <text:p>0</text:p>
          </table:table-cell>
          <table:table-cell table:formula="of:=['Error Codes'.D17]" office:value-type="float" office:value="0" calcext:value-type="float">
            <text:p>0</text:p>
          </table:table-cell>
          <table:table-cell table:formula="of:=['Error Codes'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8]" office:value-type="float" office:value="-16" calcext:value-type="float">
            <text:p>-16</text:p>
          </table:table-cell>
          <table:table-cell table:formula="of:=['Error Codes'.B18]" office:value-type="string" office:string-value="CL_LINKER_NOT_AVAILABLE" calcext:value-type="string">
            <text:p>CL_LINKER_NOT_AVAILABLE</text:p>
          </table:table-cell>
          <table:table-cell table:formula="of:=['Error Codes'.C18]" office:value-type="float" office:value="0" calcext:value-type="float">
            <text:p>0</text:p>
          </table:table-cell>
          <table:table-cell table:formula="of:=['Error Codes'.D18]" office:value-type="float" office:value="0" calcext:value-type="float">
            <text:p>0</text:p>
          </table:table-cell>
          <table:table-cell table:formula="of:=['Error Codes'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9]" office:value-type="float" office:value="-17" calcext:value-type="float">
            <text:p>-17</text:p>
          </table:table-cell>
          <table:table-cell table:formula="of:=['Error Codes'.B19]" office:value-type="string" office:string-value="CL_LINK_PROGRAM_FAILURE" calcext:value-type="string">
            <text:p>CL_LINK_PROGRAM_FAILURE</text:p>
          </table:table-cell>
          <table:table-cell table:formula="of:=['Error Codes'.C19]" office:value-type="float" office:value="0" calcext:value-type="float">
            <text:p>0</text:p>
          </table:table-cell>
          <table:table-cell table:formula="of:=['Error Codes'.D19]" office:value-type="float" office:value="0" calcext:value-type="float">
            <text:p>0</text:p>
          </table:table-cell>
          <table:table-cell table:formula="of:=['Error Codes'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0]" office:value-type="float" office:value="-18" calcext:value-type="float">
            <text:p>-18</text:p>
          </table:table-cell>
          <table:table-cell table:formula="of:=['Error Codes'.B20]" office:value-type="string" office:string-value="CL_DEVICE_PARTITION_FAILED" calcext:value-type="string">
            <text:p>CL_DEVICE_PARTITION_FAILED</text:p>
          </table:table-cell>
          <table:table-cell table:formula="of:=['Error Codes'.C20]" office:value-type="float" office:value="0" calcext:value-type="float">
            <text:p>0</text:p>
          </table:table-cell>
          <table:table-cell table:formula="of:=['Error Codes'.D20]" office:value-type="float" office:value="0" calcext:value-type="float">
            <text:p>0</text:p>
          </table:table-cell>
          <table:table-cell table:formula="of:=['Error Codes'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1]" office:value-type="float" office:value="-19" calcext:value-type="float">
            <text:p>-19</text:p>
          </table:table-cell>
          <table:table-cell table:formula="of:=['Error Codes'.B21]" office:value-type="string" office:string-value="CL_KERNEL_ARG_INFO_NOT_AVAILABLE" calcext:value-type="string">
            <text:p>CL_KERNEL_ARG_INFO_NOT_AVAILABLE</text:p>
          </table:table-cell>
          <table:table-cell table:formula="of:=['Error Codes'.C21]" office:value-type="float" office:value="0" calcext:value-type="float">
            <text:p>0</text:p>
          </table:table-cell>
          <table:table-cell table:formula="of:=['Error Codes'.D21]" office:value-type="float" office:value="0" calcext:value-type="float">
            <text:p>0</text:p>
          </table:table-cell>
          <table:table-cell table:formula="of:=['Error Codes'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2]" office:value-type="float" office:value="-30" calcext:value-type="float">
            <text:p>-30</text:p>
          </table:table-cell>
          <table:table-cell table:formula="of:=['Error Codes'.B22]" office:value-type="string" office:string-value="CL_INVALID_VALUE" calcext:value-type="string">
            <text:p>CL_INVALID_VALUE</text:p>
          </table:table-cell>
          <table:table-cell table:formula="of:=['Error Codes'.C22]" office:value-type="float" office:value="1" calcext:value-type="float">
            <text:p>1</text:p>
          </table:table-cell>
          <table:table-cell table:formula="of:=['Error Codes'.D22]" office:value-type="float" office:value="1" calcext:value-type="float">
            <text:p>1</text:p>
          </table:table-cell>
          <table:table-cell table:formula="of:=['Error Codes'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3]" office:value-type="float" office:value="-31" calcext:value-type="float">
            <text:p>-31</text:p>
          </table:table-cell>
          <table:table-cell table:formula="of:=['Error Codes'.B23]" office:value-type="string" office:string-value="CL_INVALID_DEVICE_TYPE" calcext:value-type="string">
            <text:p>CL_INVALID_DEVICE_TYPE</text:p>
          </table:table-cell>
          <table:table-cell table:formula="of:=['Error Codes'.C23]" office:value-type="float" office:value="1" calcext:value-type="float">
            <text:p>1</text:p>
          </table:table-cell>
          <table:table-cell table:formula="of:=['Error Codes'.D23]" office:value-type="float" office:value="1" calcext:value-type="float">
            <text:p>1</text:p>
          </table:table-cell>
          <table:table-cell table:formula="of:=['Error Codes'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4]" office:value-type="float" office:value="-32" calcext:value-type="float">
            <text:p>-32</text:p>
          </table:table-cell>
          <table:table-cell table:formula="of:=['Error Codes'.B24]" office:value-type="string" office:string-value="CL_INVALID_PLATFORM" calcext:value-type="string">
            <text:p>CL_INVALID_PLATFORM</text:p>
          </table:table-cell>
          <table:table-cell table:formula="of:=['Error Codes'.C24]" office:value-type="float" office:value="1" calcext:value-type="float">
            <text:p>1</text:p>
          </table:table-cell>
          <table:table-cell table:formula="of:=['Error Codes'.D24]" office:value-type="float" office:value="1" calcext:value-type="float">
            <text:p>1</text:p>
          </table:table-cell>
          <table:table-cell table:formula="of:=['Error Codes'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5]" office:value-type="float" office:value="-33" calcext:value-type="float">
            <text:p>-33</text:p>
          </table:table-cell>
          <table:table-cell table:formula="of:=['Error Codes'.B25]" office:value-type="string" office:string-value="CL_INVALID_DEVICE" calcext:value-type="string">
            <text:p>CL_INVALID_DEVICE</text:p>
          </table:table-cell>
          <table:table-cell table:formula="of:=['Error Codes'.C25]" office:value-type="float" office:value="1" calcext:value-type="float">
            <text:p>1</text:p>
          </table:table-cell>
          <table:table-cell table:formula="of:=['Error Codes'.D25]" office:value-type="float" office:value="1" calcext:value-type="float">
            <text:p>1</text:p>
          </table:table-cell>
          <table:table-cell table:formula="of:=['Error Codes'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6]" office:value-type="float" office:value="-34" calcext:value-type="float">
            <text:p>-34</text:p>
          </table:table-cell>
          <table:table-cell table:formula="of:=['Error Codes'.B26]" office:value-type="string" office:string-value="CL_INVALID_CONTEXT" calcext:value-type="string">
            <text:p>CL_INVALID_CONTEXT</text:p>
          </table:table-cell>
          <table:table-cell table:formula="of:=['Error Codes'.C26]" office:value-type="float" office:value="1" calcext:value-type="float">
            <text:p>1</text:p>
          </table:table-cell>
          <table:table-cell table:formula="of:=['Error Codes'.D26]" office:value-type="float" office:value="1" calcext:value-type="float">
            <text:p>1</text:p>
          </table:table-cell>
          <table:table-cell table:formula="of:=['Error Codes'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7]" office:value-type="float" office:value="-35" calcext:value-type="float">
            <text:p>-35</text:p>
          </table:table-cell>
          <table:table-cell table:formula="of:=['Error Codes'.B27]" office:value-type="string" office:string-value="CL_INVALID_QUEUE_PROPERTIES" calcext:value-type="string">
            <text:p>CL_INVALID_QUEUE_PROPERTIES</text:p>
          </table:table-cell>
          <table:table-cell table:formula="of:=['Error Codes'.C27]" office:value-type="float" office:value="1" calcext:value-type="float">
            <text:p>1</text:p>
          </table:table-cell>
          <table:table-cell table:formula="of:=['Error Codes'.D27]" office:value-type="float" office:value="1" calcext:value-type="float">
            <text:p>1</text:p>
          </table:table-cell>
          <table:table-cell table:formula="of:=['Error Codes'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8]" office:value-type="float" office:value="-36" calcext:value-type="float">
            <text:p>-36</text:p>
          </table:table-cell>
          <table:table-cell table:formula="of:=['Error Codes'.B28]" office:value-type="string" office:string-value="CL_INVALID_COMMAND_QUEUE" calcext:value-type="string">
            <text:p>CL_INVALID_COMMAND_QUEUE</text:p>
          </table:table-cell>
          <table:table-cell table:formula="of:=['Error Codes'.C28]" office:value-type="float" office:value="1" calcext:value-type="float">
            <text:p>1</text:p>
          </table:table-cell>
          <table:table-cell table:formula="of:=['Error Codes'.D28]" office:value-type="float" office:value="1" calcext:value-type="float">
            <text:p>1</text:p>
          </table:table-cell>
          <table:table-cell table:formula="of:=['Error Codes'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9]" office:value-type="float" office:value="-37" calcext:value-type="float">
            <text:p>-37</text:p>
          </table:table-cell>
          <table:table-cell table:formula="of:=['Error Codes'.B29]" office:value-type="string" office:string-value="CL_INVALID_HOST_PTR" calcext:value-type="string">
            <text:p>CL_INVALID_HOST_PTR</text:p>
          </table:table-cell>
          <table:table-cell table:formula="of:=['Error Codes'.C29]" office:value-type="float" office:value="1" calcext:value-type="float">
            <text:p>1</text:p>
          </table:table-cell>
          <table:table-cell table:formula="of:=['Error Codes'.D29]" office:value-type="float" office:value="1" calcext:value-type="float">
            <text:p>1</text:p>
          </table:table-cell>
          <table:table-cell table:formula="of:=['Error Codes'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0]" office:value-type="float" office:value="-38" calcext:value-type="float">
            <text:p>-38</text:p>
          </table:table-cell>
          <table:table-cell table:formula="of:=['Error Codes'.B30]" office:value-type="string" office:string-value="CL_INVALID_MEM_OBJECT" calcext:value-type="string">
            <text:p>CL_INVALID_MEM_OBJECT</text:p>
          </table:table-cell>
          <table:table-cell table:formula="of:=['Error Codes'.C30]" office:value-type="float" office:value="1" calcext:value-type="float">
            <text:p>1</text:p>
          </table:table-cell>
          <table:table-cell table:formula="of:=['Error Codes'.D30]" office:value-type="float" office:value="1" calcext:value-type="float">
            <text:p>1</text:p>
          </table:table-cell>
          <table:table-cell table:formula="of:=['Error Codes'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1]" office:value-type="float" office:value="-39" calcext:value-type="float">
            <text:p>-39</text:p>
          </table:table-cell>
          <table:table-cell table:formula="of:=['Error Codes'.B31]" office:value-type="string" office:string-value="CL_INVALID_IMAGE_FORMAT_DESCRIPTOR" calcext:value-type="string">
            <text:p>CL_INVALID_IMAGE_FORMAT_DESCRIPTOR</text:p>
          </table:table-cell>
          <table:table-cell table:formula="of:=['Error Codes'.C31]" office:value-type="float" office:value="1" calcext:value-type="float">
            <text:p>1</text:p>
          </table:table-cell>
          <table:table-cell table:formula="of:=['Error Codes'.D31]" office:value-type="float" office:value="1" calcext:value-type="float">
            <text:p>1</text:p>
          </table:table-cell>
          <table:table-cell table:formula="of:=['Error Codes'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2]" office:value-type="float" office:value="-40" calcext:value-type="float">
            <text:p>-40</text:p>
          </table:table-cell>
          <table:table-cell table:formula="of:=['Error Codes'.B32]" office:value-type="string" office:string-value="CL_INVALID_IMAGE_SIZE" calcext:value-type="string">
            <text:p>CL_INVALID_IMAGE_SIZE</text:p>
          </table:table-cell>
          <table:table-cell table:formula="of:=['Error Codes'.C32]" office:value-type="float" office:value="1" calcext:value-type="float">
            <text:p>1</text:p>
          </table:table-cell>
          <table:table-cell table:formula="of:=['Error Codes'.D32]" office:value-type="float" office:value="1" calcext:value-type="float">
            <text:p>1</text:p>
          </table:table-cell>
          <table:table-cell table:formula="of:=['Error Codes'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3]" office:value-type="float" office:value="-41" calcext:value-type="float">
            <text:p>-41</text:p>
          </table:table-cell>
          <table:table-cell table:formula="of:=['Error Codes'.B33]" office:value-type="string" office:string-value="CL_INVALID_SAMPLER" calcext:value-type="string">
            <text:p>CL_INVALID_SAMPLER</text:p>
          </table:table-cell>
          <table:table-cell table:formula="of:=['Error Codes'.C33]" office:value-type="float" office:value="1" calcext:value-type="float">
            <text:p>1</text:p>
          </table:table-cell>
          <table:table-cell table:formula="of:=['Error Codes'.D33]" office:value-type="float" office:value="1" calcext:value-type="float">
            <text:p>1</text:p>
          </table:table-cell>
          <table:table-cell table:formula="of:=['Error Codes'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4]" office:value-type="float" office:value="-42" calcext:value-type="float">
            <text:p>-42</text:p>
          </table:table-cell>
          <table:table-cell table:formula="of:=['Error Codes'.B34]" office:value-type="string" office:string-value="CL_INVALID_BINARY" calcext:value-type="string">
            <text:p>CL_INVALID_BINARY</text:p>
          </table:table-cell>
          <table:table-cell table:formula="of:=['Error Codes'.C34]" office:value-type="float" office:value="1" calcext:value-type="float">
            <text:p>1</text:p>
          </table:table-cell>
          <table:table-cell table:formula="of:=['Error Codes'.D34]" office:value-type="float" office:value="1" calcext:value-type="float">
            <text:p>1</text:p>
          </table:table-cell>
          <table:table-cell table:formula="of:=['Error Codes'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5]" office:value-type="float" office:value="-43" calcext:value-type="float">
            <text:p>-43</text:p>
          </table:table-cell>
          <table:table-cell table:formula="of:=['Error Codes'.B35]" office:value-type="string" office:string-value="CL_INVALID_BUILD_OPTIONS" calcext:value-type="string">
            <text:p>CL_INVALID_BUILD_OPTIONS</text:p>
          </table:table-cell>
          <table:table-cell table:formula="of:=['Error Codes'.C35]" office:value-type="float" office:value="1" calcext:value-type="float">
            <text:p>1</text:p>
          </table:table-cell>
          <table:table-cell table:formula="of:=['Error Codes'.D35]" office:value-type="float" office:value="1" calcext:value-type="float">
            <text:p>1</text:p>
          </table:table-cell>
          <table:table-cell table:formula="of:=['Error Codes'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6]" office:value-type="float" office:value="-44" calcext:value-type="float">
            <text:p>-44</text:p>
          </table:table-cell>
          <table:table-cell table:formula="of:=['Error Codes'.B36]" office:value-type="string" office:string-value="CL_INVALID_PROGRAM" calcext:value-type="string">
            <text:p>CL_INVALID_PROGRAM</text:p>
          </table:table-cell>
          <table:table-cell table:formula="of:=['Error Codes'.C36]" office:value-type="float" office:value="1" calcext:value-type="float">
            <text:p>1</text:p>
          </table:table-cell>
          <table:table-cell table:formula="of:=['Error Codes'.D36]" office:value-type="float" office:value="1" calcext:value-type="float">
            <text:p>1</text:p>
          </table:table-cell>
          <table:table-cell table:formula="of:=['Error Codes'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7]" office:value-type="float" office:value="-45" calcext:value-type="float">
            <text:p>-45</text:p>
          </table:table-cell>
          <table:table-cell table:formula="of:=['Error Codes'.B37]" office:value-type="string" office:string-value="CL_INVALID_PROGRAM_EXECUTABLE" calcext:value-type="string">
            <text:p>CL_INVALID_PROGRAM_EXECUTABLE</text:p>
          </table:table-cell>
          <table:table-cell table:formula="of:=['Error Codes'.C37]" office:value-type="float" office:value="1" calcext:value-type="float">
            <text:p>1</text:p>
          </table:table-cell>
          <table:table-cell table:formula="of:=['Error Codes'.D37]" office:value-type="float" office:value="1" calcext:value-type="float">
            <text:p>1</text:p>
          </table:table-cell>
          <table:table-cell table:formula="of:=['Error Codes'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8]" office:value-type="float" office:value="-46" calcext:value-type="float">
            <text:p>-46</text:p>
          </table:table-cell>
          <table:table-cell table:formula="of:=['Error Codes'.B38]" office:value-type="string" office:string-value="CL_INVALID_KERNEL_NAME" calcext:value-type="string">
            <text:p>CL_INVALID_KERNEL_NAME</text:p>
          </table:table-cell>
          <table:table-cell table:formula="of:=['Error Codes'.C38]" office:value-type="float" office:value="1" calcext:value-type="float">
            <text:p>1</text:p>
          </table:table-cell>
          <table:table-cell table:formula="of:=['Error Codes'.D38]" office:value-type="float" office:value="1" calcext:value-type="float">
            <text:p>1</text:p>
          </table:table-cell>
          <table:table-cell table:formula="of:=['Error Codes'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9]" office:value-type="float" office:value="-47" calcext:value-type="float">
            <text:p>-47</text:p>
          </table:table-cell>
          <table:table-cell table:formula="of:=['Error Codes'.B39]" office:value-type="string" office:string-value="CL_INVALID_KERNEL_DEFINITION" calcext:value-type="string">
            <text:p>CL_INVALID_KERNEL_DEFINITION</text:p>
          </table:table-cell>
          <table:table-cell table:formula="of:=['Error Codes'.C39]" office:value-type="float" office:value="1" calcext:value-type="float">
            <text:p>1</text:p>
          </table:table-cell>
          <table:table-cell table:formula="of:=['Error Codes'.D39]" office:value-type="float" office:value="1" calcext:value-type="float">
            <text:p>1</text:p>
          </table:table-cell>
          <table:table-cell table:formula="of:=['Error Codes'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0]" office:value-type="float" office:value="-48" calcext:value-type="float">
            <text:p>-48</text:p>
          </table:table-cell>
          <table:table-cell table:formula="of:=['Error Codes'.B40]" office:value-type="string" office:string-value="CL_INVALID_KERNEL" calcext:value-type="string">
            <text:p>CL_INVALID_KERNEL</text:p>
          </table:table-cell>
          <table:table-cell table:formula="of:=['Error Codes'.C40]" office:value-type="float" office:value="1" calcext:value-type="float">
            <text:p>1</text:p>
          </table:table-cell>
          <table:table-cell table:formula="of:=['Error Codes'.D40]" office:value-type="float" office:value="1" calcext:value-type="float">
            <text:p>1</text:p>
          </table:table-cell>
          <table:table-cell table:formula="of:=['Error Codes'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1]" office:value-type="float" office:value="-49" calcext:value-type="float">
            <text:p>-49</text:p>
          </table:table-cell>
          <table:table-cell table:formula="of:=['Error Codes'.B41]" office:value-type="string" office:string-value="CL_INVALID_ARG_INDEX" calcext:value-type="string">
            <text:p>CL_INVALID_ARG_INDEX</text:p>
          </table:table-cell>
          <table:table-cell table:formula="of:=['Error Codes'.C41]" office:value-type="float" office:value="1" calcext:value-type="float">
            <text:p>1</text:p>
          </table:table-cell>
          <table:table-cell table:formula="of:=['Error Codes'.D41]" office:value-type="float" office:value="1" calcext:value-type="float">
            <text:p>1</text:p>
          </table:table-cell>
          <table:table-cell table:formula="of:=['Error Codes'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2]" office:value-type="float" office:value="-50" calcext:value-type="float">
            <text:p>-50</text:p>
          </table:table-cell>
          <table:table-cell table:formula="of:=['Error Codes'.B42]" office:value-type="string" office:string-value="CL_INVALID_ARG_VALUE" calcext:value-type="string">
            <text:p>CL_INVALID_ARG_VALUE</text:p>
          </table:table-cell>
          <table:table-cell table:formula="of:=['Error Codes'.C42]" office:value-type="float" office:value="1" calcext:value-type="float">
            <text:p>1</text:p>
          </table:table-cell>
          <table:table-cell table:formula="of:=['Error Codes'.D42]" office:value-type="float" office:value="1" calcext:value-type="float">
            <text:p>1</text:p>
          </table:table-cell>
          <table:table-cell table:formula="of:=['Error Codes'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3]" office:value-type="float" office:value="-51" calcext:value-type="float">
            <text:p>-51</text:p>
          </table:table-cell>
          <table:table-cell table:formula="of:=['Error Codes'.B43]" office:value-type="string" office:string-value="CL_INVALID_ARG_SIZE" calcext:value-type="string">
            <text:p>CL_INVALID_ARG_SIZE</text:p>
          </table:table-cell>
          <table:table-cell table:formula="of:=['Error Codes'.C43]" office:value-type="float" office:value="1" calcext:value-type="float">
            <text:p>1</text:p>
          </table:table-cell>
          <table:table-cell table:formula="of:=['Error Codes'.D43]" office:value-type="float" office:value="1" calcext:value-type="float">
            <text:p>1</text:p>
          </table:table-cell>
          <table:table-cell table:formula="of:=['Error Codes'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4]" office:value-type="float" office:value="-52" calcext:value-type="float">
            <text:p>-52</text:p>
          </table:table-cell>
          <table:table-cell table:formula="of:=['Error Codes'.B44]" office:value-type="string" office:string-value="CL_INVALID_KERNEL_ARGS" calcext:value-type="string">
            <text:p>CL_INVALID_KERNEL_ARGS</text:p>
          </table:table-cell>
          <table:table-cell table:formula="of:=['Error Codes'.C44]" office:value-type="float" office:value="1" calcext:value-type="float">
            <text:p>1</text:p>
          </table:table-cell>
          <table:table-cell table:formula="of:=['Error Codes'.D44]" office:value-type="float" office:value="1" calcext:value-type="float">
            <text:p>1</text:p>
          </table:table-cell>
          <table:table-cell table:formula="of:=['Error Codes'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5]" office:value-type="float" office:value="-53" calcext:value-type="float">
            <text:p>-53</text:p>
          </table:table-cell>
          <table:table-cell table:formula="of:=['Error Codes'.B45]" office:value-type="string" office:string-value="CL_INVALID_WORK_DIMENSION" calcext:value-type="string">
            <text:p>CL_INVALID_WORK_DIMENSION</text:p>
          </table:table-cell>
          <table:table-cell table:formula="of:=['Error Codes'.C45]" office:value-type="float" office:value="1" calcext:value-type="float">
            <text:p>1</text:p>
          </table:table-cell>
          <table:table-cell table:formula="of:=['Error Codes'.D45]" office:value-type="float" office:value="1" calcext:value-type="float">
            <text:p>1</text:p>
          </table:table-cell>
          <table:table-cell table:formula="of:=['Error Codes'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6]" office:value-type="float" office:value="-54" calcext:value-type="float">
            <text:p>-54</text:p>
          </table:table-cell>
          <table:table-cell table:formula="of:=['Error Codes'.B46]" office:value-type="string" office:string-value="CL_INVALID_WORK_GROUP_SIZE" calcext:value-type="string">
            <text:p>CL_INVALID_WORK_GROUP_SIZE</text:p>
          </table:table-cell>
          <table:table-cell table:formula="of:=['Error Codes'.C46]" office:value-type="float" office:value="1" calcext:value-type="float">
            <text:p>1</text:p>
          </table:table-cell>
          <table:table-cell table:formula="of:=['Error Codes'.D46]" office:value-type="float" office:value="1" calcext:value-type="float">
            <text:p>1</text:p>
          </table:table-cell>
          <table:table-cell table:formula="of:=['Error Codes'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7]" office:value-type="float" office:value="-55" calcext:value-type="float">
            <text:p>-55</text:p>
          </table:table-cell>
          <table:table-cell table:formula="of:=['Error Codes'.B47]" office:value-type="string" office:string-value="CL_INVALID_WORK_ITEM_SIZE" calcext:value-type="string">
            <text:p>CL_INVALID_WORK_ITEM_SIZE</text:p>
          </table:table-cell>
          <table:table-cell table:formula="of:=['Error Codes'.C47]" office:value-type="float" office:value="1" calcext:value-type="float">
            <text:p>1</text:p>
          </table:table-cell>
          <table:table-cell table:formula="of:=['Error Codes'.D47]" office:value-type="float" office:value="1" calcext:value-type="float">
            <text:p>1</text:p>
          </table:table-cell>
          <table:table-cell table:formula="of:=['Error Codes'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8]" office:value-type="float" office:value="-56" calcext:value-type="float">
            <text:p>-56</text:p>
          </table:table-cell>
          <table:table-cell table:formula="of:=['Error Codes'.B48]" office:value-type="string" office:string-value="CL_INVALID_GLOBAL_OFFSET" calcext:value-type="string">
            <text:p>CL_INVALID_GLOBAL_OFFSET</text:p>
          </table:table-cell>
          <table:table-cell table:formula="of:=['Error Codes'.C48]" office:value-type="float" office:value="1" calcext:value-type="float">
            <text:p>1</text:p>
          </table:table-cell>
          <table:table-cell table:formula="of:=['Error Codes'.D48]" office:value-type="float" office:value="1" calcext:value-type="float">
            <text:p>1</text:p>
          </table:table-cell>
          <table:table-cell table:formula="of:=['Error Codes'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9]" office:value-type="float" office:value="-57" calcext:value-type="float">
            <text:p>-57</text:p>
          </table:table-cell>
          <table:table-cell table:formula="of:=['Error Codes'.B49]" office:value-type="string" office:string-value="CL_INVALID_EVENT_WAIT_LIST" calcext:value-type="string">
            <text:p>CL_INVALID_EVENT_WAIT_LIST</text:p>
          </table:table-cell>
          <table:table-cell table:formula="of:=['Error Codes'.C49]" office:value-type="float" office:value="1" calcext:value-type="float">
            <text:p>1</text:p>
          </table:table-cell>
          <table:table-cell table:formula="of:=['Error Codes'.D49]" office:value-type="float" office:value="1" calcext:value-type="float">
            <text:p>1</text:p>
          </table:table-cell>
          <table:table-cell table:formula="of:=['Error Codes'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0]" office:value-type="float" office:value="-58" calcext:value-type="float">
            <text:p>-58</text:p>
          </table:table-cell>
          <table:table-cell table:formula="of:=['Error Codes'.B50]" office:value-type="string" office:string-value="CL_INVALID_EVENT" calcext:value-type="string">
            <text:p>CL_INVALID_EVENT</text:p>
          </table:table-cell>
          <table:table-cell table:formula="of:=['Error Codes'.C50]" office:value-type="float" office:value="1" calcext:value-type="float">
            <text:p>1</text:p>
          </table:table-cell>
          <table:table-cell table:formula="of:=['Error Codes'.D50]" office:value-type="float" office:value="1" calcext:value-type="float">
            <text:p>1</text:p>
          </table:table-cell>
          <table:table-cell table:formula="of:=['Error Codes'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1]" office:value-type="float" office:value="-59" calcext:value-type="float">
            <text:p>-59</text:p>
          </table:table-cell>
          <table:table-cell table:formula="of:=['Error Codes'.B51]" office:value-type="string" office:string-value="CL_INVALID_OPERATION" calcext:value-type="string">
            <text:p>CL_INVALID_OPERATION</text:p>
          </table:table-cell>
          <table:table-cell table:formula="of:=['Error Codes'.C51]" office:value-type="float" office:value="1" calcext:value-type="float">
            <text:p>1</text:p>
          </table:table-cell>
          <table:table-cell table:formula="of:=['Error Codes'.D51]" office:value-type="float" office:value="1" calcext:value-type="float">
            <text:p>1</text:p>
          </table:table-cell>
          <table:table-cell table:formula="of:=['Error Codes'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2]" office:value-type="float" office:value="-60" calcext:value-type="float">
            <text:p>-60</text:p>
          </table:table-cell>
          <table:table-cell table:formula="of:=['Error Codes'.B52]" office:value-type="string" office:string-value="CL_INVALID_GL_OBJECT" calcext:value-type="string">
            <text:p>CL_INVALID_GL_OBJECT</text:p>
          </table:table-cell>
          <table:table-cell table:formula="of:=['Error Codes'.C52]" office:value-type="float" office:value="1" calcext:value-type="float">
            <text:p>1</text:p>
          </table:table-cell>
          <table:table-cell table:formula="of:=['Error Codes'.D52]" office:value-type="float" office:value="1" calcext:value-type="float">
            <text:p>1</text:p>
          </table:table-cell>
          <table:table-cell table:formula="of:=['Error Codes'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3]" office:value-type="float" office:value="-61" calcext:value-type="float">
            <text:p>-61</text:p>
          </table:table-cell>
          <table:table-cell table:formula="of:=['Error Codes'.B53]" office:value-type="string" office:string-value="CL_INVALID_BUFFER_SIZE" calcext:value-type="string">
            <text:p>CL_INVALID_BUFFER_SIZE</text:p>
          </table:table-cell>
          <table:table-cell table:formula="of:=['Error Codes'.C53]" office:value-type="float" office:value="1" calcext:value-type="float">
            <text:p>1</text:p>
          </table:table-cell>
          <table:table-cell table:formula="of:=['Error Codes'.D53]" office:value-type="float" office:value="1" calcext:value-type="float">
            <text:p>1</text:p>
          </table:table-cell>
          <table:table-cell table:formula="of:=['Error Codes'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4]" office:value-type="float" office:value="-62" calcext:value-type="float">
            <text:p>-62</text:p>
          </table:table-cell>
          <table:table-cell table:formula="of:=['Error Codes'.B54]" office:value-type="string" office:string-value="CL_INVALID_MIP_LEVEL" calcext:value-type="string">
            <text:p>CL_INVALID_MIP_LEVEL</text:p>
          </table:table-cell>
          <table:table-cell table:formula="of:=['Error Codes'.C54]" office:value-type="float" office:value="1" calcext:value-type="float">
            <text:p>1</text:p>
          </table:table-cell>
          <table:table-cell table:formula="of:=['Error Codes'.D54]" office:value-type="float" office:value="1" calcext:value-type="float">
            <text:p>1</text:p>
          </table:table-cell>
          <table:table-cell table:formula="of:=['Error Codes'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5]" office:value-type="float" office:value="-63" calcext:value-type="float">
            <text:p>-63</text:p>
          </table:table-cell>
          <table:table-cell table:formula="of:=['Error Codes'.B55]" office:value-type="string" office:string-value="CL_INVALID_GLOBAL_WORK_SIZE" calcext:value-type="string">
            <text:p>CL_INVALID_GLOBAL_WORK_SIZE</text:p>
          </table:table-cell>
          <table:table-cell table:formula="of:=['Error Codes'.C55]" office:value-type="float" office:value="1" calcext:value-type="float">
            <text:p>1</text:p>
          </table:table-cell>
          <table:table-cell table:formula="of:=['Error Codes'.D55]" office:value-type="float" office:value="1" calcext:value-type="float">
            <text:p>1</text:p>
          </table:table-cell>
          <table:table-cell table:formula="of:=['Error Codes'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6]" office:value-type="float" office:value="-64" calcext:value-type="float">
            <text:p>-64</text:p>
          </table:table-cell>
          <table:table-cell table:formula="of:=['Error Codes'.B56]" office:value-type="string" office:string-value="CL_INVALID_PROPERTY" calcext:value-type="string">
            <text:p>CL_INVALID_PROPERTY</text:p>
          </table:table-cell>
          <table:table-cell table:formula="of:=['Error Codes'.C56]" office:value-type="float" office:value="0" calcext:value-type="float">
            <text:p>0</text:p>
          </table:table-cell>
          <table:table-cell table:formula="of:=['Error Codes'.D56]" office:value-type="float" office:value="1" calcext:value-type="float">
            <text:p>1</text:p>
          </table:table-cell>
          <table:table-cell table:formula="of:=['Error Codes'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7]" office:value-type="float" office:value="-65" calcext:value-type="float">
            <text:p>-65</text:p>
          </table:table-cell>
          <table:table-cell table:formula="of:=['Error Codes'.B57]" office:value-type="string" office:string-value="CL_INVALID_IMAGE_DESCRIPTOR" calcext:value-type="string">
            <text:p>CL_INVALID_IMAGE_DESCRIPTOR</text:p>
          </table:table-cell>
          <table:table-cell table:formula="of:=['Error Codes'.C57]" office:value-type="float" office:value="0" calcext:value-type="float">
            <text:p>0</text:p>
          </table:table-cell>
          <table:table-cell table:formula="of:=['Error Codes'.D57]" office:value-type="float" office:value="0" calcext:value-type="float">
            <text:p>0</text:p>
          </table:table-cell>
          <table:table-cell table:formula="of:=['Error Codes'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8]" office:value-type="float" office:value="-66" calcext:value-type="float">
            <text:p>-66</text:p>
          </table:table-cell>
          <table:table-cell table:formula="of:=['Error Codes'.B58]" office:value-type="string" office:string-value="CL_INVALID_COMPILER_OPTIONS" calcext:value-type="string">
            <text:p>CL_INVALID_COMPILER_OPTIONS</text:p>
          </table:table-cell>
          <table:table-cell table:formula="of:=['Error Codes'.C58]" office:value-type="float" office:value="0" calcext:value-type="float">
            <text:p>0</text:p>
          </table:table-cell>
          <table:table-cell table:formula="of:=['Error Codes'.D58]" office:value-type="float" office:value="0" calcext:value-type="float">
            <text:p>0</text:p>
          </table:table-cell>
          <table:table-cell table:formula="of:=['Error Codes'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9]" office:value-type="float" office:value="-67" calcext:value-type="float">
            <text:p>-67</text:p>
          </table:table-cell>
          <table:table-cell table:formula="of:=['Error Codes'.B59]" office:value-type="string" office:string-value="CL_INVALID_LINKER_OPTIONS" calcext:value-type="string">
            <text:p>CL_INVALID_LINKER_OPTIONS</text:p>
          </table:table-cell>
          <table:table-cell table:formula="of:=['Error Codes'.C59]" office:value-type="float" office:value="0" calcext:value-type="float">
            <text:p>0</text:p>
          </table:table-cell>
          <table:table-cell table:formula="of:=['Error Codes'.D59]" office:value-type="float" office:value="0" calcext:value-type="float">
            <text:p>0</text:p>
          </table:table-cell>
          <table:table-cell table:formula="of:=['Error Codes'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0]" office:value-type="float" office:value="-68" calcext:value-type="float">
            <text:p>-68</text:p>
          </table:table-cell>
          <table:table-cell table:formula="of:=['Error Codes'.B60]" office:value-type="string" office:string-value="CL_INVALID_DEVICE_PARTITION_COUNT" calcext:value-type="string">
            <text:p>CL_INVALID_DEVICE_PARTITION_COUNT</text:p>
          </table:table-cell>
          <table:table-cell table:formula="of:=['Error Codes'.C60]" office:value-type="float" office:value="0" calcext:value-type="float">
            <text:p>0</text:p>
          </table:table-cell>
          <table:table-cell table:formula="of:=['Error Codes'.D60]" office:value-type="float" office:value="0" calcext:value-type="float">
            <text:p>0</text:p>
          </table:table-cell>
          <table:table-cell table:formula="of:=['Error Codes'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OpenCL Version</text:p>
          </table:table-cell>
          <table:covered-table-cell table:number-columns-repeated="5" table:style-name="ce14"/>
          <table:covered-table-cell table:number-columns-repeated="2" table:style-name="ce18"/>
          <table:table-cell table:style-name="ce14" table:number-columns-repeated="1016"/>
        </table:table-row>
        <table:table-row table:style-name="ro1">
          <table:table-cell table:formula="of:=['OpenCL Version'.A2]" office:value-type="float" office:value="1" calcext:value-type="float">
            <text:p>1</text:p>
          </table:table-cell>
          <table:table-cell table:formula="of:=['OpenCL Version'.B2]" office:value-type="string" office:string-value="CL_VERSION_1_0" calcext:value-type="string">
            <text:p>CL_VERSION_1_0</text:p>
          </table:table-cell>
          <table:table-cell table:formula="of:=['OpenCL Version'.C2]" office:value-type="float" office:value="1" calcext:value-type="float">
            <text:p>1</text:p>
          </table:table-cell>
          <table:table-cell table:formula="of:=['OpenCL Version'.D2]" office:value-type="float" office:value="1" calcext:value-type="float">
            <text:p>1</text:p>
          </table:table-cell>
          <table:table-cell table:formula="of:=['OpenCL Version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3]" office:value-type="float" office:value="1" calcext:value-type="float">
            <text:p>1</text:p>
          </table:table-cell>
          <table:table-cell table:formula="of:=['OpenCL Version'.B3]" office:value-type="string" office:string-value="CL_VERSION_1_1" calcext:value-type="string">
            <text:p>CL_VERSION_1_1</text:p>
          </table:table-cell>
          <table:table-cell table:formula="of:=['OpenCL Version'.C3]" office:value-type="float" office:value="0" calcext:value-type="float">
            <text:p>0</text:p>
          </table:table-cell>
          <table:table-cell table:formula="of:=['OpenCL Version'.D3]" office:value-type="float" office:value="1" calcext:value-type="float">
            <text:p>1</text:p>
          </table:table-cell>
          <table:table-cell table:formula="of:=['OpenCL Version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4]" office:value-type="float" office:value="1" calcext:value-type="float">
            <text:p>1</text:p>
          </table:table-cell>
          <table:table-cell table:formula="of:=['OpenCL Version'.B4]" office:value-type="string" office:string-value="CL_VERSION_1_2" calcext:value-type="string">
            <text:p>CL_VERSION_1_2</text:p>
          </table:table-cell>
          <table:table-cell table:formula="of:=['OpenCL Version'.C4]" office:value-type="float" office:value="0" calcext:value-type="float">
            <text:p>0</text:p>
          </table:table-cell>
          <table:table-cell table:formula="of:=['OpenCL Version'.D4]" office:value-type="float" office:value="0" calcext:value-type="float">
            <text:p>0</text:p>
          </table:table-cell>
          <table:table-cell table:formula="of:=['OpenCL Version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bool</text:p>
          </table:table-cell>
          <table:covered-table-cell table:number-columns-repeated="5" table:style-name="ce14"/>
          <table:covered-table-cell table:number-columns-repeated="2" table:style-name="ce18"/>
          <table:table-cell table:style-name="ce14" table:number-columns-repeated="1016"/>
        </table:table-row>
        <table:table-row table:style-name="ro1">
          <table:table-cell table:formula="of:=[cl_bool.A2]" office:value-type="float" office:value="0" calcext:value-type="float">
            <text:p>0</text:p>
          </table:table-cell>
          <table:table-cell table:formula="of:=[cl_bool.B2]" office:value-type="string" office:string-value="CL_FALSE" calcext:value-type="string">
            <text:p>CL_FALSE</text:p>
          </table:table-cell>
          <table:table-cell table:formula="of:=[cl_bool.C2]" office:value-type="float" office:value="1" calcext:value-type="float">
            <text:p>1</text:p>
          </table:table-cell>
          <table:table-cell table:formula="of:=[cl_bool.D2]" office:value-type="float" office:value="1" calcext:value-type="float">
            <text:p>1</text:p>
          </table:table-cell>
          <table:table-cell table:formula="of:=[cl_bool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3]" office:value-type="float" office:value="1" calcext:value-type="float">
            <text:p>1</text:p>
          </table:table-cell>
          <table:table-cell table:formula="of:=[cl_bool.B3]" office:value-type="string" office:string-value="CL_TRUE" calcext:value-type="string">
            <text:p>CL_TRUE</text:p>
          </table:table-cell>
          <table:table-cell table:formula="of:=[cl_bool.C3]" office:value-type="float" office:value="1" calcext:value-type="float">
            <text:p>1</text:p>
          </table:table-cell>
          <table:table-cell table:formula="of:=[cl_bool.D3]" office:value-type="float" office:value="1" calcext:value-type="float">
            <text:p>1</text:p>
          </table:table-cell>
          <table:table-cell table:formula="of:=[cl_bool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4]" office:value-type="string" office:string-value="CL_TRUE" calcext:value-type="string">
            <text:p>CL_TRUE</text:p>
          </table:table-cell>
          <table:table-cell table:formula="of:=[cl_bool.B4]" office:value-type="string" office:string-value="CL_BLOCKING" calcext:value-type="string">
            <text:p>CL_BLOCKING</text:p>
          </table:table-cell>
          <table:table-cell table:formula="of:=[cl_bool.C4]" office:value-type="float" office:value="0" calcext:value-type="float">
            <text:p>0</text:p>
          </table:table-cell>
          <table:table-cell table:formula="of:=[cl_bool.D4]" office:value-type="float" office:value="0" calcext:value-type="float">
            <text:p>0</text:p>
          </table:table-cell>
          <table:table-cell table:formula="of:=[cl_bool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5]" office:value-type="string" office:string-value="CL_FALSE" calcext:value-type="string">
            <text:p>CL_FALSE</text:p>
          </table:table-cell>
          <table:table-cell table:formula="of:=[cl_bool.B5]" office:value-type="string" office:string-value="CL_NON_BLOCKING" calcext:value-type="string">
            <text:p>CL_NON_BLOCKING</text:p>
          </table:table-cell>
          <table:table-cell table:formula="of:=[cl_bool.C5]" office:value-type="float" office:value="0" calcext:value-type="float">
            <text:p>0</text:p>
          </table:table-cell>
          <table:table-cell table:formula="of:=[cl_bool.D5]" office:value-type="float" office:value="0" calcext:value-type="float">
            <text:p>0</text:p>
          </table:table-cell>
          <table:table-cell table:formula="of:=[cl_bool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7" table:number-rows-spanned="1">
            <text:p># cl_platform_info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platform_info.A2]" office:value-type="string" office:string-value="0x0900" calcext:value-type="string">
            <text:p>0x0900</text:p>
          </table:table-cell>
          <table:table-cell table:formula="of:=[cl_platform_info.B2]" office:value-type="string" office:string-value="CL_PLATFORM_PROFILE" calcext:value-type="string">
            <text:p>CL_PLATFORM_PROFILE</text:p>
          </table:table-cell>
          <table:table-cell table:formula="of:=[cl_platform_info.C2]" office:value-type="float" office:value="1" calcext:value-type="float">
            <text:p>1</text:p>
          </table:table-cell>
          <table:table-cell table:formula="of:=[cl_platform_info.D2]" office:value-type="float" office:value="1" calcext:value-type="float">
            <text:p>1</text:p>
          </table:table-cell>
          <table:table-cell table:formula="of:=[cl_platfor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3]" office:value-type="string" office:string-value="0x0901" calcext:value-type="string">
            <text:p>0x0901</text:p>
          </table:table-cell>
          <table:table-cell table:formula="of:=[cl_platform_info.B3]" office:value-type="string" office:string-value="CL_PLATFORM_VERSION" calcext:value-type="string">
            <text:p>CL_PLATFORM_VERSION</text:p>
          </table:table-cell>
          <table:table-cell table:formula="of:=[cl_platform_info.C3]" office:value-type="float" office:value="1" calcext:value-type="float">
            <text:p>1</text:p>
          </table:table-cell>
          <table:table-cell table:formula="of:=[cl_platform_info.D3]" office:value-type="float" office:value="1" calcext:value-type="float">
            <text:p>1</text:p>
          </table:table-cell>
          <table:table-cell table:formula="of:=[cl_platfor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4]" office:value-type="string" office:string-value="0x0902" calcext:value-type="string">
            <text:p>0x0902</text:p>
          </table:table-cell>
          <table:table-cell table:formula="of:=[cl_platform_info.B4]" office:value-type="string" office:string-value="CL_PLATFORM_NAME" calcext:value-type="string">
            <text:p>CL_PLATFORM_NAME</text:p>
          </table:table-cell>
          <table:table-cell table:formula="of:=[cl_platform_info.C4]" office:value-type="float" office:value="1" calcext:value-type="float">
            <text:p>1</text:p>
          </table:table-cell>
          <table:table-cell table:formula="of:=[cl_platform_info.D4]" office:value-type="float" office:value="1" calcext:value-type="float">
            <text:p>1</text:p>
          </table:table-cell>
          <table:table-cell table:formula="of:=[cl_platfor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5]" office:value-type="string" office:string-value="0x0903" calcext:value-type="string">
            <text:p>0x0903</text:p>
          </table:table-cell>
          <table:table-cell table:formula="of:=[cl_platform_info.B5]" office:value-type="string" office:string-value="CL_PLATFORM_VENDOR" calcext:value-type="string">
            <text:p>CL_PLATFORM_VENDOR</text:p>
          </table:table-cell>
          <table:table-cell table:formula="of:=[cl_platform_info.C5]" office:value-type="float" office:value="1" calcext:value-type="float">
            <text:p>1</text:p>
          </table:table-cell>
          <table:table-cell table:formula="of:=[cl_platform_info.D5]" office:value-type="float" office:value="1" calcext:value-type="float">
            <text:p>1</text:p>
          </table:table-cell>
          <table:table-cell table:formula="of:=[cl_platfor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6]" office:value-type="string" office:string-value="0x0904" calcext:value-type="string">
            <text:p>0x0904</text:p>
          </table:table-cell>
          <table:table-cell table:formula="of:=[cl_platform_info.B6]" office:value-type="string" office:string-value="CL_PLATFORM_EXTENSIONS" calcext:value-type="string">
            <text:p>CL_PLATFORM_EXTENSIONS</text:p>
          </table:table-cell>
          <table:table-cell table:formula="of:=[cl_platform_info.C6]" office:value-type="float" office:value="1" calcext:value-type="float">
            <text:p>1</text:p>
          </table:table-cell>
          <table:table-cell table:formula="of:=[cl_platform_info.D6]" office:value-type="float" office:value="1" calcext:value-type="float">
            <text:p>1</text:p>
          </table:table-cell>
          <table:table-cell table:formula="of:=[cl_platfor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type.A2]" office:value-type="string" office:string-value="(1 &lt;&lt; 0)" calcext:value-type="string">
            <text:p>(1 &lt;&lt; 0)</text:p>
          </table:table-cell>
          <table:table-cell table:formula="of:=[cl_device_type.B2]" office:value-type="string" office:string-value="CL_DEVICE_TYPE_DEFAULT" calcext:value-type="string">
            <text:p>CL_DEVICE_TYPE_DEFAULT</text:p>
          </table:table-cell>
          <table:table-cell table:formula="of:=[cl_device_type.C2]" office:value-type="float" office:value="1" calcext:value-type="float">
            <text:p>1</text:p>
          </table:table-cell>
          <table:table-cell table:formula="of:=[cl_device_type.D2]" office:value-type="float" office:value="1" calcext:value-type="float">
            <text:p>1</text:p>
          </table:table-cell>
          <table:table-cell table:formula="of:=[cl_devic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3]" office:value-type="string" office:string-value="(1 &lt;&lt; 1)" calcext:value-type="string">
            <text:p>(1 &lt;&lt; 1)</text:p>
          </table:table-cell>
          <table:table-cell table:formula="of:=[cl_device_type.B3]" office:value-type="string" office:string-value="CL_DEVICE_TYPE_CPU" calcext:value-type="string">
            <text:p>CL_DEVICE_TYPE_CPU</text:p>
          </table:table-cell>
          <table:table-cell table:formula="of:=[cl_device_type.C3]" office:value-type="float" office:value="1" calcext:value-type="float">
            <text:p>1</text:p>
          </table:table-cell>
          <table:table-cell table:formula="of:=[cl_device_type.D3]" office:value-type="float" office:value="1" calcext:value-type="float">
            <text:p>1</text:p>
          </table:table-cell>
          <table:table-cell table:formula="of:=[cl_devic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4]" office:value-type="string" office:string-value="(1 &lt;&lt; 2)" calcext:value-type="string">
            <text:p>(1 &lt;&lt; 2)</text:p>
          </table:table-cell>
          <table:table-cell table:formula="of:=[cl_device_type.B4]" office:value-type="string" office:string-value="CL_DEVICE_TYPE_GPU" calcext:value-type="string">
            <text:p>CL_DEVICE_TYPE_GPU</text:p>
          </table:table-cell>
          <table:table-cell table:formula="of:=[cl_device_type.C4]" office:value-type="float" office:value="1" calcext:value-type="float">
            <text:p>1</text:p>
          </table:table-cell>
          <table:table-cell table:formula="of:=[cl_device_type.D4]" office:value-type="float" office:value="1" calcext:value-type="float">
            <text:p>1</text:p>
          </table:table-cell>
          <table:table-cell table:formula="of:=[cl_devic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5]" office:value-type="string" office:string-value="(1 &lt;&lt; 3)" calcext:value-type="string">
            <text:p>(1 &lt;&lt; 3)</text:p>
          </table:table-cell>
          <table:table-cell table:formula="of:=[cl_device_type.B5]" office:value-type="string" office:string-value="CL_DEVICE_TYPE_ACCELERATOR" calcext:value-type="string">
            <text:p>CL_DEVICE_TYPE_ACCELERATOR</text:p>
          </table:table-cell>
          <table:table-cell table:formula="of:=[cl_device_type.C5]" office:value-type="float" office:value="1" calcext:value-type="float">
            <text:p>1</text:p>
          </table:table-cell>
          <table:table-cell table:formula="of:=[cl_device_type.D5]" office:value-type="float" office:value="1" calcext:value-type="float">
            <text:p>1</text:p>
          </table:table-cell>
          <table:table-cell table:formula="of:=[cl_device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6]" office:value-type="string" office:string-value="(1 &lt;&lt; 4)" calcext:value-type="string">
            <text:p>(1 &lt;&lt; 4)</text:p>
          </table:table-cell>
          <table:table-cell table:formula="of:=[cl_device_type.B6]" office:value-type="string" office:string-value="CL_DEVICE_TYPE_CUSTOM" calcext:value-type="string">
            <text:p>CL_DEVICE_TYPE_CUSTOM</text:p>
          </table:table-cell>
          <table:table-cell table:formula="of:=[cl_device_type.C6]" office:value-type="float" office:value="0" calcext:value-type="float">
            <text:p>0</text:p>
          </table:table-cell>
          <table:table-cell table:formula="of:=[cl_device_type.D6]" office:value-type="float" office:value="0" calcext:value-type="float">
            <text:p>0</text:p>
          </table:table-cell>
          <table:table-cell table:formula="of:=[cl_device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7]" office:value-type="string" office:string-value="0xFFFFFFFF" calcext:value-type="string">
            <text:p>0xFFFFFFFF</text:p>
          </table:table-cell>
          <table:table-cell table:formula="of:=[cl_device_type.B7]" office:value-type="string" office:string-value="CL_DEVICE_TYPE_ALL" calcext:value-type="string">
            <text:p>CL_DEVICE_TYPE_ALL</text:p>
          </table:table-cell>
          <table:table-cell table:formula="of:=[cl_device_type.C7]" office:value-type="float" office:value="1" calcext:value-type="float">
            <text:p>1</text:p>
          </table:table-cell>
          <table:table-cell table:formula="of:=[cl_device_type.D7]" office:value-type="float" office:value="1" calcext:value-type="float">
            <text:p>1</text:p>
          </table:table-cell>
          <table:table-cell table:formula="of:=[cl_device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info.A2]" office:value-type="string" office:string-value="0x1000" calcext:value-type="string">
            <text:p>0x1000</text:p>
          </table:table-cell>
          <table:table-cell table:formula="of:=[cl_device_info.B2]" office:value-type="string" office:string-value="CL_DEVICE_TYPE" calcext:value-type="string">
            <text:p>CL_DEVICE_TYPE</text:p>
          </table:table-cell>
          <table:table-cell table:formula="of:=[cl_device_info.C2]" office:value-type="float" office:value="1" calcext:value-type="float">
            <text:p>1</text:p>
          </table:table-cell>
          <table:table-cell table:formula="of:=[cl_device_info.D2]" office:value-type="float" office:value="1" calcext:value-type="float">
            <text:p>1</text:p>
          </table:table-cell>
          <table:table-cell table:formula="of:=[cl_devic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]" office:value-type="string" office:string-value="0x1001" calcext:value-type="string">
            <text:p>0x1001</text:p>
          </table:table-cell>
          <table:table-cell table:formula="of:=[cl_device_info.B3]" office:value-type="string" office:string-value="CL_DEVICE_VENDOR_ID" calcext:value-type="string">
            <text:p>CL_DEVICE_VENDOR_ID</text:p>
          </table:table-cell>
          <table:table-cell table:formula="of:=[cl_device_info.C3]" office:value-type="float" office:value="1" calcext:value-type="float">
            <text:p>1</text:p>
          </table:table-cell>
          <table:table-cell table:formula="of:=[cl_device_info.D3]" office:value-type="float" office:value="1" calcext:value-type="float">
            <text:p>1</text:p>
          </table:table-cell>
          <table:table-cell table:formula="of:=[cl_devic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]" office:value-type="string" office:string-value="0x1002" calcext:value-type="string">
            <text:p>0x1002</text:p>
          </table:table-cell>
          <table:table-cell table:formula="of:=[cl_device_info.B4]" office:value-type="string" office:string-value="CL_DEVICE_MAX_COMPUTE_UNITS" calcext:value-type="string">
            <text:p>CL_DEVICE_MAX_COMPUTE_UNITS</text:p>
          </table:table-cell>
          <table:table-cell table:formula="of:=[cl_device_info.C4]" office:value-type="float" office:value="1" calcext:value-type="float">
            <text:p>1</text:p>
          </table:table-cell>
          <table:table-cell table:formula="of:=[cl_device_info.D4]" office:value-type="float" office:value="1" calcext:value-type="float">
            <text:p>1</text:p>
          </table:table-cell>
          <table:table-cell table:formula="of:=[cl_devic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]" office:value-type="string" office:string-value="0x1003" calcext:value-type="string">
            <text:p>0x1003</text:p>
          </table:table-cell>
          <table:table-cell table:formula="of:=[cl_device_info.B5]" office:value-type="string" office:string-value="CL_DEVICE_MAX_WORK_ITEM_DIMENSIONS" calcext:value-type="string">
            <text:p>CL_DEVICE_MAX_WORK_ITEM_DIMENSIONS</text:p>
          </table:table-cell>
          <table:table-cell table:formula="of:=[cl_device_info.C5]" office:value-type="float" office:value="1" calcext:value-type="float">
            <text:p>1</text:p>
          </table:table-cell>
          <table:table-cell table:formula="of:=[cl_device_info.D5]" office:value-type="float" office:value="1" calcext:value-type="float">
            <text:p>1</text:p>
          </table:table-cell>
          <table:table-cell table:formula="of:=[cl_devic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]" office:value-type="string" office:string-value="0x1004" calcext:value-type="string">
            <text:p>0x1004</text:p>
          </table:table-cell>
          <table:table-cell table:formula="of:=[cl_device_info.B6]" office:value-type="string" office:string-value="CL_DEVICE_MAX_WORK_GROUP_SIZE" calcext:value-type="string">
            <text:p>CL_DEVICE_MAX_WORK_GROUP_SIZE</text:p>
          </table:table-cell>
          <table:table-cell table:formula="of:=[cl_device_info.C6]" office:value-type="float" office:value="1" calcext:value-type="float">
            <text:p>1</text:p>
          </table:table-cell>
          <table:table-cell table:formula="of:=[cl_device_info.D6]" office:value-type="float" office:value="1" calcext:value-type="float">
            <text:p>1</text:p>
          </table:table-cell>
          <table:table-cell table:formula="of:=[cl_devic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]" office:value-type="string" office:string-value="0x1005" calcext:value-type="string">
            <text:p>0x1005</text:p>
          </table:table-cell>
          <table:table-cell table:formula="of:=[cl_device_info.B7]" office:value-type="string" office:string-value="CL_DEVICE_MAX_WORK_ITEM_SIZES" calcext:value-type="string">
            <text:p>CL_DEVICE_MAX_WORK_ITEM_SIZES</text:p>
          </table:table-cell>
          <table:table-cell table:formula="of:=[cl_device_info.C7]" office:value-type="float" office:value="1" calcext:value-type="float">
            <text:p>1</text:p>
          </table:table-cell>
          <table:table-cell table:formula="of:=[cl_device_info.D7]" office:value-type="float" office:value="1" calcext:value-type="float">
            <text:p>1</text:p>
          </table:table-cell>
          <table:table-cell table:formula="of:=[cl_devic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8]" office:value-type="string" office:string-value="0x1006" calcext:value-type="string">
            <text:p>0x1006</text:p>
          </table:table-cell>
          <table:table-cell table:formula="of:=[cl_device_info.B8]" office:value-type="string" office:string-value="CL_DEVICE_PREFERRED_VECTOR_WIDTH_CHAR" calcext:value-type="string">
            <text:p>CL_DEVICE_PREFERRED_VECTOR_WIDTH_CHAR</text:p>
          </table:table-cell>
          <table:table-cell table:formula="of:=[cl_device_info.C8]" office:value-type="float" office:value="1" calcext:value-type="float">
            <text:p>1</text:p>
          </table:table-cell>
          <table:table-cell table:formula="of:=[cl_device_info.D8]" office:value-type="float" office:value="1" calcext:value-type="float">
            <text:p>1</text:p>
          </table:table-cell>
          <table:table-cell table:formula="of:=[cl_devic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9]" office:value-type="string" office:string-value="0x1007" calcext:value-type="string">
            <text:p>0x1007</text:p>
          </table:table-cell>
          <table:table-cell table:formula="of:=[cl_device_info.B9]" office:value-type="string" office:string-value="CL_DEVICE_PREFERRED_VECTOR_WIDTH_SHORT" calcext:value-type="string">
            <text:p>CL_DEVICE_PREFERRED_VECTOR_WIDTH_SHORT</text:p>
          </table:table-cell>
          <table:table-cell table:formula="of:=[cl_device_info.C9]" office:value-type="float" office:value="1" calcext:value-type="float">
            <text:p>1</text:p>
          </table:table-cell>
          <table:table-cell table:formula="of:=[cl_device_info.D9]" office:value-type="float" office:value="1" calcext:value-type="float">
            <text:p>1</text:p>
          </table:table-cell>
          <table:table-cell table:formula="of:=[cl_devic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0]" office:value-type="string" office:string-value="0x1008" calcext:value-type="string">
            <text:p>0x1008</text:p>
          </table:table-cell>
          <table:table-cell table:formula="of:=[cl_device_info.B10]" office:value-type="string" office:string-value="CL_DEVICE_PREFERRED_VECTOR_WIDTH_INT" calcext:value-type="string">
            <text:p>CL_DEVICE_PREFERRED_VECTOR_WIDTH_INT</text:p>
          </table:table-cell>
          <table:table-cell table:formula="of:=[cl_device_info.C10]" office:value-type="float" office:value="1" calcext:value-type="float">
            <text:p>1</text:p>
          </table:table-cell>
          <table:table-cell table:formula="of:=[cl_device_info.D10]" office:value-type="float" office:value="1" calcext:value-type="float">
            <text:p>1</text:p>
          </table:table-cell>
          <table:table-cell table:formula="of:=[cl_devic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1]" office:value-type="string" office:string-value="0x1009" calcext:value-type="string">
            <text:p>0x1009</text:p>
          </table:table-cell>
          <table:table-cell table:formula="of:=[cl_device_info.B11]" office:value-type="string" office:string-value="CL_DEVICE_PREFERRED_VECTOR_WIDTH_LONG" calcext:value-type="string">
            <text:p>CL_DEVICE_PREFERRED_VECTOR_WIDTH_LONG</text:p>
          </table:table-cell>
          <table:table-cell table:formula="of:=[cl_device_info.C11]" office:value-type="float" office:value="1" calcext:value-type="float">
            <text:p>1</text:p>
          </table:table-cell>
          <table:table-cell table:formula="of:=[cl_device_info.D11]" office:value-type="float" office:value="1" calcext:value-type="float">
            <text:p>1</text:p>
          </table:table-cell>
          <table:table-cell table:formula="of:=[cl_devic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2]" office:value-type="string" office:string-value="0x100A" calcext:value-type="string">
            <text:p>0x100A</text:p>
          </table:table-cell>
          <table:table-cell table:formula="of:=[cl_device_info.B12]" office:value-type="string" office:string-value="CL_DEVICE_PREFERRED_VECTOR_WIDTH_FLOAT" calcext:value-type="string">
            <text:p>CL_DEVICE_PREFERRED_VECTOR_WIDTH_FLOAT</text:p>
          </table:table-cell>
          <table:table-cell table:formula="of:=[cl_device_info.C12]" office:value-type="float" office:value="1" calcext:value-type="float">
            <text:p>1</text:p>
          </table:table-cell>
          <table:table-cell table:formula="of:=[cl_device_info.D12]" office:value-type="float" office:value="1" calcext:value-type="float">
            <text:p>1</text:p>
          </table:table-cell>
          <table:table-cell table:formula="of:=[cl_devic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3]" office:value-type="string" office:string-value="0x100B" calcext:value-type="string">
            <text:p>0x100B</text:p>
          </table:table-cell>
          <table:table-cell table:formula="of:=[cl_device_info.B13]" office:value-type="string" office:string-value="CL_DEVICE_PREFERRED_VECTOR_WIDTH_DOUBLE" calcext:value-type="string">
            <text:p>CL_DEVICE_PREFERRED_VECTOR_WIDTH_DOUBLE</text:p>
          </table:table-cell>
          <table:table-cell table:formula="of:=[cl_device_info.C13]" office:value-type="float" office:value="1" calcext:value-type="float">
            <text:p>1</text:p>
          </table:table-cell>
          <table:table-cell table:formula="of:=[cl_device_info.D13]" office:value-type="float" office:value="1" calcext:value-type="float">
            <text:p>1</text:p>
          </table:table-cell>
          <table:table-cell table:formula="of:=[cl_device_info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4]" office:value-type="string" office:string-value="0x100C" calcext:value-type="string">
            <text:p>0x100C</text:p>
          </table:table-cell>
          <table:table-cell table:formula="of:=[cl_device_info.B14]" office:value-type="string" office:string-value="CL_DEVICE_MAX_CLOCK_FREQUENCY" calcext:value-type="string">
            <text:p>CL_DEVICE_MAX_CLOCK_FREQUENCY</text:p>
          </table:table-cell>
          <table:table-cell table:formula="of:=[cl_device_info.C14]" office:value-type="float" office:value="1" calcext:value-type="float">
            <text:p>1</text:p>
          </table:table-cell>
          <table:table-cell table:formula="of:=[cl_device_info.D14]" office:value-type="float" office:value="1" calcext:value-type="float">
            <text:p>1</text:p>
          </table:table-cell>
          <table:table-cell table:formula="of:=[cl_device_info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5]" office:value-type="string" office:string-value="0x100D" calcext:value-type="string">
            <text:p>0x100D</text:p>
          </table:table-cell>
          <table:table-cell table:formula="of:=[cl_device_info.B15]" office:value-type="string" office:string-value="CL_DEVICE_ADDRESS_BITS" calcext:value-type="string">
            <text:p>CL_DEVICE_ADDRESS_BITS</text:p>
          </table:table-cell>
          <table:table-cell table:formula="of:=[cl_device_info.C15]" office:value-type="float" office:value="1" calcext:value-type="float">
            <text:p>1</text:p>
          </table:table-cell>
          <table:table-cell table:formula="of:=[cl_device_info.D15]" office:value-type="float" office:value="1" calcext:value-type="float">
            <text:p>1</text:p>
          </table:table-cell>
          <table:table-cell table:formula="of:=[cl_device_info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6]" office:value-type="string" office:string-value="0x100E" calcext:value-type="string">
            <text:p>0x100E</text:p>
          </table:table-cell>
          <table:table-cell table:formula="of:=[cl_device_info.B16]" office:value-type="string" office:string-value="CL_DEVICE_MAX_READ_IMAGE_ARGS" calcext:value-type="string">
            <text:p>CL_DEVICE_MAX_READ_IMAGE_ARGS</text:p>
          </table:table-cell>
          <table:table-cell table:formula="of:=[cl_device_info.C16]" office:value-type="float" office:value="1" calcext:value-type="float">
            <text:p>1</text:p>
          </table:table-cell>
          <table:table-cell table:formula="of:=[cl_device_info.D16]" office:value-type="float" office:value="1" calcext:value-type="float">
            <text:p>1</text:p>
          </table:table-cell>
          <table:table-cell table:formula="of:=[cl_device_info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7]" office:value-type="string" office:string-value="0x100F" calcext:value-type="string">
            <text:p>0x100F</text:p>
          </table:table-cell>
          <table:table-cell table:formula="of:=[cl_device_info.B17]" office:value-type="string" office:string-value="CL_DEVICE_MAX_WRITE_IMAGE_ARGS" calcext:value-type="string">
            <text:p>CL_DEVICE_MAX_WRITE_IMAGE_ARGS</text:p>
          </table:table-cell>
          <table:table-cell table:formula="of:=[cl_device_info.C17]" office:value-type="float" office:value="1" calcext:value-type="float">
            <text:p>1</text:p>
          </table:table-cell>
          <table:table-cell table:formula="of:=[cl_device_info.D17]" office:value-type="float" office:value="1" calcext:value-type="float">
            <text:p>1</text:p>
          </table:table-cell>
          <table:table-cell table:formula="of:=[cl_device_info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8]" office:value-type="string" office:string-value="0x1010" calcext:value-type="string">
            <text:p>0x1010</text:p>
          </table:table-cell>
          <table:table-cell table:formula="of:=[cl_device_info.B18]" office:value-type="string" office:string-value="CL_DEVICE_MAX_MEM_ALLOC_SIZE" calcext:value-type="string">
            <text:p>CL_DEVICE_MAX_MEM_ALLOC_SIZE</text:p>
          </table:table-cell>
          <table:table-cell table:formula="of:=[cl_device_info.C18]" office:value-type="float" office:value="1" calcext:value-type="float">
            <text:p>1</text:p>
          </table:table-cell>
          <table:table-cell table:formula="of:=[cl_device_info.D18]" office:value-type="float" office:value="1" calcext:value-type="float">
            <text:p>1</text:p>
          </table:table-cell>
          <table:table-cell table:formula="of:=[cl_device_info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9]" office:value-type="string" office:string-value="0x1011" calcext:value-type="string">
            <text:p>0x1011</text:p>
          </table:table-cell>
          <table:table-cell table:formula="of:=[cl_device_info.B19]" office:value-type="string" office:string-value="CL_DEVICE_IMAGE2D_MAX_WIDTH" calcext:value-type="string">
            <text:p>CL_DEVICE_IMAGE2D_MAX_WIDTH</text:p>
          </table:table-cell>
          <table:table-cell table:formula="of:=[cl_device_info.C19]" office:value-type="float" office:value="1" calcext:value-type="float">
            <text:p>1</text:p>
          </table:table-cell>
          <table:table-cell table:formula="of:=[cl_device_info.D19]" office:value-type="float" office:value="1" calcext:value-type="float">
            <text:p>1</text:p>
          </table:table-cell>
          <table:table-cell table:formula="of:=[cl_device_info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0]" office:value-type="string" office:string-value="0x1012" calcext:value-type="string">
            <text:p>0x1012</text:p>
          </table:table-cell>
          <table:table-cell table:formula="of:=[cl_device_info.B20]" office:value-type="string" office:string-value="CL_DEVICE_IMAGE2D_MAX_HEIGHT" calcext:value-type="string">
            <text:p>CL_DEVICE_IMAGE2D_MAX_HEIGHT</text:p>
          </table:table-cell>
          <table:table-cell table:formula="of:=[cl_device_info.C20]" office:value-type="float" office:value="1" calcext:value-type="float">
            <text:p>1</text:p>
          </table:table-cell>
          <table:table-cell table:formula="of:=[cl_device_info.D20]" office:value-type="float" office:value="1" calcext:value-type="float">
            <text:p>1</text:p>
          </table:table-cell>
          <table:table-cell table:formula="of:=[cl_device_info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1]" office:value-type="string" office:string-value="0x1013" calcext:value-type="string">
            <text:p>0x1013</text:p>
          </table:table-cell>
          <table:table-cell table:formula="of:=[cl_device_info.B21]" office:value-type="string" office:string-value="CL_DEVICE_IMAGE3D_MAX_WIDTH" calcext:value-type="string">
            <text:p>CL_DEVICE_IMAGE3D_MAX_WIDTH</text:p>
          </table:table-cell>
          <table:table-cell table:formula="of:=[cl_device_info.C21]" office:value-type="float" office:value="1" calcext:value-type="float">
            <text:p>1</text:p>
          </table:table-cell>
          <table:table-cell table:formula="of:=[cl_device_info.D21]" office:value-type="float" office:value="1" calcext:value-type="float">
            <text:p>1</text:p>
          </table:table-cell>
          <table:table-cell table:formula="of:=[cl_device_info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2]" office:value-type="string" office:string-value="0x1014" calcext:value-type="string">
            <text:p>0x1014</text:p>
          </table:table-cell>
          <table:table-cell table:formula="of:=[cl_device_info.B22]" office:value-type="string" office:string-value="CL_DEVICE_IMAGE3D_MAX_HEIGHT" calcext:value-type="string">
            <text:p>CL_DEVICE_IMAGE3D_MAX_HEIGHT</text:p>
          </table:table-cell>
          <table:table-cell table:formula="of:=[cl_device_info.C22]" office:value-type="float" office:value="1" calcext:value-type="float">
            <text:p>1</text:p>
          </table:table-cell>
          <table:table-cell table:formula="of:=[cl_device_info.D22]" office:value-type="float" office:value="1" calcext:value-type="float">
            <text:p>1</text:p>
          </table:table-cell>
          <table:table-cell table:formula="of:=[cl_device_info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3]" office:value-type="string" office:string-value="0x1015" calcext:value-type="string">
            <text:p>0x1015</text:p>
          </table:table-cell>
          <table:table-cell table:formula="of:=[cl_device_info.B23]" office:value-type="string" office:string-value="CL_DEVICE_IMAGE3D_MAX_DEPTH" calcext:value-type="string">
            <text:p>CL_DEVICE_IMAGE3D_MAX_DEPTH</text:p>
          </table:table-cell>
          <table:table-cell table:formula="of:=[cl_device_info.C23]" office:value-type="float" office:value="1" calcext:value-type="float">
            <text:p>1</text:p>
          </table:table-cell>
          <table:table-cell table:formula="of:=[cl_device_info.D23]" office:value-type="float" office:value="1" calcext:value-type="float">
            <text:p>1</text:p>
          </table:table-cell>
          <table:table-cell table:formula="of:=[cl_device_info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4]" office:value-type="string" office:string-value="0x1016" calcext:value-type="string">
            <text:p>0x1016</text:p>
          </table:table-cell>
          <table:table-cell table:formula="of:=[cl_device_info.B24]" office:value-type="string" office:string-value="CL_DEVICE_IMAGE_SUPPORT" calcext:value-type="string">
            <text:p>CL_DEVICE_IMAGE_SUPPORT</text:p>
          </table:table-cell>
          <table:table-cell table:formula="of:=[cl_device_info.C24]" office:value-type="float" office:value="1" calcext:value-type="float">
            <text:p>1</text:p>
          </table:table-cell>
          <table:table-cell table:formula="of:=[cl_device_info.D24]" office:value-type="float" office:value="1" calcext:value-type="float">
            <text:p>1</text:p>
          </table:table-cell>
          <table:table-cell table:formula="of:=[cl_device_info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5]" office:value-type="string" office:string-value="0x1017" calcext:value-type="string">
            <text:p>0x1017</text:p>
          </table:table-cell>
          <table:table-cell table:formula="of:=[cl_device_info.B25]" office:value-type="string" office:string-value="CL_DEVICE_MAX_PARAMETER_SIZE" calcext:value-type="string">
            <text:p>CL_DEVICE_MAX_PARAMETER_SIZE</text:p>
          </table:table-cell>
          <table:table-cell table:formula="of:=[cl_device_info.C25]" office:value-type="float" office:value="1" calcext:value-type="float">
            <text:p>1</text:p>
          </table:table-cell>
          <table:table-cell table:formula="of:=[cl_device_info.D25]" office:value-type="float" office:value="1" calcext:value-type="float">
            <text:p>1</text:p>
          </table:table-cell>
          <table:table-cell table:formula="of:=[cl_device_info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6]" office:value-type="string" office:string-value="0x1018" calcext:value-type="string">
            <text:p>0x1018</text:p>
          </table:table-cell>
          <table:table-cell table:formula="of:=[cl_device_info.B26]" office:value-type="string" office:string-value="CL_DEVICE_MAX_SAMPLERS" calcext:value-type="string">
            <text:p>CL_DEVICE_MAX_SAMPLERS</text:p>
          </table:table-cell>
          <table:table-cell table:formula="of:=[cl_device_info.C26]" office:value-type="float" office:value="1" calcext:value-type="float">
            <text:p>1</text:p>
          </table:table-cell>
          <table:table-cell table:formula="of:=[cl_device_info.D26]" office:value-type="float" office:value="1" calcext:value-type="float">
            <text:p>1</text:p>
          </table:table-cell>
          <table:table-cell table:formula="of:=[cl_device_info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7]" office:value-type="string" office:string-value="0x1019" calcext:value-type="string">
            <text:p>0x1019</text:p>
          </table:table-cell>
          <table:table-cell table:formula="of:=[cl_device_info.B27]" office:value-type="string" office:string-value="CL_DEVICE_MEM_BASE_ADDR_ALIGN" calcext:value-type="string">
            <text:p>CL_DEVICE_MEM_BASE_ADDR_ALIGN</text:p>
          </table:table-cell>
          <table:table-cell table:formula="of:=[cl_device_info.C27]" office:value-type="float" office:value="1" calcext:value-type="float">
            <text:p>1</text:p>
          </table:table-cell>
          <table:table-cell table:formula="of:=[cl_device_info.D27]" office:value-type="float" office:value="1" calcext:value-type="float">
            <text:p>1</text:p>
          </table:table-cell>
          <table:table-cell table:formula="of:=[cl_device_info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8]" office:value-type="string" office:string-value="0x101A" calcext:value-type="string">
            <text:p>0x101A</text:p>
          </table:table-cell>
          <table:table-cell table:formula="of:=[cl_device_info.B28]" office:value-type="string" office:string-value="CL_DEVICE_MIN_DATA_TYPE_ALIGN_SIZE" calcext:value-type="string">
            <text:p>CL_DEVICE_MIN_DATA_TYPE_ALIGN_SIZE</text:p>
          </table:table-cell>
          <table:table-cell table:formula="of:=[cl_device_info.C28]" office:value-type="float" office:value="1" calcext:value-type="float">
            <text:p>1</text:p>
          </table:table-cell>
          <table:table-cell table:formula="of:=[cl_device_info.D28]" office:value-type="float" office:value="1" calcext:value-type="float">
            <text:p>1</text:p>
          </table:table-cell>
          <table:table-cell table:formula="of:=[cl_device_info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9]" office:value-type="string" office:string-value="0x101B" calcext:value-type="string">
            <text:p>0x101B</text:p>
          </table:table-cell>
          <table:table-cell table:formula="of:=[cl_device_info.B29]" office:value-type="string" office:string-value="CL_DEVICE_SINGLE_FP_CONFIG" calcext:value-type="string">
            <text:p>CL_DEVICE_SINGLE_FP_CONFIG</text:p>
          </table:table-cell>
          <table:table-cell table:formula="of:=[cl_device_info.C29]" office:value-type="float" office:value="1" calcext:value-type="float">
            <text:p>1</text:p>
          </table:table-cell>
          <table:table-cell table:formula="of:=[cl_device_info.D29]" office:value-type="float" office:value="1" calcext:value-type="float">
            <text:p>1</text:p>
          </table:table-cell>
          <table:table-cell table:formula="of:=[cl_device_info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0]" office:value-type="string" office:string-value="0x101C" calcext:value-type="string">
            <text:p>0x101C</text:p>
          </table:table-cell>
          <table:table-cell table:formula="of:=[cl_device_info.B30]" office:value-type="string" office:string-value="CL_DEVICE_GLOBAL_MEM_CACHE_TYPE" calcext:value-type="string">
            <text:p>CL_DEVICE_GLOBAL_MEM_CACHE_TYPE</text:p>
          </table:table-cell>
          <table:table-cell table:formula="of:=[cl_device_info.C30]" office:value-type="float" office:value="1" calcext:value-type="float">
            <text:p>1</text:p>
          </table:table-cell>
          <table:table-cell table:formula="of:=[cl_device_info.D30]" office:value-type="float" office:value="1" calcext:value-type="float">
            <text:p>1</text:p>
          </table:table-cell>
          <table:table-cell table:formula="of:=[cl_device_info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1]" office:value-type="string" office:string-value="0x101D" calcext:value-type="string">
            <text:p>0x101D</text:p>
          </table:table-cell>
          <table:table-cell table:formula="of:=[cl_device_info.B31]" office:value-type="string" office:string-value="CL_DEVICE_GLOBAL_MEM_CACHELINE_SIZE" calcext:value-type="string">
            <text:p>CL_DEVICE_GLOBAL_MEM_CACHELINE_SIZE</text:p>
          </table:table-cell>
          <table:table-cell table:formula="of:=[cl_device_info.C31]" office:value-type="float" office:value="1" calcext:value-type="float">
            <text:p>1</text:p>
          </table:table-cell>
          <table:table-cell table:formula="of:=[cl_device_info.D31]" office:value-type="float" office:value="1" calcext:value-type="float">
            <text:p>1</text:p>
          </table:table-cell>
          <table:table-cell table:formula="of:=[cl_device_info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2]" office:value-type="string" office:string-value="0x101E" calcext:value-type="string">
            <text:p>0x101E</text:p>
          </table:table-cell>
          <table:table-cell table:formula="of:=[cl_device_info.B32]" office:value-type="string" office:string-value="CL_DEVICE_GLOBAL_MEM_CACHE_SIZE" calcext:value-type="string">
            <text:p>CL_DEVICE_GLOBAL_MEM_CACHE_SIZE</text:p>
          </table:table-cell>
          <table:table-cell table:formula="of:=[cl_device_info.C32]" office:value-type="float" office:value="1" calcext:value-type="float">
            <text:p>1</text:p>
          </table:table-cell>
          <table:table-cell table:formula="of:=[cl_device_info.D32]" office:value-type="float" office:value="1" calcext:value-type="float">
            <text:p>1</text:p>
          </table:table-cell>
          <table:table-cell table:formula="of:=[cl_device_info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3]" office:value-type="string" office:string-value="0x101F" calcext:value-type="string">
            <text:p>0x101F</text:p>
          </table:table-cell>
          <table:table-cell table:formula="of:=[cl_device_info.B33]" office:value-type="string" office:string-value="CL_DEVICE_GLOBAL_MEM_SIZE" calcext:value-type="string">
            <text:p>CL_DEVICE_GLOBAL_MEM_SIZE</text:p>
          </table:table-cell>
          <table:table-cell table:formula="of:=[cl_device_info.C33]" office:value-type="float" office:value="1" calcext:value-type="float">
            <text:p>1</text:p>
          </table:table-cell>
          <table:table-cell table:formula="of:=[cl_device_info.D33]" office:value-type="float" office:value="1" calcext:value-type="float">
            <text:p>1</text:p>
          </table:table-cell>
          <table:table-cell table:formula="of:=[cl_device_info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4]" office:value-type="string" office:string-value="0x1020" calcext:value-type="string">
            <text:p>0x1020</text:p>
          </table:table-cell>
          <table:table-cell table:formula="of:=[cl_device_info.B34]" office:value-type="string" office:string-value="CL_DEVICE_MAX_CONSTANT_BUFFER_SIZE" calcext:value-type="string">
            <text:p>CL_DEVICE_MAX_CONSTANT_BUFFER_SIZE</text:p>
          </table:table-cell>
          <table:table-cell table:formula="of:=[cl_device_info.C34]" office:value-type="float" office:value="1" calcext:value-type="float">
            <text:p>1</text:p>
          </table:table-cell>
          <table:table-cell table:formula="of:=[cl_device_info.D34]" office:value-type="float" office:value="1" calcext:value-type="float">
            <text:p>1</text:p>
          </table:table-cell>
          <table:table-cell table:formula="of:=[cl_device_info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5]" office:value-type="string" office:string-value="0x1021" calcext:value-type="string">
            <text:p>0x1021</text:p>
          </table:table-cell>
          <table:table-cell table:formula="of:=[cl_device_info.B35]" office:value-type="string" office:string-value="CL_DEVICE_MAX_CONSTANT_ARGS" calcext:value-type="string">
            <text:p>CL_DEVICE_MAX_CONSTANT_ARGS</text:p>
          </table:table-cell>
          <table:table-cell table:formula="of:=[cl_device_info.C35]" office:value-type="float" office:value="1" calcext:value-type="float">
            <text:p>1</text:p>
          </table:table-cell>
          <table:table-cell table:formula="of:=[cl_device_info.D35]" office:value-type="float" office:value="1" calcext:value-type="float">
            <text:p>1</text:p>
          </table:table-cell>
          <table:table-cell table:formula="of:=[cl_device_info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6]" office:value-type="string" office:string-value="0x1022" calcext:value-type="string">
            <text:p>0x1022</text:p>
          </table:table-cell>
          <table:table-cell table:formula="of:=[cl_device_info.B36]" office:value-type="string" office:string-value="CL_DEVICE_LOCAL_MEM_TYPE" calcext:value-type="string">
            <text:p>CL_DEVICE_LOCAL_MEM_TYPE</text:p>
          </table:table-cell>
          <table:table-cell table:formula="of:=[cl_device_info.C36]" office:value-type="float" office:value="1" calcext:value-type="float">
            <text:p>1</text:p>
          </table:table-cell>
          <table:table-cell table:formula="of:=[cl_device_info.D36]" office:value-type="float" office:value="1" calcext:value-type="float">
            <text:p>1</text:p>
          </table:table-cell>
          <table:table-cell table:formula="of:=[cl_device_info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7]" office:value-type="string" office:string-value="0x1023" calcext:value-type="string">
            <text:p>0x1023</text:p>
          </table:table-cell>
          <table:table-cell table:formula="of:=[cl_device_info.B37]" office:value-type="string" office:string-value="CL_DEVICE_LOCAL_MEM_SIZE" calcext:value-type="string">
            <text:p>CL_DEVICE_LOCAL_MEM_SIZE</text:p>
          </table:table-cell>
          <table:table-cell table:formula="of:=[cl_device_info.C37]" office:value-type="float" office:value="1" calcext:value-type="float">
            <text:p>1</text:p>
          </table:table-cell>
          <table:table-cell table:formula="of:=[cl_device_info.D37]" office:value-type="float" office:value="1" calcext:value-type="float">
            <text:p>1</text:p>
          </table:table-cell>
          <table:table-cell table:formula="of:=[cl_device_info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8]" office:value-type="string" office:string-value="0x1024" calcext:value-type="string">
            <text:p>0x1024</text:p>
          </table:table-cell>
          <table:table-cell table:formula="of:=[cl_device_info.B38]" office:value-type="string" office:string-value="CL_DEVICE_ERROR_CORRECTION_SUPPORT" calcext:value-type="string">
            <text:p>CL_DEVICE_ERROR_CORRECTION_SUPPORT</text:p>
          </table:table-cell>
          <table:table-cell table:formula="of:=[cl_device_info.C38]" office:value-type="float" office:value="1" calcext:value-type="float">
            <text:p>1</text:p>
          </table:table-cell>
          <table:table-cell table:formula="of:=[cl_device_info.D38]" office:value-type="float" office:value="1" calcext:value-type="float">
            <text:p>1</text:p>
          </table:table-cell>
          <table:table-cell table:formula="of:=[cl_device_info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9]" office:value-type="string" office:string-value="0x1025" calcext:value-type="string">
            <text:p>0x1025</text:p>
          </table:table-cell>
          <table:table-cell table:formula="of:=[cl_device_info.B39]" office:value-type="string" office:string-value="CL_DEVICE_PROFILING_TIMER_RESOLUTION" calcext:value-type="string">
            <text:p>CL_DEVICE_PROFILING_TIMER_RESOLUTION</text:p>
          </table:table-cell>
          <table:table-cell table:formula="of:=[cl_device_info.C39]" office:value-type="float" office:value="1" calcext:value-type="float">
            <text:p>1</text:p>
          </table:table-cell>
          <table:table-cell table:formula="of:=[cl_device_info.D39]" office:value-type="float" office:value="1" calcext:value-type="float">
            <text:p>1</text:p>
          </table:table-cell>
          <table:table-cell table:formula="of:=[cl_device_info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0]" office:value-type="string" office:string-value="0x1026" calcext:value-type="string">
            <text:p>0x1026</text:p>
          </table:table-cell>
          <table:table-cell table:formula="of:=[cl_device_info.B40]" office:value-type="string" office:string-value="CL_DEVICE_ENDIAN_LITTLE" calcext:value-type="string">
            <text:p>CL_DEVICE_ENDIAN_LITTLE</text:p>
          </table:table-cell>
          <table:table-cell table:formula="of:=[cl_device_info.C40]" office:value-type="float" office:value="1" calcext:value-type="float">
            <text:p>1</text:p>
          </table:table-cell>
          <table:table-cell table:formula="of:=[cl_device_info.D40]" office:value-type="float" office:value="1" calcext:value-type="float">
            <text:p>1</text:p>
          </table:table-cell>
          <table:table-cell table:formula="of:=[cl_device_info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1]" office:value-type="string" office:string-value="0x1027" calcext:value-type="string">
            <text:p>0x1027</text:p>
          </table:table-cell>
          <table:table-cell table:formula="of:=[cl_device_info.B41]" office:value-type="string" office:string-value="CL_DEVICE_AVAILABLE" calcext:value-type="string">
            <text:p>CL_DEVICE_AVAILABLE</text:p>
          </table:table-cell>
          <table:table-cell table:formula="of:=[cl_device_info.C41]" office:value-type="float" office:value="1" calcext:value-type="float">
            <text:p>1</text:p>
          </table:table-cell>
          <table:table-cell table:formula="of:=[cl_device_info.D41]" office:value-type="float" office:value="1" calcext:value-type="float">
            <text:p>1</text:p>
          </table:table-cell>
          <table:table-cell table:formula="of:=[cl_device_info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2]" office:value-type="string" office:string-value="0x1028" calcext:value-type="string">
            <text:p>0x1028</text:p>
          </table:table-cell>
          <table:table-cell table:formula="of:=[cl_device_info.B42]" office:value-type="string" office:string-value="CL_DEVICE_COMPILER_AVAILABLE" calcext:value-type="string">
            <text:p>CL_DEVICE_COMPILER_AVAILABLE</text:p>
          </table:table-cell>
          <table:table-cell table:formula="of:=[cl_device_info.C42]" office:value-type="float" office:value="1" calcext:value-type="float">
            <text:p>1</text:p>
          </table:table-cell>
          <table:table-cell table:formula="of:=[cl_device_info.D42]" office:value-type="float" office:value="1" calcext:value-type="float">
            <text:p>1</text:p>
          </table:table-cell>
          <table:table-cell table:formula="of:=[cl_device_info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3]" office:value-type="string" office:string-value="0x1029" calcext:value-type="string">
            <text:p>0x1029</text:p>
          </table:table-cell>
          <table:table-cell table:formula="of:=[cl_device_info.B43]" office:value-type="string" office:string-value="CL_DEVICE_EXECUTION_CAPABILITIES" calcext:value-type="string">
            <text:p>CL_DEVICE_EXECUTION_CAPABILITIES</text:p>
          </table:table-cell>
          <table:table-cell table:formula="of:=[cl_device_info.C43]" office:value-type="float" office:value="1" calcext:value-type="float">
            <text:p>1</text:p>
          </table:table-cell>
          <table:table-cell table:formula="of:=[cl_device_info.D43]" office:value-type="float" office:value="1" calcext:value-type="float">
            <text:p>1</text:p>
          </table:table-cell>
          <table:table-cell table:formula="of:=[cl_device_info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4]" office:value-type="string" office:string-value="0x102A" calcext:value-type="string">
            <text:p>0x102A</text:p>
          </table:table-cell>
          <table:table-cell table:formula="of:=[cl_device_info.B44]" office:value-type="string" office:string-value="CL_DEVICE_QUEUE_PROPERTIES" calcext:value-type="string">
            <text:p>CL_DEVICE_QUEUE_PROPERTIES</text:p>
          </table:table-cell>
          <table:table-cell table:formula="of:=[cl_device_info.C44]" office:value-type="float" office:value="1" calcext:value-type="float">
            <text:p>1</text:p>
          </table:table-cell>
          <table:table-cell table:formula="of:=[cl_device_info.D44]" office:value-type="float" office:value="1" calcext:value-type="float">
            <text:p>1</text:p>
          </table:table-cell>
          <table:table-cell table:formula="of:=[cl_device_info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5]" office:value-type="string" office:string-value="0x102B" calcext:value-type="string">
            <text:p>0x102B</text:p>
          </table:table-cell>
          <table:table-cell table:formula="of:=[cl_device_info.B45]" office:value-type="string" office:string-value="CL_DEVICE_NAME" calcext:value-type="string">
            <text:p>CL_DEVICE_NAME</text:p>
          </table:table-cell>
          <table:table-cell table:formula="of:=[cl_device_info.C45]" office:value-type="float" office:value="1" calcext:value-type="float">
            <text:p>1</text:p>
          </table:table-cell>
          <table:table-cell table:formula="of:=[cl_device_info.D45]" office:value-type="float" office:value="1" calcext:value-type="float">
            <text:p>1</text:p>
          </table:table-cell>
          <table:table-cell table:formula="of:=[cl_device_info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6]" office:value-type="string" office:string-value="0x102C" calcext:value-type="string">
            <text:p>0x102C</text:p>
          </table:table-cell>
          <table:table-cell table:formula="of:=[cl_device_info.B46]" office:value-type="string" office:string-value="CL_DEVICE_VENDOR" calcext:value-type="string">
            <text:p>CL_DEVICE_VENDOR</text:p>
          </table:table-cell>
          <table:table-cell table:formula="of:=[cl_device_info.C46]" office:value-type="float" office:value="1" calcext:value-type="float">
            <text:p>1</text:p>
          </table:table-cell>
          <table:table-cell table:formula="of:=[cl_device_info.D46]" office:value-type="float" office:value="1" calcext:value-type="float">
            <text:p>1</text:p>
          </table:table-cell>
          <table:table-cell table:formula="of:=[cl_device_info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7]" office:value-type="string" office:string-value="0x102D" calcext:value-type="string">
            <text:p>0x102D</text:p>
          </table:table-cell>
          <table:table-cell table:formula="of:=[cl_device_info.B47]" office:value-type="string" office:string-value="CL_DRIVER_VERSION" calcext:value-type="string">
            <text:p>CL_DRIVER_VERSION</text:p>
          </table:table-cell>
          <table:table-cell table:formula="of:=[cl_device_info.C47]" office:value-type="float" office:value="1" calcext:value-type="float">
            <text:p>1</text:p>
          </table:table-cell>
          <table:table-cell table:formula="of:=[cl_device_info.D47]" office:value-type="float" office:value="1" calcext:value-type="float">
            <text:p>1</text:p>
          </table:table-cell>
          <table:table-cell table:formula="of:=[cl_device_info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8]" office:value-type="string" office:string-value="0x102E" calcext:value-type="string">
            <text:p>0x102E</text:p>
          </table:table-cell>
          <table:table-cell table:formula="of:=[cl_device_info.B48]" office:value-type="string" office:string-value="CL_DEVICE_PROFILE" calcext:value-type="string">
            <text:p>CL_DEVICE_PROFILE</text:p>
          </table:table-cell>
          <table:table-cell table:formula="of:=[cl_device_info.C48]" office:value-type="float" office:value="1" calcext:value-type="float">
            <text:p>1</text:p>
          </table:table-cell>
          <table:table-cell table:formula="of:=[cl_device_info.D48]" office:value-type="float" office:value="1" calcext:value-type="float">
            <text:p>1</text:p>
          </table:table-cell>
          <table:table-cell table:formula="of:=[cl_device_info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9]" office:value-type="string" office:string-value="0x102F" calcext:value-type="string">
            <text:p>0x102F</text:p>
          </table:table-cell>
          <table:table-cell table:formula="of:=[cl_device_info.B49]" office:value-type="string" office:string-value="CL_DEVICE_VERSION" calcext:value-type="string">
            <text:p>CL_DEVICE_VERSION</text:p>
          </table:table-cell>
          <table:table-cell table:formula="of:=[cl_device_info.C49]" office:value-type="float" office:value="1" calcext:value-type="float">
            <text:p>1</text:p>
          </table:table-cell>
          <table:table-cell table:formula="of:=[cl_device_info.D49]" office:value-type="float" office:value="1" calcext:value-type="float">
            <text:p>1</text:p>
          </table:table-cell>
          <table:table-cell table:formula="of:=[cl_device_info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0]" office:value-type="string" office:string-value="0x1030" calcext:value-type="string">
            <text:p>0x1030</text:p>
          </table:table-cell>
          <table:table-cell table:formula="of:=[cl_device_info.B50]" office:value-type="string" office:string-value="CL_DEVICE_EXTENSIONS" calcext:value-type="string">
            <text:p>CL_DEVICE_EXTENSIONS</text:p>
          </table:table-cell>
          <table:table-cell table:formula="of:=[cl_device_info.C50]" office:value-type="float" office:value="1" calcext:value-type="float">
            <text:p>1</text:p>
          </table:table-cell>
          <table:table-cell table:formula="of:=[cl_device_info.D50]" office:value-type="float" office:value="1" calcext:value-type="float">
            <text:p>1</text:p>
          </table:table-cell>
          <table:table-cell table:formula="of:=[cl_device_info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1]" office:value-type="string" office:string-value="0x1031" calcext:value-type="string">
            <text:p>0x1031</text:p>
          </table:table-cell>
          <table:table-cell table:formula="of:=[cl_device_info.B51]" office:value-type="string" office:string-value="CL_DEVICE_PLATFORM" calcext:value-type="string">
            <text:p>CL_DEVICE_PLATFORM</text:p>
          </table:table-cell>
          <table:table-cell table:formula="of:=[cl_device_info.C51]" office:value-type="float" office:value="1" calcext:value-type="float">
            <text:p>1</text:p>
          </table:table-cell>
          <table:table-cell table:formula="of:=[cl_device_info.D51]" office:value-type="float" office:value="1" calcext:value-type="float">
            <text:p>1</text:p>
          </table:table-cell>
          <table:table-cell table:formula="of:=[cl_device_info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2]" office:value-type="string" office:string-value="0x1032" calcext:value-type="string">
            <text:p>0x1032</text:p>
          </table:table-cell>
          <table:table-cell table:formula="of:=[cl_device_info.B52]" office:value-type="string" office:string-value="CL_DEVICE_DOUBLE_FP_CONFIG" calcext:value-type="string">
            <text:p>CL_DEVICE_DOUBLE_FP_CONFIG</text:p>
          </table:table-cell>
          <table:table-cell table:formula="of:=[cl_device_info.C52]" office:value-type="float" office:value="0" calcext:value-type="float">
            <text:p>0</text:p>
          </table:table-cell>
          <table:table-cell table:formula="of:=[cl_device_info.D52]" office:value-type="float" office:value="0" calcext:value-type="float">
            <text:p>0</text:p>
          </table:table-cell>
          <table:table-cell table:formula="of:=[cl_device_info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3]" office:value-type="string" office:string-value="0x1034" calcext:value-type="string">
            <text:p>0x1034</text:p>
          </table:table-cell>
          <table:table-cell table:formula="of:=[cl_device_info.B53]" office:value-type="string" office:string-value="CL_DEVICE_PREFERRED_VECTOR_WIDTH_HALF" calcext:value-type="string">
            <text:p>CL_DEVICE_PREFERRED_VECTOR_WIDTH_HALF</text:p>
          </table:table-cell>
          <table:table-cell table:formula="of:=[cl_device_info.C53]" office:value-type="float" office:value="0" calcext:value-type="float">
            <text:p>0</text:p>
          </table:table-cell>
          <table:table-cell table:formula="of:=[cl_device_info.D53]" office:value-type="float" office:value="1" calcext:value-type="float">
            <text:p>1</text:p>
          </table:table-cell>
          <table:table-cell table:formula="of:=[cl_device_info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4]" office:value-type="string" office:string-value="0x1035" calcext:value-type="string">
            <text:p>0x1035</text:p>
          </table:table-cell>
          <table:table-cell table:formula="of:=[cl_device_info.B54]" office:value-type="string" office:string-value="CL_DEVICE_HOST_UNIFIED_MEMORY" calcext:value-type="string">
            <text:p>CL_DEVICE_HOST_UNIFIED_MEMORY</text:p>
          </table:table-cell>
          <table:table-cell table:formula="of:=[cl_device_info.C54]" office:value-type="float" office:value="0" calcext:value-type="float">
            <text:p>0</text:p>
          </table:table-cell>
          <table:table-cell table:formula="of:=[cl_device_info.D54]" office:value-type="float" office:value="1" calcext:value-type="float">
            <text:p>1</text:p>
          </table:table-cell>
          <table:table-cell table:formula="of:=[cl_device_info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5]" office:value-type="string" office:string-value="0x1036" calcext:value-type="string">
            <text:p>0x1036</text:p>
          </table:table-cell>
          <table:table-cell table:formula="of:=[cl_device_info.B55]" office:value-type="string" office:string-value="CL_DEVICE_NATIVE_VECTOR_WIDTH_CHAR" calcext:value-type="string">
            <text:p>CL_DEVICE_NATIVE_VECTOR_WIDTH_CHAR</text:p>
          </table:table-cell>
          <table:table-cell table:formula="of:=[cl_device_info.C55]" office:value-type="float" office:value="0" calcext:value-type="float">
            <text:p>0</text:p>
          </table:table-cell>
          <table:table-cell table:formula="of:=[cl_device_info.D55]" office:value-type="float" office:value="1" calcext:value-type="float">
            <text:p>1</text:p>
          </table:table-cell>
          <table:table-cell table:formula="of:=[cl_device_info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6]" office:value-type="string" office:string-value="0x1037" calcext:value-type="string">
            <text:p>0x1037</text:p>
          </table:table-cell>
          <table:table-cell table:formula="of:=[cl_device_info.B56]" office:value-type="string" office:string-value="CL_DEVICE_NATIVE_VECTOR_WIDTH_SHORT" calcext:value-type="string">
            <text:p>CL_DEVICE_NATIVE_VECTOR_WIDTH_SHORT</text:p>
          </table:table-cell>
          <table:table-cell table:formula="of:=[cl_device_info.C56]" office:value-type="float" office:value="0" calcext:value-type="float">
            <text:p>0</text:p>
          </table:table-cell>
          <table:table-cell table:formula="of:=[cl_device_info.D56]" office:value-type="float" office:value="1" calcext:value-type="float">
            <text:p>1</text:p>
          </table:table-cell>
          <table:table-cell table:formula="of:=[cl_device_info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7]" office:value-type="string" office:string-value="0x1038" calcext:value-type="string">
            <text:p>0x1038</text:p>
          </table:table-cell>
          <table:table-cell table:formula="of:=[cl_device_info.B57]" office:value-type="string" office:string-value="CL_DEVICE_NATIVE_VECTOR_WIDTH_INT" calcext:value-type="string">
            <text:p>CL_DEVICE_NATIVE_VECTOR_WIDTH_INT</text:p>
          </table:table-cell>
          <table:table-cell table:formula="of:=[cl_device_info.C57]" office:value-type="float" office:value="0" calcext:value-type="float">
            <text:p>0</text:p>
          </table:table-cell>
          <table:table-cell table:formula="of:=[cl_device_info.D57]" office:value-type="float" office:value="1" calcext:value-type="float">
            <text:p>1</text:p>
          </table:table-cell>
          <table:table-cell table:formula="of:=[cl_device_info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8]" office:value-type="string" office:string-value="0x1039" calcext:value-type="string">
            <text:p>0x1039</text:p>
          </table:table-cell>
          <table:table-cell table:formula="of:=[cl_device_info.B58]" office:value-type="string" office:string-value="CL_DEVICE_NATIVE_VECTOR_WIDTH_LONG" calcext:value-type="string">
            <text:p>CL_DEVICE_NATIVE_VECTOR_WIDTH_LONG</text:p>
          </table:table-cell>
          <table:table-cell table:formula="of:=[cl_device_info.C58]" office:value-type="float" office:value="0" calcext:value-type="float">
            <text:p>0</text:p>
          </table:table-cell>
          <table:table-cell table:formula="of:=[cl_device_info.D58]" office:value-type="float" office:value="1" calcext:value-type="float">
            <text:p>1</text:p>
          </table:table-cell>
          <table:table-cell table:formula="of:=[cl_device_info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9]" office:value-type="string" office:string-value="0x103A" calcext:value-type="string">
            <text:p>0x103A</text:p>
          </table:table-cell>
          <table:table-cell table:formula="of:=[cl_device_info.B59]" office:value-type="string" office:string-value="CL_DEVICE_NATIVE_VECTOR_WIDTH_FLOAT" calcext:value-type="string">
            <text:p>CL_DEVICE_NATIVE_VECTOR_WIDTH_FLOAT</text:p>
          </table:table-cell>
          <table:table-cell table:formula="of:=[cl_device_info.C59]" office:value-type="float" office:value="0" calcext:value-type="float">
            <text:p>0</text:p>
          </table:table-cell>
          <table:table-cell table:formula="of:=[cl_device_info.D59]" office:value-type="float" office:value="1" calcext:value-type="float">
            <text:p>1</text:p>
          </table:table-cell>
          <table:table-cell table:formula="of:=[cl_device_info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0]" office:value-type="string" office:string-value="0x103B" calcext:value-type="string">
            <text:p>0x103B</text:p>
          </table:table-cell>
          <table:table-cell table:formula="of:=[cl_device_info.B60]" office:value-type="string" office:string-value="CL_DEVICE_NATIVE_VECTOR_WIDTH_DOUBLE" calcext:value-type="string">
            <text:p>CL_DEVICE_NATIVE_VECTOR_WIDTH_DOUBLE</text:p>
          </table:table-cell>
          <table:table-cell table:formula="of:=[cl_device_info.C60]" office:value-type="float" office:value="0" calcext:value-type="float">
            <text:p>0</text:p>
          </table:table-cell>
          <table:table-cell table:formula="of:=[cl_device_info.D60]" office:value-type="float" office:value="1" calcext:value-type="float">
            <text:p>1</text:p>
          </table:table-cell>
          <table:table-cell table:formula="of:=[cl_device_info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1]" office:value-type="string" office:string-value="0x103C" calcext:value-type="string">
            <text:p>0x103C</text:p>
          </table:table-cell>
          <table:table-cell table:formula="of:=[cl_device_info.B61]" office:value-type="string" office:string-value="CL_DEVICE_NATIVE_VECTOR_WIDTH_HALF" calcext:value-type="string">
            <text:p>CL_DEVICE_NATIVE_VECTOR_WIDTH_HALF</text:p>
          </table:table-cell>
          <table:table-cell table:formula="of:=[cl_device_info.C61]" office:value-type="float" office:value="0" calcext:value-type="float">
            <text:p>0</text:p>
          </table:table-cell>
          <table:table-cell table:formula="of:=[cl_device_info.D61]" office:value-type="float" office:value="1" calcext:value-type="float">
            <text:p>1</text:p>
          </table:table-cell>
          <table:table-cell table:formula="of:=[cl_device_info.E6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2]" office:value-type="string" office:string-value="0x103D" calcext:value-type="string">
            <text:p>0x103D</text:p>
          </table:table-cell>
          <table:table-cell table:formula="of:=[cl_device_info.B62]" office:value-type="string" office:string-value="CL_DEVICE_OPENCL_C_VERSION" calcext:value-type="string">
            <text:p>CL_DEVICE_OPENCL_C_VERSION</text:p>
          </table:table-cell>
          <table:table-cell table:formula="of:=[cl_device_info.C62]" office:value-type="float" office:value="0" calcext:value-type="float">
            <text:p>0</text:p>
          </table:table-cell>
          <table:table-cell table:formula="of:=[cl_device_info.D62]" office:value-type="float" office:value="1" calcext:value-type="float">
            <text:p>1</text:p>
          </table:table-cell>
          <table:table-cell table:formula="of:=[cl_device_info.E6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3]" office:value-type="string" office:string-value="0x103E" calcext:value-type="string">
            <text:p>0x103E</text:p>
          </table:table-cell>
          <table:table-cell table:formula="of:=[cl_device_info.B63]" office:value-type="string" office:string-value="CL_DEVICE_LINKER_AVAILABLE" calcext:value-type="string">
            <text:p>CL_DEVICE_LINKER_AVAILABLE</text:p>
          </table:table-cell>
          <table:table-cell table:formula="of:=[cl_device_info.C63]" office:value-type="float" office:value="0" calcext:value-type="float">
            <text:p>0</text:p>
          </table:table-cell>
          <table:table-cell table:formula="of:=[cl_device_info.D63]" office:value-type="float" office:value="0" calcext:value-type="float">
            <text:p>0</text:p>
          </table:table-cell>
          <table:table-cell table:formula="of:=[cl_device_info.E6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4]" office:value-type="string" office:string-value="0x103F" calcext:value-type="string">
            <text:p>0x103F</text:p>
          </table:table-cell>
          <table:table-cell table:formula="of:=[cl_device_info.B64]" office:value-type="string" office:string-value="CL_DEVICE_BUILT_IN_KERNELS" calcext:value-type="string">
            <text:p>CL_DEVICE_BUILT_IN_KERNELS</text:p>
          </table:table-cell>
          <table:table-cell table:formula="of:=[cl_device_info.C64]" office:value-type="float" office:value="0" calcext:value-type="float">
            <text:p>0</text:p>
          </table:table-cell>
          <table:table-cell table:formula="of:=[cl_device_info.D64]" office:value-type="float" office:value="0" calcext:value-type="float">
            <text:p>0</text:p>
          </table:table-cell>
          <table:table-cell table:formula="of:=[cl_device_info.E6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5]" office:value-type="string" office:string-value="0x1040" calcext:value-type="string">
            <text:p>0x1040</text:p>
          </table:table-cell>
          <table:table-cell table:formula="of:=[cl_device_info.B65]" office:value-type="string" office:string-value="CL_DEVICE_IMAGE_MAX_BUFFER_SIZE" calcext:value-type="string">
            <text:p>CL_DEVICE_IMAGE_MAX_BUFFER_SIZE</text:p>
          </table:table-cell>
          <table:table-cell table:formula="of:=[cl_device_info.C65]" office:value-type="float" office:value="0" calcext:value-type="float">
            <text:p>0</text:p>
          </table:table-cell>
          <table:table-cell table:formula="of:=[cl_device_info.D65]" office:value-type="float" office:value="0" calcext:value-type="float">
            <text:p>0</text:p>
          </table:table-cell>
          <table:table-cell table:formula="of:=[cl_device_info.E6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6]" office:value-type="string" office:string-value="0x1041" calcext:value-type="string">
            <text:p>0x1041</text:p>
          </table:table-cell>
          <table:table-cell table:formula="of:=[cl_device_info.B66]" office:value-type="string" office:string-value="CL_DEVICE_IMAGE_MAX_ARRAY_SIZE" calcext:value-type="string">
            <text:p>CL_DEVICE_IMAGE_MAX_ARRAY_SIZE</text:p>
          </table:table-cell>
          <table:table-cell table:formula="of:=[cl_device_info.C66]" office:value-type="float" office:value="0" calcext:value-type="float">
            <text:p>0</text:p>
          </table:table-cell>
          <table:table-cell table:formula="of:=[cl_device_info.D66]" office:value-type="float" office:value="0" calcext:value-type="float">
            <text:p>0</text:p>
          </table:table-cell>
          <table:table-cell table:formula="of:=[cl_device_info.E6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7]" office:value-type="string" office:string-value="0x1042" calcext:value-type="string">
            <text:p>0x1042</text:p>
          </table:table-cell>
          <table:table-cell table:formula="of:=[cl_device_info.B67]" office:value-type="string" office:string-value="CL_DEVICE_PARENT_DEVICE" calcext:value-type="string">
            <text:p>CL_DEVICE_PARENT_DEVICE</text:p>
          </table:table-cell>
          <table:table-cell table:formula="of:=[cl_device_info.C67]" office:value-type="float" office:value="0" calcext:value-type="float">
            <text:p>0</text:p>
          </table:table-cell>
          <table:table-cell table:formula="of:=[cl_device_info.D67]" office:value-type="float" office:value="0" calcext:value-type="float">
            <text:p>0</text:p>
          </table:table-cell>
          <table:table-cell table:formula="of:=[cl_device_info.E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8]" office:value-type="string" office:string-value="0x1043" calcext:value-type="string">
            <text:p>0x1043</text:p>
          </table:table-cell>
          <table:table-cell table:formula="of:=[cl_device_info.B68]" office:value-type="string" office:string-value="CL_DEVICE_PARTITION_MAX_SUB_DEVICES" calcext:value-type="string">
            <text:p>CL_DEVICE_PARTITION_MAX_SUB_DEVICES</text:p>
          </table:table-cell>
          <table:table-cell table:formula="of:=[cl_device_info.C68]" office:value-type="float" office:value="0" calcext:value-type="float">
            <text:p>0</text:p>
          </table:table-cell>
          <table:table-cell table:formula="of:=[cl_device_info.D68]" office:value-type="float" office:value="0" calcext:value-type="float">
            <text:p>0</text:p>
          </table:table-cell>
          <table:table-cell table:formula="of:=[cl_device_info.E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9]" office:value-type="string" office:string-value="0x1044" calcext:value-type="string">
            <text:p>0x1044</text:p>
          </table:table-cell>
          <table:table-cell table:formula="of:=[cl_device_info.B69]" office:value-type="string" office:string-value="CL_DEVICE_PARTITION_PROPERTIES" calcext:value-type="string">
            <text:p>CL_DEVICE_PARTITION_PROPERTIES</text:p>
          </table:table-cell>
          <table:table-cell table:formula="of:=[cl_device_info.C69]" office:value-type="float" office:value="0" calcext:value-type="float">
            <text:p>0</text:p>
          </table:table-cell>
          <table:table-cell table:formula="of:=[cl_device_info.D69]" office:value-type="float" office:value="0" calcext:value-type="float">
            <text:p>0</text:p>
          </table:table-cell>
          <table:table-cell table:formula="of:=[cl_device_info.E6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0]" office:value-type="string" office:string-value="0x1045" calcext:value-type="string">
            <text:p>0x1045</text:p>
          </table:table-cell>
          <table:table-cell table:formula="of:=[cl_device_info.B70]" office:value-type="string" office:string-value="CL_DEVICE_PARTITION_AFFINITY_DOMAIN" calcext:value-type="string">
            <text:p>CL_DEVICE_PARTITION_AFFINITY_DOMAIN</text:p>
          </table:table-cell>
          <table:table-cell table:formula="of:=[cl_device_info.C70]" office:value-type="float" office:value="0" calcext:value-type="float">
            <text:p>0</text:p>
          </table:table-cell>
          <table:table-cell table:formula="of:=[cl_device_info.D70]" office:value-type="float" office:value="0" calcext:value-type="float">
            <text:p>0</text:p>
          </table:table-cell>
          <table:table-cell table:formula="of:=[cl_device_info.E7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1]" office:value-type="string" office:string-value="0x1046" calcext:value-type="string">
            <text:p>0x1046</text:p>
          </table:table-cell>
          <table:table-cell table:formula="of:=[cl_device_info.B71]" office:value-type="string" office:string-value="CL_DEVICE_PARTITION_TYPE" calcext:value-type="string">
            <text:p>CL_DEVICE_PARTITION_TYPE</text:p>
          </table:table-cell>
          <table:table-cell table:formula="of:=[cl_device_info.C71]" office:value-type="float" office:value="0" calcext:value-type="float">
            <text:p>0</text:p>
          </table:table-cell>
          <table:table-cell table:formula="of:=[cl_device_info.D71]" office:value-type="float" office:value="0" calcext:value-type="float">
            <text:p>0</text:p>
          </table:table-cell>
          <table:table-cell table:formula="of:=[cl_device_info.E7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2]" office:value-type="string" office:string-value="0x1047" calcext:value-type="string">
            <text:p>0x1047</text:p>
          </table:table-cell>
          <table:table-cell table:formula="of:=[cl_device_info.B72]" office:value-type="string" office:string-value="CL_DEVICE_REFERENCE_COUNT" calcext:value-type="string">
            <text:p>CL_DEVICE_REFERENCE_COUNT</text:p>
          </table:table-cell>
          <table:table-cell table:formula="of:=[cl_device_info.C72]" office:value-type="float" office:value="0" calcext:value-type="float">
            <text:p>0</text:p>
          </table:table-cell>
          <table:table-cell table:formula="of:=[cl_device_info.D72]" office:value-type="float" office:value="0" calcext:value-type="float">
            <text:p>0</text:p>
          </table:table-cell>
          <table:table-cell table:formula="of:=[cl_device_info.E7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3]" office:value-type="string" office:string-value="0x1048" calcext:value-type="string">
            <text:p>0x1048</text:p>
          </table:table-cell>
          <table:table-cell table:formula="of:=[cl_device_info.B73]" office:value-type="string" office:string-value="CL_DEVICE_PREFERRED_INTEROP_USER_SYNC" calcext:value-type="string">
            <text:p>CL_DEVICE_PREFERRED_INTEROP_USER_SYNC</text:p>
          </table:table-cell>
          <table:table-cell table:formula="of:=[cl_device_info.C73]" office:value-type="float" office:value="0" calcext:value-type="float">
            <text:p>0</text:p>
          </table:table-cell>
          <table:table-cell table:formula="of:=[cl_device_info.D73]" office:value-type="float" office:value="0" calcext:value-type="float">
            <text:p>0</text:p>
          </table:table-cell>
          <table:table-cell table:formula="of:=[cl_device_info.E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4]" office:value-type="string" office:string-value="0x1049" calcext:value-type="string">
            <text:p>0x1049</text:p>
          </table:table-cell>
          <table:table-cell table:formula="of:=[cl_device_info.B74]" office:value-type="string" office:string-value="CL_DEVICE_PRINTF_BUFFER_SIZE" calcext:value-type="string">
            <text:p>CL_DEVICE_PRINTF_BUFFER_SIZE</text:p>
          </table:table-cell>
          <table:table-cell table:formula="of:=[cl_device_info.C74]" office:value-type="float" office:value="0" calcext:value-type="float">
            <text:p>0</text:p>
          </table:table-cell>
          <table:table-cell table:formula="of:=[cl_device_info.D74]" office:value-type="float" office:value="0" calcext:value-type="float">
            <text:p>0</text:p>
          </table:table-cell>
          <table:table-cell table:formula="of:=[cl_device_info.E7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5]" office:value-type="string" office:string-value="0x104A" calcext:value-type="string">
            <text:p>0x104A</text:p>
          </table:table-cell>
          <table:table-cell table:formula="of:=[cl_device_info.B75]" office:value-type="string" office:string-value="CL_DEVICE_IMAGE_PITCH_ALIGNMENT" calcext:value-type="string">
            <text:p>CL_DEVICE_IMAGE_PITCH_ALIGNMENT</text:p>
          </table:table-cell>
          <table:table-cell table:formula="of:=[cl_device_info.C75]" office:value-type="float" office:value="0" calcext:value-type="float">
            <text:p>0</text:p>
          </table:table-cell>
          <table:table-cell table:formula="of:=[cl_device_info.D75]" office:value-type="float" office:value="0" calcext:value-type="float">
            <text:p>0</text:p>
          </table:table-cell>
          <table:table-cell table:formula="of:=[cl_device_info.E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6]" office:value-type="string" office:string-value="0x104B" calcext:value-type="string">
            <text:p>0x104B</text:p>
          </table:table-cell>
          <table:table-cell table:formula="of:=[cl_device_info.B76]" office:value-type="string" office:string-value="CL_DEVICE_IMAGE_BASE_ADDRESS_ALIGNMENT" calcext:value-type="string">
            <text:p>CL_DEVICE_IMAGE_BASE_ADDRESS_ALIGNMENT</text:p>
          </table:table-cell>
          <table:table-cell table:formula="of:=[cl_device_info.C76]" office:value-type="float" office:value="0" calcext:value-type="float">
            <text:p>0</text:p>
          </table:table-cell>
          <table:table-cell table:formula="of:=[cl_device_info.D76]" office:value-type="float" office:value="0" calcext:value-type="float">
            <text:p>0</text:p>
          </table:table-cell>
          <table:table-cell table:formula="of:=[cl_device_info.E7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fp_config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fp_config.A2]" office:value-type="string" office:string-value="(1 &lt;&lt; 0)" calcext:value-type="string">
            <text:p>(1 &lt;&lt; 0)</text:p>
          </table:table-cell>
          <table:table-cell table:formula="of:=[cl_device_fp_config.B2]" office:value-type="string" office:string-value="CL_FP_DENORM" calcext:value-type="string">
            <text:p>CL_FP_DENORM</text:p>
          </table:table-cell>
          <table:table-cell table:formula="of:=[cl_device_fp_config.C2]" office:value-type="float" office:value="1" calcext:value-type="float">
            <text:p>1</text:p>
          </table:table-cell>
          <table:table-cell table:formula="of:=[cl_device_fp_config.D2]" office:value-type="float" office:value="1" calcext:value-type="float">
            <text:p>1</text:p>
          </table:table-cell>
          <table:table-cell table:formula="of:=[cl_device_fp_config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3]" office:value-type="string" office:string-value="(1 &lt;&lt; 1)" calcext:value-type="string">
            <text:p>(1 &lt;&lt; 1)</text:p>
          </table:table-cell>
          <table:table-cell table:formula="of:=[cl_device_fp_config.B3]" office:value-type="string" office:string-value="CL_FP_INF_NAN" calcext:value-type="string">
            <text:p>CL_FP_INF_NAN</text:p>
          </table:table-cell>
          <table:table-cell table:formula="of:=[cl_device_fp_config.C3]" office:value-type="float" office:value="1" calcext:value-type="float">
            <text:p>1</text:p>
          </table:table-cell>
          <table:table-cell table:formula="of:=[cl_device_fp_config.D3]" office:value-type="float" office:value="1" calcext:value-type="float">
            <text:p>1</text:p>
          </table:table-cell>
          <table:table-cell table:formula="of:=[cl_device_fp_config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4]" office:value-type="string" office:string-value="(1 &lt;&lt; 2)" calcext:value-type="string">
            <text:p>(1 &lt;&lt; 2)</text:p>
          </table:table-cell>
          <table:table-cell table:formula="of:=[cl_device_fp_config.B4]" office:value-type="string" office:string-value="CL_FP_ROUND_TO_NEAREST" calcext:value-type="string">
            <text:p>CL_FP_ROUND_TO_NEAREST</text:p>
          </table:table-cell>
          <table:table-cell table:formula="of:=[cl_device_fp_config.C4]" office:value-type="float" office:value="1" calcext:value-type="float">
            <text:p>1</text:p>
          </table:table-cell>
          <table:table-cell table:formula="of:=[cl_device_fp_config.D4]" office:value-type="float" office:value="1" calcext:value-type="float">
            <text:p>1</text:p>
          </table:table-cell>
          <table:table-cell table:formula="of:=[cl_device_fp_config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5]" office:value-type="string" office:string-value="(1 &lt;&lt; 3)" calcext:value-type="string">
            <text:p>(1 &lt;&lt; 3)</text:p>
          </table:table-cell>
          <table:table-cell table:formula="of:=[cl_device_fp_config.B5]" office:value-type="string" office:string-value="CL_FP_ROUND_TO_ZERO" calcext:value-type="string">
            <text:p>CL_FP_ROUND_TO_ZERO</text:p>
          </table:table-cell>
          <table:table-cell table:formula="of:=[cl_device_fp_config.C5]" office:value-type="float" office:value="1" calcext:value-type="float">
            <text:p>1</text:p>
          </table:table-cell>
          <table:table-cell table:formula="of:=[cl_device_fp_config.D5]" office:value-type="float" office:value="1" calcext:value-type="float">
            <text:p>1</text:p>
          </table:table-cell>
          <table:table-cell table:formula="of:=[cl_device_fp_config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6]" office:value-type="string" office:string-value="(1 &lt;&lt; 4)" calcext:value-type="string">
            <text:p>(1 &lt;&lt; 4)</text:p>
          </table:table-cell>
          <table:table-cell table:formula="of:=[cl_device_fp_config.B6]" office:value-type="string" office:string-value="CL_FP_ROUND_TO_INF" calcext:value-type="string">
            <text:p>CL_FP_ROUND_TO_INF</text:p>
          </table:table-cell>
          <table:table-cell table:formula="of:=[cl_device_fp_config.C6]" office:value-type="float" office:value="1" calcext:value-type="float">
            <text:p>1</text:p>
          </table:table-cell>
          <table:table-cell table:formula="of:=[cl_device_fp_config.D6]" office:value-type="float" office:value="1" calcext:value-type="float">
            <text:p>1</text:p>
          </table:table-cell>
          <table:table-cell table:formula="of:=[cl_device_fp_config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7]" office:value-type="string" office:string-value="(1 &lt;&lt; 5)" calcext:value-type="string">
            <text:p>(1 &lt;&lt; 5)</text:p>
          </table:table-cell>
          <table:table-cell table:formula="of:=[cl_device_fp_config.B7]" office:value-type="string" office:string-value="CL_FP_FMA" calcext:value-type="string">
            <text:p>CL_FP_FMA</text:p>
          </table:table-cell>
          <table:table-cell table:formula="of:=[cl_device_fp_config.C7]" office:value-type="float" office:value="1" calcext:value-type="float">
            <text:p>1</text:p>
          </table:table-cell>
          <table:table-cell table:formula="of:=[cl_device_fp_config.D7]" office:value-type="float" office:value="1" calcext:value-type="float">
            <text:p>1</text:p>
          </table:table-cell>
          <table:table-cell table:formula="of:=[cl_device_fp_config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8]" office:value-type="string" office:string-value="(1 &lt;&lt; 6)" calcext:value-type="string">
            <text:p>(1 &lt;&lt; 6)</text:p>
          </table:table-cell>
          <table:table-cell table:formula="of:=[cl_device_fp_config.B8]" office:value-type="string" office:string-value="CL_FP_SOFT_FLOAT" calcext:value-type="string">
            <text:p>CL_FP_SOFT_FLOAT</text:p>
          </table:table-cell>
          <table:table-cell table:formula="of:=[cl_device_fp_config.C8]" office:value-type="float" office:value="0" calcext:value-type="float">
            <text:p>0</text:p>
          </table:table-cell>
          <table:table-cell table:formula="of:=[cl_device_fp_config.D8]" office:value-type="float" office:value="1" calcext:value-type="float">
            <text:p>1</text:p>
          </table:table-cell>
          <table:table-cell table:formula="of:=[cl_device_fp_config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9]" office:value-type="string" office:string-value="(1 &lt;&lt; 7)" calcext:value-type="string">
            <text:p>(1 &lt;&lt; 7)</text:p>
          </table:table-cell>
          <table:table-cell table:formula="of:=[cl_device_fp_config.B9]" office:value-type="string" office:string-value="CL_FP_CORRECTLY_ROUNDED_DIVIDE_SQRT" calcext:value-type="string">
            <text:p>CL_FP_CORRECTLY_ROUNDED_DIVIDE_SQRT</text:p>
          </table:table-cell>
          <table:table-cell table:formula="of:=[cl_device_fp_config.C9]" office:value-type="float" office:value="0" calcext:value-type="float">
            <text:p>0</text:p>
          </table:table-cell>
          <table:table-cell table:formula="of:=[cl_device_fp_config.D9]" office:value-type="float" office:value="0" calcext:value-type="float">
            <text:p>0</text:p>
          </table:table-cell>
          <table:table-cell table:formula="of:=[cl_device_fp_config.E9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mem_cach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mem_cache_type.A2]" office:value-type="string" office:string-value="0x0" calcext:value-type="string">
            <text:p>0x0</text:p>
          </table:table-cell>
          <table:table-cell table:formula="of:=[cl_device_mem_cache_type.B2]" office:value-type="string" office:string-value="CL_NONE" calcext:value-type="string">
            <text:p>CL_NONE</text:p>
          </table:table-cell>
          <table:table-cell table:formula="of:=[cl_device_mem_cache_type.C2]" office:value-type="float" office:value="1" calcext:value-type="float">
            <text:p>1</text:p>
          </table:table-cell>
          <table:table-cell table:formula="of:=[cl_device_mem_cache_type.D2]" office:value-type="float" office:value="1" calcext:value-type="float">
            <text:p>1</text:p>
          </table:table-cell>
          <table:table-cell table:formula="of:=[cl_device_mem_cach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3]" office:value-type="string" office:string-value="0x1" calcext:value-type="string">
            <text:p>0x1</text:p>
          </table:table-cell>
          <table:table-cell table:formula="of:=[cl_device_mem_cache_type.B3]" office:value-type="string" office:string-value="CL_READ_ONLY_CACHE" calcext:value-type="string">
            <text:p>CL_READ_ONLY_CACHE</text:p>
          </table:table-cell>
          <table:table-cell table:formula="of:=[cl_device_mem_cache_type.C3]" office:value-type="float" office:value="1" calcext:value-type="float">
            <text:p>1</text:p>
          </table:table-cell>
          <table:table-cell table:formula="of:=[cl_device_mem_cache_type.D3]" office:value-type="float" office:value="1" calcext:value-type="float">
            <text:p>1</text:p>
          </table:table-cell>
          <table:table-cell table:formula="of:=[cl_device_mem_cach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4]" office:value-type="string" office:string-value="0x2" calcext:value-type="string">
            <text:p>0x2</text:p>
          </table:table-cell>
          <table:table-cell table:formula="of:=[cl_device_mem_cache_type.B4]" office:value-type="string" office:string-value="CL_READ_WRITE_CACHE" calcext:value-type="string">
            <text:p>CL_READ_WRITE_CACHE</text:p>
          </table:table-cell>
          <table:table-cell table:formula="of:=[cl_device_mem_cache_type.C4]" office:value-type="float" office:value="1" calcext:value-type="float">
            <text:p>1</text:p>
          </table:table-cell>
          <table:table-cell table:formula="of:=[cl_device_mem_cache_type.D4]" office:value-type="float" office:value="1" calcext:value-type="float">
            <text:p>1</text:p>
          </table:table-cell>
          <table:table-cell table:formula="of:=[cl_device_mem_cach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8" table:number-rows-spanned="1">
            <text:p># cl_device_local_mem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local_mem_type.A2]" office:value-type="string" office:string-value="0x1" calcext:value-type="string">
            <text:p>0x1</text:p>
          </table:table-cell>
          <table:table-cell table:formula="of:=[cl_device_local_mem_type.B2]" office:value-type="string" office:string-value="CL_LOCAL" calcext:value-type="string">
            <text:p>CL_LOCAL</text:p>
          </table:table-cell>
          <table:table-cell table:formula="of:=[cl_device_local_mem_type.C2]" office:value-type="float" office:value="1" calcext:value-type="float">
            <text:p>1</text:p>
          </table:table-cell>
          <table:table-cell table:formula="of:=[cl_device_local_mem_type.D2]" office:value-type="float" office:value="1" calcext:value-type="float">
            <text:p>1</text:p>
          </table:table-cell>
          <table:table-cell table:formula="of:=[cl_device_local_mem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local_mem_type.A3]" office:value-type="string" office:string-value="0x2" calcext:value-type="string">
            <text:p>0x2</text:p>
          </table:table-cell>
          <table:table-cell table:formula="of:=[cl_device_local_mem_type.B3]" office:value-type="string" office:string-value="CL_GLOBAL" calcext:value-type="string">
            <text:p>CL_GLOBAL</text:p>
          </table:table-cell>
          <table:table-cell table:formula="of:=[cl_device_local_mem_type.C3]" office:value-type="float" office:value="1" calcext:value-type="float">
            <text:p>1</text:p>
          </table:table-cell>
          <table:table-cell table:formula="of:=[cl_device_local_mem_type.D3]" office:value-type="float" office:value="1" calcext:value-type="float">
            <text:p>1</text:p>
          </table:table-cell>
          <table:table-cell table:formula="of:=[cl_device_local_mem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exec_capabili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e_exec_capabilities.A2]" office:value-type="string" office:string-value="(1 &lt;&lt; 0)" calcext:value-type="string">
            <text:p>(1 &lt;&lt; 0)</text:p>
          </table:table-cell>
          <table:table-cell table:formula="of:=[cl_devie_exec_capabilities.B2]" office:value-type="string" office:string-value="CL_EXEC_KERNEL" calcext:value-type="string">
            <text:p>CL_EXEC_KERNEL</text:p>
          </table:table-cell>
          <table:table-cell table:formula="of:=[cl_devie_exec_capabilities.C2]" office:value-type="float" office:value="1" calcext:value-type="float">
            <text:p>1</text:p>
          </table:table-cell>
          <table:table-cell table:formula="of:=[cl_devie_exec_capabilities.D2]" office:value-type="float" office:value="1" calcext:value-type="float">
            <text:p>1</text:p>
          </table:table-cell>
          <table:table-cell table:formula="of:=[cl_devie_exec_capabili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e_exec_capabilities.A3]" office:value-type="string" office:string-value="(1 &lt;&lt; 1)" calcext:value-type="string">
            <text:p>(1 &lt;&lt; 1)</text:p>
          </table:table-cell>
          <table:table-cell table:formula="of:=[cl_devie_exec_capabilities.B3]" office:value-type="string" office:string-value="CL_EXEC_NATIVE_KERNEL" calcext:value-type="string">
            <text:p>CL_EXEC_NATIVE_KERNEL</text:p>
          </table:table-cell>
          <table:table-cell table:formula="of:=[cl_devie_exec_capabilities.C3]" office:value-type="float" office:value="1" calcext:value-type="float">
            <text:p>1</text:p>
          </table:table-cell>
          <table:table-cell table:formula="of:=[cl_devie_exec_capabilities.D3]" office:value-type="float" office:value="1" calcext:value-type="float">
            <text:p>1</text:p>
          </table:table-cell>
          <table:table-cell table:formula="of:=[cl_devie_exec_capabili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7" table:number-rows-spanned="1">
            <text:p># cl_device_command_queue_properti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command_queue_properties.A2]" office:value-type="string" office:string-value="(1 &lt;&lt; 0)" calcext:value-type="string">
            <text:p>(1 &lt;&lt; 0)</text:p>
          </table:table-cell>
          <table:table-cell table:formula="of:=[cl_command_queue_properties.B2]" office:value-type="string" office:string-value="CL_QUEUE_OUT_OF_ORDER_EXEC_MODE_ENABLE" calcext:value-type="string">
            <text:p>CL_QUEUE_OUT_OF_ORDER_EXEC_MODE_ENABLE</text:p>
          </table:table-cell>
          <table:table-cell table:formula="of:=[cl_command_queue_properties.C2]" office:value-type="float" office:value="1" calcext:value-type="float">
            <text:p>1</text:p>
          </table:table-cell>
          <table:table-cell table:formula="of:=[cl_command_queue_properties.D2]" office:value-type="float" office:value="1" calcext:value-type="float">
            <text:p>1</text:p>
          </table:table-cell>
          <table:table-cell table:formula="of:=[cl_command_queue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properties.A3]" office:value-type="string" office:string-value="(1 &lt;&lt; 1)" calcext:value-type="string">
            <text:p>(1 &lt;&lt; 1)</text:p>
          </table:table-cell>
          <table:table-cell table:formula="of:=[cl_command_queue_properties.B3]" office:value-type="string" office:string-value="CL_QUEUE_PROFILING_ENABLE" calcext:value-type="string">
            <text:p>CL_QUEUE_PROFILING_ENABLE</text:p>
          </table:table-cell>
          <table:table-cell table:formula="of:=[cl_command_queue_properties.C3]" office:value-type="float" office:value="1" calcext:value-type="float">
            <text:p>1</text:p>
          </table:table-cell>
          <table:table-cell table:formula="of:=[cl_command_queue_properties.D3]" office:value-type="float" office:value="1" calcext:value-type="float">
            <text:p>1</text:p>
          </table:table-cell>
          <table:table-cell table:formula="of:=[cl_command_queue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ontex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info.A2]" office:value-type="string" office:string-value="0x1080" calcext:value-type="string">
            <text:p>0x1080</text:p>
          </table:table-cell>
          <table:table-cell table:formula="of:=[cl_context_info.B2]" office:value-type="string" office:string-value="CL_CONTEXT_REFERENCE_COUNT" calcext:value-type="string">
            <text:p>CL_CONTEXT_REFERENCE_COUNT</text:p>
          </table:table-cell>
          <table:table-cell table:formula="of:=[cl_context_info.C2]" office:value-type="float" office:value="1" calcext:value-type="float">
            <text:p>1</text:p>
          </table:table-cell>
          <table:table-cell table:formula="of:=[cl_context_info.D2]" office:value-type="float" office:value="1" calcext:value-type="float">
            <text:p>1</text:p>
          </table:table-cell>
          <table:table-cell table:formula="of:=[cl_contex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3]" office:value-type="string" office:string-value="0x1081" calcext:value-type="string">
            <text:p>0x1081</text:p>
          </table:table-cell>
          <table:table-cell table:formula="of:=[cl_context_info.B3]" office:value-type="string" office:string-value="CL_CONTEXT_DEVICES" calcext:value-type="string">
            <text:p>CL_CONTEXT_DEVICES</text:p>
          </table:table-cell>
          <table:table-cell table:formula="of:=[cl_context_info.C3]" office:value-type="float" office:value="1" calcext:value-type="float">
            <text:p>1</text:p>
          </table:table-cell>
          <table:table-cell table:formula="of:=[cl_context_info.D3]" office:value-type="float" office:value="1" calcext:value-type="float">
            <text:p>1</text:p>
          </table:table-cell>
          <table:table-cell table:formula="of:=[cl_contex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4]" office:value-type="string" office:string-value="0x1082" calcext:value-type="string">
            <text:p>0x1082</text:p>
          </table:table-cell>
          <table:table-cell table:formula="of:=[cl_context_info.B4]" office:value-type="string" office:string-value="CL_CONTEXT_PROPERTIES" calcext:value-type="string">
            <text:p>CL_CONTEXT_PROPERTIES</text:p>
          </table:table-cell>
          <table:table-cell table:formula="of:=[cl_context_info.C4]" office:value-type="float" office:value="1" calcext:value-type="float">
            <text:p>1</text:p>
          </table:table-cell>
          <table:table-cell table:formula="of:=[cl_context_info.D4]" office:value-type="float" office:value="1" calcext:value-type="float">
            <text:p>1</text:p>
          </table:table-cell>
          <table:table-cell table:formula="of:=[cl_contex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5]" office:value-type="string" office:string-value="0x1083" calcext:value-type="string">
            <text:p>0x1083</text:p>
          </table:table-cell>
          <table:table-cell table:formula="of:=[cl_context_info.B5]" office:value-type="string" office:string-value="CL_CONTEXT_NUM_DEVICES" calcext:value-type="string">
            <text:p>CL_CONTEXT_NUM_DEVICES</text:p>
          </table:table-cell>
          <table:table-cell table:formula="of:=[cl_context_info.C5]" office:value-type="float" office:value="0" calcext:value-type="float">
            <text:p>0</text:p>
          </table:table-cell>
          <table:table-cell table:formula="of:=[cl_context_info.D5]" office:value-type="float" office:value="1" calcext:value-type="float">
            <text:p>1</text:p>
          </table:table-cell>
          <table:table-cell table:formula="of:=[cl_contex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ontext_proper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properties.A2]" office:value-type="string" office:string-value="0x1084" calcext:value-type="string">
            <text:p>0x1084</text:p>
          </table:table-cell>
          <table:table-cell table:formula="of:=[cl_context_properties.B2]" office:value-type="string" office:string-value="CL_CONTEXT_PLATFORM" calcext:value-type="string">
            <text:p>CL_CONTEXT_PLATFORM</text:p>
          </table:table-cell>
          <table:table-cell table:formula="of:=[cl_context_properties.C2]" office:value-type="float" office:value="1" calcext:value-type="float">
            <text:p>1</text:p>
          </table:table-cell>
          <table:table-cell table:formula="of:=[cl_context_properties.D2]" office:value-type="float" office:value="1" calcext:value-type="float">
            <text:p>1</text:p>
          </table:table-cell>
          <table:table-cell table:formula="of:=[cl_context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properties.A3]" office:value-type="string" office:string-value="0x1085" calcext:value-type="string">
            <text:p>0x1085</text:p>
          </table:table-cell>
          <table:table-cell table:formula="of:=[cl_context_properties.B3]" office:value-type="string" office:string-value="CL_CONTEXT_INTEROP_USER_SYNC" calcext:value-type="string">
            <text:p>CL_CONTEXT_INTEROP_USER_SYNC</text:p>
          </table:table-cell>
          <table:table-cell table:formula="of:=[cl_context_properties.C3]" office:value-type="float" office:value="0" calcext:value-type="float">
            <text:p>0</text:p>
          </table:table-cell>
          <table:table-cell table:formula="of:=[cl_context_properties.D3]" office:value-type="float" office:value="0" calcext:value-type="float">
            <text:p>0</text:p>
          </table:table-cell>
          <table:table-cell table:formula="of:=[cl_context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partition_property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partition_property.A2]" office:value-type="string" office:string-value="0x1086" calcext:value-type="string">
            <text:p>0x1086</text:p>
          </table:table-cell>
          <table:table-cell table:formula="of:=[cl_device_partition_property.B2]" office:value-type="string" office:string-value="CL_DEVICE_PARTITION_EQUALLY" calcext:value-type="string">
            <text:p>CL_DEVICE_PARTITION_EQUALLY</text:p>
          </table:table-cell>
          <table:table-cell table:formula="of:=[cl_device_partition_property.C2]" office:value-type="float" office:value="0" calcext:value-type="float">
            <text:p>0</text:p>
          </table:table-cell>
          <table:table-cell table:formula="of:=[cl_device_partition_property.D2]" office:value-type="float" office:value="0" calcext:value-type="float">
            <text:p>0</text:p>
          </table:table-cell>
          <table:table-cell table:formula="of:=[cl_device_partition_property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3]" office:value-type="string" office:string-value="0x1087" calcext:value-type="string">
            <text:p>0x1087</text:p>
          </table:table-cell>
          <table:table-cell table:formula="of:=[cl_device_partition_property.B3]" office:value-type="string" office:string-value="CL_DEVICE_PARTITION_BY_COUNTS" calcext:value-type="string">
            <text:p>CL_DEVICE_PARTITION_BY_COUNTS</text:p>
          </table:table-cell>
          <table:table-cell table:formula="of:=[cl_device_partition_property.C3]" office:value-type="float" office:value="0" calcext:value-type="float">
            <text:p>0</text:p>
          </table:table-cell>
          <table:table-cell table:formula="of:=[cl_device_partition_property.D3]" office:value-type="float" office:value="0" calcext:value-type="float">
            <text:p>0</text:p>
          </table:table-cell>
          <table:table-cell table:formula="of:=[cl_device_partition_property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4]" office:value-type="string" office:string-value="0x0" calcext:value-type="string">
            <text:p>0x0</text:p>
          </table:table-cell>
          <table:table-cell table:formula="of:=[cl_device_partition_property.B4]" office:value-type="string" office:string-value="CL_DEVICE_PARTITION_BY_COUNTS_LIST_END" calcext:value-type="string">
            <text:p>CL_DEVICE_PARTITION_BY_COUNTS_LIST_END</text:p>
          </table:table-cell>
          <table:table-cell table:formula="of:=[cl_device_partition_property.C4]" office:value-type="float" office:value="0" calcext:value-type="float">
            <text:p>0</text:p>
          </table:table-cell>
          <table:table-cell table:formula="of:=[cl_device_partition_property.D4]" office:value-type="float" office:value="0" calcext:value-type="float">
            <text:p>0</text:p>
          </table:table-cell>
          <table:table-cell table:formula="of:=[cl_device_partition_property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5]" office:value-type="string" office:string-value="0x1088" calcext:value-type="string">
            <text:p>0x1088</text:p>
          </table:table-cell>
          <table:table-cell table:formula="of:=[cl_device_partition_property.B5]" office:value-type="string" office:string-value="CL_DEVICE_PARTITION_BY_AFFINITY_DOMAIN" calcext:value-type="string">
            <text:p>CL_DEVICE_PARTITION_BY_AFFINITY_DOMAIN</text:p>
          </table:table-cell>
          <table:table-cell table:formula="of:=[cl_device_partition_property.C5]" office:value-type="float" office:value="0" calcext:value-type="float">
            <text:p>0</text:p>
          </table:table-cell>
          <table:table-cell table:formula="of:=[cl_device_partition_property.D5]" office:value-type="float" office:value="0" calcext:value-type="float">
            <text:p>0</text:p>
          </table:table-cell>
          <table:table-cell table:formula="of:=[cl_device_partition_property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device_affinity_domai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affinity_domain.A2]" office:value-type="string" office:string-value="(1 &lt;&lt; 0)" calcext:value-type="string">
            <text:p>(1 &lt;&lt; 0)</text:p>
          </table:table-cell>
          <table:table-cell table:formula="of:=[cl_device_affinity_domain.B2]" office:value-type="string" office:string-value="CL_DEVICE_AFFINITY_DOMAIN_NUMA" calcext:value-type="string">
            <text:p>CL_DEVICE_AFFINITY_DOMAIN_NUMA</text:p>
          </table:table-cell>
          <table:table-cell table:formula="of:=[cl_device_affinity_domain.C2]" office:value-type="float" office:value="0" calcext:value-type="float">
            <text:p>0</text:p>
          </table:table-cell>
          <table:table-cell table:formula="of:=[cl_device_affinity_domain.D2]" office:value-type="float" office:value="0" calcext:value-type="float">
            <text:p>0</text:p>
          </table:table-cell>
          <table:table-cell table:formula="of:=[cl_device_affinity_domain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3]" office:value-type="string" office:string-value="(1 &lt;&lt; 1)" calcext:value-type="string">
            <text:p>(1 &lt;&lt; 1)</text:p>
          </table:table-cell>
          <table:table-cell table:formula="of:=[cl_device_affinity_domain.B3]" office:value-type="string" office:string-value="CL_DEVICE_AFFINITY_DOMAIN_L4_CACHE" calcext:value-type="string">
            <text:p>CL_DEVICE_AFFINITY_DOMAIN_L4_CACHE</text:p>
          </table:table-cell>
          <table:table-cell table:formula="of:=[cl_device_affinity_domain.C3]" office:value-type="float" office:value="0" calcext:value-type="float">
            <text:p>0</text:p>
          </table:table-cell>
          <table:table-cell table:formula="of:=[cl_device_affinity_domain.D3]" office:value-type="float" office:value="0" calcext:value-type="float">
            <text:p>0</text:p>
          </table:table-cell>
          <table:table-cell table:formula="of:=[cl_device_affinity_domain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4]" office:value-type="string" office:string-value="(1 &lt;&lt; 2)" calcext:value-type="string">
            <text:p>(1 &lt;&lt; 2)</text:p>
          </table:table-cell>
          <table:table-cell table:formula="of:=[cl_device_affinity_domain.B4]" office:value-type="string" office:string-value="CL_DEVICE_AFFINITY_DOMAIN_L3_CACHE" calcext:value-type="string">
            <text:p>CL_DEVICE_AFFINITY_DOMAIN_L3_CACHE</text:p>
          </table:table-cell>
          <table:table-cell table:formula="of:=[cl_device_affinity_domain.C4]" office:value-type="float" office:value="0" calcext:value-type="float">
            <text:p>0</text:p>
          </table:table-cell>
          <table:table-cell table:formula="of:=[cl_device_affinity_domain.D4]" office:value-type="float" office:value="0" calcext:value-type="float">
            <text:p>0</text:p>
          </table:table-cell>
          <table:table-cell table:formula="of:=[cl_device_affinity_domain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5]" office:value-type="string" office:string-value="(1 &lt;&lt; 3)" calcext:value-type="string">
            <text:p>(1 &lt;&lt; 3)</text:p>
          </table:table-cell>
          <table:table-cell table:formula="of:=[cl_device_affinity_domain.B5]" office:value-type="string" office:string-value="CL_DEVICE_AFFINITY_DOMAIN_L2_CACHE" calcext:value-type="string">
            <text:p>CL_DEVICE_AFFINITY_DOMAIN_L2_CACHE</text:p>
          </table:table-cell>
          <table:table-cell table:formula="of:=[cl_device_affinity_domain.C5]" office:value-type="float" office:value="0" calcext:value-type="float">
            <text:p>0</text:p>
          </table:table-cell>
          <table:table-cell table:formula="of:=[cl_device_affinity_domain.D5]" office:value-type="float" office:value="0" calcext:value-type="float">
            <text:p>0</text:p>
          </table:table-cell>
          <table:table-cell table:formula="of:=[cl_device_affinity_domain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6]" office:value-type="string" office:string-value="(1 &lt;&lt; 4)" calcext:value-type="string">
            <text:p>(1 &lt;&lt; 4)</text:p>
          </table:table-cell>
          <table:table-cell table:formula="of:=[cl_device_affinity_domain.B6]" office:value-type="string" office:string-value="CL_DEVICE_AFFINITY_DOMAIN_L1_CACHE" calcext:value-type="string">
            <text:p>CL_DEVICE_AFFINITY_DOMAIN_L1_CACHE</text:p>
          </table:table-cell>
          <table:table-cell table:formula="of:=[cl_device_affinity_domain.C6]" office:value-type="float" office:value="0" calcext:value-type="float">
            <text:p>0</text:p>
          </table:table-cell>
          <table:table-cell table:formula="of:=[cl_device_affinity_domain.D6]" office:value-type="float" office:value="0" calcext:value-type="float">
            <text:p>0</text:p>
          </table:table-cell>
          <table:table-cell table:formula="of:=[cl_device_affinity_domain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7]" office:value-type="string" office:string-value="(1 &lt;&lt; 5)" calcext:value-type="string">
            <text:p>(1 &lt;&lt; 5)</text:p>
          </table:table-cell>
          <table:table-cell table:formula="of:=[cl_device_affinity_domain.B7]" office:value-type="string" office:string-value="CL_DEVICE_AFFINITY_DOMAIN_NEXT_PARTITIONABLE" calcext:value-type="string">
            <text:p>CL_DEVICE_AFFINITY_DOMAIN_NEXT_PARTITIONABLE</text:p>
          </table:table-cell>
          <table:table-cell table:formula="of:=[cl_device_affinity_domain.C7]" office:value-type="float" office:value="0" calcext:value-type="float">
            <text:p>0</text:p>
          </table:table-cell>
          <table:table-cell table:formula="of:=[cl_device_affinity_domain.D7]" office:value-type="float" office:value="0" calcext:value-type="float">
            <text:p>0</text:p>
          </table:table-cell>
          <table:table-cell table:formula="of:=[cl_device_affinity_domain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ommand_queu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mmand_queue_info.A2]" office:value-type="string" office:string-value="0x1090" calcext:value-type="string">
            <text:p>0x1090</text:p>
          </table:table-cell>
          <table:table-cell table:formula="of:=[cl_command_queue_info.B2]" office:value-type="string" office:string-value="CL_QUEUE_CONTEXT" calcext:value-type="string">
            <text:p>CL_QUEUE_CONTEXT</text:p>
          </table:table-cell>
          <table:table-cell table:formula="of:=[cl_command_queue_info.C2]" office:value-type="float" office:value="1" calcext:value-type="float">
            <text:p>1</text:p>
          </table:table-cell>
          <table:table-cell table:formula="of:=[cl_command_queue_info.D2]" office:value-type="float" office:value="1" calcext:value-type="float">
            <text:p>1</text:p>
          </table:table-cell>
          <table:table-cell table:formula="of:=[cl_command_queu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3]" office:value-type="string" office:string-value="0x1091" calcext:value-type="string">
            <text:p>0x1091</text:p>
          </table:table-cell>
          <table:table-cell table:formula="of:=[cl_command_queue_info.B3]" office:value-type="string" office:string-value="CL_QUEUE_DEVICE" calcext:value-type="string">
            <text:p>CL_QUEUE_DEVICE</text:p>
          </table:table-cell>
          <table:table-cell table:formula="of:=[cl_command_queue_info.C3]" office:value-type="float" office:value="1" calcext:value-type="float">
            <text:p>1</text:p>
          </table:table-cell>
          <table:table-cell table:formula="of:=[cl_command_queue_info.D3]" office:value-type="float" office:value="1" calcext:value-type="float">
            <text:p>1</text:p>
          </table:table-cell>
          <table:table-cell table:formula="of:=[cl_command_queu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4]" office:value-type="string" office:string-value="0x1092" calcext:value-type="string">
            <text:p>0x1092</text:p>
          </table:table-cell>
          <table:table-cell table:formula="of:=[cl_command_queue_info.B4]" office:value-type="string" office:string-value="CL_QUEUE_REFERENCE_COUNT" calcext:value-type="string">
            <text:p>CL_QUEUE_REFERENCE_COUNT</text:p>
          </table:table-cell>
          <table:table-cell table:formula="of:=[cl_command_queue_info.C4]" office:value-type="float" office:value="1" calcext:value-type="float">
            <text:p>1</text:p>
          </table:table-cell>
          <table:table-cell table:formula="of:=[cl_command_queue_info.D4]" office:value-type="float" office:value="1" calcext:value-type="float">
            <text:p>1</text:p>
          </table:table-cell>
          <table:table-cell table:formula="of:=[cl_command_queu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5]" office:value-type="string" office:string-value="0x1093" calcext:value-type="string">
            <text:p>0x1093</text:p>
          </table:table-cell>
          <table:table-cell table:formula="of:=[cl_command_queue_info.B5]" office:value-type="string" office:string-value="CL_QUEUE_PROPERTIES" calcext:value-type="string">
            <text:p>CL_QUEUE_PROPERTIES</text:p>
          </table:table-cell>
          <table:table-cell table:formula="of:=[cl_command_queue_info.C5]" office:value-type="float" office:value="1" calcext:value-type="float">
            <text:p>1</text:p>
          </table:table-cell>
          <table:table-cell table:formula="of:=[cl_command_queue_info.D5]" office:value-type="float" office:value="1" calcext:value-type="float">
            <text:p>1</text:p>
          </table:table-cell>
          <table:table-cell table:formula="of:=[cl_command_queu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em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flags.A2]" office:value-type="string" office:string-value="(1 &lt;&lt; 0)" calcext:value-type="string">
            <text:p>(1 &lt;&lt; 0)</text:p>
          </table:table-cell>
          <table:table-cell table:formula="of:=[cl_mem_flags.B2]" office:value-type="string" office:string-value="CL_MEM_READ_WRITE" calcext:value-type="string">
            <text:p>CL_MEM_READ_WRITE</text:p>
          </table:table-cell>
          <table:table-cell table:formula="of:=[cl_mem_flags.C2]" office:value-type="float" office:value="1" calcext:value-type="float">
            <text:p>1</text:p>
          </table:table-cell>
          <table:table-cell table:formula="of:=[cl_mem_flags.D2]" office:value-type="float" office:value="1" calcext:value-type="float">
            <text:p>1</text:p>
          </table:table-cell>
          <table:table-cell table:formula="of:=[cl_mem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3]" office:value-type="string" office:string-value="(1 &lt;&lt; 1)" calcext:value-type="string">
            <text:p>(1 &lt;&lt; 1)</text:p>
          </table:table-cell>
          <table:table-cell table:formula="of:=[cl_mem_flags.B3]" office:value-type="string" office:string-value="CL_MEM_WRITE_ONLY" calcext:value-type="string">
            <text:p>CL_MEM_WRITE_ONLY</text:p>
          </table:table-cell>
          <table:table-cell table:formula="of:=[cl_mem_flags.C3]" office:value-type="float" office:value="1" calcext:value-type="float">
            <text:p>1</text:p>
          </table:table-cell>
          <table:table-cell table:formula="of:=[cl_mem_flags.D3]" office:value-type="float" office:value="1" calcext:value-type="float">
            <text:p>1</text:p>
          </table:table-cell>
          <table:table-cell table:formula="of:=[cl_mem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4]" office:value-type="string" office:string-value="(1 &lt;&lt; 2)" calcext:value-type="string">
            <text:p>(1 &lt;&lt; 2)</text:p>
          </table:table-cell>
          <table:table-cell table:formula="of:=[cl_mem_flags.B4]" office:value-type="string" office:string-value="CL_MEM_READ_ONLY" calcext:value-type="string">
            <text:p>CL_MEM_READ_ONLY</text:p>
          </table:table-cell>
          <table:table-cell table:formula="of:=[cl_mem_flags.C4]" office:value-type="float" office:value="1" calcext:value-type="float">
            <text:p>1</text:p>
          </table:table-cell>
          <table:table-cell table:formula="of:=[cl_mem_flags.D4]" office:value-type="float" office:value="1" calcext:value-type="float">
            <text:p>1</text:p>
          </table:table-cell>
          <table:table-cell table:formula="of:=[cl_mem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5]" office:value-type="string" office:string-value="(1 &lt;&lt; 3)" calcext:value-type="string">
            <text:p>(1 &lt;&lt; 3)</text:p>
          </table:table-cell>
          <table:table-cell table:formula="of:=[cl_mem_flags.B5]" office:value-type="string" office:string-value="CL_MEM_USE_HOST_PTR" calcext:value-type="string">
            <text:p>CL_MEM_USE_HOST_PTR</text:p>
          </table:table-cell>
          <table:table-cell table:formula="of:=[cl_mem_flags.C5]" office:value-type="float" office:value="1" calcext:value-type="float">
            <text:p>1</text:p>
          </table:table-cell>
          <table:table-cell table:formula="of:=[cl_mem_flags.D5]" office:value-type="float" office:value="1" calcext:value-type="float">
            <text:p>1</text:p>
          </table:table-cell>
          <table:table-cell table:formula="of:=[cl_mem_flag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6]" office:value-type="string" office:string-value="(1 &lt;&lt; 4)" calcext:value-type="string">
            <text:p>(1 &lt;&lt; 4)</text:p>
          </table:table-cell>
          <table:table-cell table:formula="of:=[cl_mem_flags.B6]" office:value-type="string" office:string-value="CL_MEM_ALLOC_HOST_PTR" calcext:value-type="string">
            <text:p>CL_MEM_ALLOC_HOST_PTR</text:p>
          </table:table-cell>
          <table:table-cell table:formula="of:=[cl_mem_flags.C6]" office:value-type="float" office:value="1" calcext:value-type="float">
            <text:p>1</text:p>
          </table:table-cell>
          <table:table-cell table:formula="of:=[cl_mem_flags.D6]" office:value-type="float" office:value="1" calcext:value-type="float">
            <text:p>1</text:p>
          </table:table-cell>
          <table:table-cell table:formula="of:=[cl_mem_flags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7]" office:value-type="string" office:string-value="(1 &lt;&lt; 5)" calcext:value-type="string">
            <text:p>(1 &lt;&lt; 5)</text:p>
          </table:table-cell>
          <table:table-cell table:formula="of:=[cl_mem_flags.B7]" office:value-type="string" office:string-value="CL_MEM_COPY_HOST_PTR" calcext:value-type="string">
            <text:p>CL_MEM_COPY_HOST_PTR</text:p>
          </table:table-cell>
          <table:table-cell table:formula="of:=[cl_mem_flags.C7]" office:value-type="float" office:value="1" calcext:value-type="float">
            <text:p>1</text:p>
          </table:table-cell>
          <table:table-cell table:formula="of:=[cl_mem_flags.D7]" office:value-type="float" office:value="1" calcext:value-type="float">
            <text:p>1</text:p>
          </table:table-cell>
          <table:table-cell table:formula="of:=[cl_mem_flags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8]" office:value-type="string" office:string-value="(1 &lt;&lt; 7)" calcext:value-type="string">
            <text:p>(1 &lt;&lt; 7)</text:p>
          </table:table-cell>
          <table:table-cell table:formula="of:=[cl_mem_flags.B8]" office:value-type="string" office:string-value="CL_MEM_HOST_WRITE_ONLY" calcext:value-type="string">
            <text:p>CL_MEM_HOST_WRITE_ONLY</text:p>
          </table:table-cell>
          <table:table-cell table:formula="of:=[cl_mem_flags.C8]" office:value-type="float" office:value="0" calcext:value-type="float">
            <text:p>0</text:p>
          </table:table-cell>
          <table:table-cell table:formula="of:=[cl_mem_flags.D8]" office:value-type="float" office:value="0" calcext:value-type="float">
            <text:p>0</text:p>
          </table:table-cell>
          <table:table-cell table:formula="of:=[cl_mem_flags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9]" office:value-type="string" office:string-value="(1 &lt;&lt; 8)" calcext:value-type="string">
            <text:p>(1 &lt;&lt; 8)</text:p>
          </table:table-cell>
          <table:table-cell table:formula="of:=[cl_mem_flags.B9]" office:value-type="string" office:string-value="CL_MEM_HOST_READ_ONLY" calcext:value-type="string">
            <text:p>CL_MEM_HOST_READ_ONLY</text:p>
          </table:table-cell>
          <table:table-cell table:formula="of:=[cl_mem_flags.C9]" office:value-type="float" office:value="0" calcext:value-type="float">
            <text:p>0</text:p>
          </table:table-cell>
          <table:table-cell table:formula="of:=[cl_mem_flags.D9]" office:value-type="float" office:value="0" calcext:value-type="float">
            <text:p>0</text:p>
          </table:table-cell>
          <table:table-cell table:formula="of:=[cl_mem_flags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10]" office:value-type="string" office:string-value="(1 &lt;&lt; 9)" calcext:value-type="string">
            <text:p>(1 &lt;&lt; 9)</text:p>
          </table:table-cell>
          <table:table-cell table:formula="of:=[cl_mem_flags.B10]" office:value-type="string" office:string-value="CL_MEM_HOST_NO_ACCESS" calcext:value-type="string">
            <text:p>CL_MEM_HOST_NO_ACCESS</text:p>
          </table:table-cell>
          <table:table-cell table:formula="of:=[cl_mem_flags.C10]" office:value-type="float" office:value="0" calcext:value-type="float">
            <text:p>0</text:p>
          </table:table-cell>
          <table:table-cell table:formula="of:=[cl_mem_flags.D10]" office:value-type="float" office:value="0" calcext:value-type="float">
            <text:p>0</text:p>
          </table:table-cell>
          <table:table-cell table:formula="of:=[cl_mem_flags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em_migration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migration_flags.A2]" office:value-type="string" office:string-value="(1 &lt;&lt; 0)" calcext:value-type="string">
            <text:p>(1 &lt;&lt; 0)</text:p>
          </table:table-cell>
          <table:table-cell table:formula="of:=[cl_mem_migration_flags.B2]" office:value-type="string" office:string-value="CL_MIGRATE_MEM_OBJECT_HOST" calcext:value-type="string">
            <text:p>CL_MIGRATE_MEM_OBJECT_HOST</text:p>
          </table:table-cell>
          <table:table-cell table:formula="of:=[cl_mem_migration_flags.C2]" office:value-type="float" office:value="0" calcext:value-type="float">
            <text:p>0</text:p>
          </table:table-cell>
          <table:table-cell table:formula="of:=[cl_mem_migration_flags.D2]" office:value-type="float" office:value="0" calcext:value-type="float">
            <text:p>0</text:p>
          </table:table-cell>
          <table:table-cell table:formula="of:=[cl_mem_migration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migration_flags.A3]" office:value-type="string" office:string-value="(1 &lt;&lt; 1)" calcext:value-type="string">
            <text:p>(1 &lt;&lt; 1)</text:p>
          </table:table-cell>
          <table:table-cell table:formula="of:=[cl_mem_migration_flags.B3]" office:value-type="string" office:string-value="CL_MIGRATE_MEM_OBJECT_CONTENT_UNDEFINED" calcext:value-type="string">
            <text:p>CL_MIGRATE_MEM_OBJECT_CONTENT_UNDEFINED</text:p>
          </table:table-cell>
          <table:table-cell table:formula="of:=[cl_mem_migration_flags.C3]" office:value-type="float" office:value="0" calcext:value-type="float">
            <text:p>0</text:p>
          </table:table-cell>
          <table:table-cell table:formula="of:=[cl_mem_migration_flags.D3]" office:value-type="float" office:value="0" calcext:value-type="float">
            <text:p>0</text:p>
          </table:table-cell>
          <table:table-cell table:formula="of:=[cl_mem_migration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hannel_ord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order.A2]" office:value-type="string" office:string-value="0x10B0" calcext:value-type="string">
            <text:p>0x10B0</text:p>
          </table:table-cell>
          <table:table-cell table:formula="of:=[cl_channel_order.B2]" office:value-type="string" office:string-value="CL_R" calcext:value-type="string">
            <text:p>CL_R</text:p>
          </table:table-cell>
          <table:table-cell table:formula="of:=[cl_channel_order.C2]" office:value-type="float" office:value="1" calcext:value-type="float">
            <text:p>1</text:p>
          </table:table-cell>
          <table:table-cell table:formula="of:=[cl_channel_order.D2]" office:value-type="float" office:value="1" calcext:value-type="float">
            <text:p>1</text:p>
          </table:table-cell>
          <table:table-cell table:formula="of:=[cl_channel_ord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3]" office:value-type="string" office:string-value="0x10B1" calcext:value-type="string">
            <text:p>0x10B1</text:p>
          </table:table-cell>
          <table:table-cell table:formula="of:=[cl_channel_order.B3]" office:value-type="string" office:string-value="CL_A" calcext:value-type="string">
            <text:p>CL_A</text:p>
          </table:table-cell>
          <table:table-cell table:formula="of:=[cl_channel_order.C3]" office:value-type="float" office:value="1" calcext:value-type="float">
            <text:p>1</text:p>
          </table:table-cell>
          <table:table-cell table:formula="of:=[cl_channel_order.D3]" office:value-type="float" office:value="1" calcext:value-type="float">
            <text:p>1</text:p>
          </table:table-cell>
          <table:table-cell table:formula="of:=[cl_channel_ord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4]" office:value-type="string" office:string-value="0x10B2" calcext:value-type="string">
            <text:p>0x10B2</text:p>
          </table:table-cell>
          <table:table-cell table:formula="of:=[cl_channel_order.B4]" office:value-type="string" office:string-value="CL_RG" calcext:value-type="string">
            <text:p>CL_RG</text:p>
          </table:table-cell>
          <table:table-cell table:formula="of:=[cl_channel_order.C4]" office:value-type="float" office:value="1" calcext:value-type="float">
            <text:p>1</text:p>
          </table:table-cell>
          <table:table-cell table:formula="of:=[cl_channel_order.D4]" office:value-type="float" office:value="1" calcext:value-type="float">
            <text:p>1</text:p>
          </table:table-cell>
          <table:table-cell table:formula="of:=[cl_channel_ord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5]" office:value-type="string" office:string-value="0x10B3" calcext:value-type="string">
            <text:p>0x10B3</text:p>
          </table:table-cell>
          <table:table-cell table:formula="of:=[cl_channel_order.B5]" office:value-type="string" office:string-value="CL_RA" calcext:value-type="string">
            <text:p>CL_RA</text:p>
          </table:table-cell>
          <table:table-cell table:formula="of:=[cl_channel_order.C5]" office:value-type="float" office:value="1" calcext:value-type="float">
            <text:p>1</text:p>
          </table:table-cell>
          <table:table-cell table:formula="of:=[cl_channel_order.D5]" office:value-type="float" office:value="1" calcext:value-type="float">
            <text:p>1</text:p>
          </table:table-cell>
          <table:table-cell table:formula="of:=[cl_channel_ord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6]" office:value-type="string" office:string-value="0x10B4" calcext:value-type="string">
            <text:p>0x10B4</text:p>
          </table:table-cell>
          <table:table-cell table:formula="of:=[cl_channel_order.B6]" office:value-type="string" office:string-value="CL_RGB" calcext:value-type="string">
            <text:p>CL_RGB</text:p>
          </table:table-cell>
          <table:table-cell table:formula="of:=[cl_channel_order.C6]" office:value-type="float" office:value="1" calcext:value-type="float">
            <text:p>1</text:p>
          </table:table-cell>
          <table:table-cell table:formula="of:=[cl_channel_order.D6]" office:value-type="float" office:value="1" calcext:value-type="float">
            <text:p>1</text:p>
          </table:table-cell>
          <table:table-cell table:formula="of:=[cl_channel_order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7]" office:value-type="string" office:string-value="0x10B5" calcext:value-type="string">
            <text:p>0x10B5</text:p>
          </table:table-cell>
          <table:table-cell table:formula="of:=[cl_channel_order.B7]" office:value-type="string" office:string-value="CL_RGBA" calcext:value-type="string">
            <text:p>CL_RGBA</text:p>
          </table:table-cell>
          <table:table-cell table:formula="of:=[cl_channel_order.C7]" office:value-type="float" office:value="1" calcext:value-type="float">
            <text:p>1</text:p>
          </table:table-cell>
          <table:table-cell table:formula="of:=[cl_channel_order.D7]" office:value-type="float" office:value="1" calcext:value-type="float">
            <text:p>1</text:p>
          </table:table-cell>
          <table:table-cell table:formula="of:=[cl_channel_order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8]" office:value-type="string" office:string-value="0x10B6" calcext:value-type="string">
            <text:p>0x10B6</text:p>
          </table:table-cell>
          <table:table-cell table:formula="of:=[cl_channel_order.B8]" office:value-type="string" office:string-value="CL_BGRA" calcext:value-type="string">
            <text:p>CL_BGRA</text:p>
          </table:table-cell>
          <table:table-cell table:formula="of:=[cl_channel_order.C8]" office:value-type="float" office:value="1" calcext:value-type="float">
            <text:p>1</text:p>
          </table:table-cell>
          <table:table-cell table:formula="of:=[cl_channel_order.D8]" office:value-type="float" office:value="1" calcext:value-type="float">
            <text:p>1</text:p>
          </table:table-cell>
          <table:table-cell table:formula="of:=[cl_channel_order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9]" office:value-type="string" office:string-value="0x10B7" calcext:value-type="string">
            <text:p>0x10B7</text:p>
          </table:table-cell>
          <table:table-cell table:formula="of:=[cl_channel_order.B9]" office:value-type="string" office:string-value="CL_ARGB" calcext:value-type="string">
            <text:p>CL_ARGB</text:p>
          </table:table-cell>
          <table:table-cell table:formula="of:=[cl_channel_order.C9]" office:value-type="float" office:value="1" calcext:value-type="float">
            <text:p>1</text:p>
          </table:table-cell>
          <table:table-cell table:formula="of:=[cl_channel_order.D9]" office:value-type="float" office:value="1" calcext:value-type="float">
            <text:p>1</text:p>
          </table:table-cell>
          <table:table-cell table:formula="of:=[cl_channel_order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0]" office:value-type="string" office:string-value="0x10B8" calcext:value-type="string">
            <text:p>0x10B8</text:p>
          </table:table-cell>
          <table:table-cell table:formula="of:=[cl_channel_order.B10]" office:value-type="string" office:string-value="CL_INTENSITY" calcext:value-type="string">
            <text:p>CL_INTENSITY</text:p>
          </table:table-cell>
          <table:table-cell table:formula="of:=[cl_channel_order.C10]" office:value-type="float" office:value="1" calcext:value-type="float">
            <text:p>1</text:p>
          </table:table-cell>
          <table:table-cell table:formula="of:=[cl_channel_order.D10]" office:value-type="float" office:value="1" calcext:value-type="float">
            <text:p>1</text:p>
          </table:table-cell>
          <table:table-cell table:formula="of:=[cl_channel_order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1]" office:value-type="string" office:string-value="0x10B9" calcext:value-type="string">
            <text:p>0x10B9</text:p>
          </table:table-cell>
          <table:table-cell table:formula="of:=[cl_channel_order.B11]" office:value-type="string" office:string-value="CL_LUMINANCE" calcext:value-type="string">
            <text:p>CL_LUMINANCE</text:p>
          </table:table-cell>
          <table:table-cell table:formula="of:=[cl_channel_order.C11]" office:value-type="float" office:value="1" calcext:value-type="float">
            <text:p>1</text:p>
          </table:table-cell>
          <table:table-cell table:formula="of:=[cl_channel_order.D11]" office:value-type="float" office:value="1" calcext:value-type="float">
            <text:p>1</text:p>
          </table:table-cell>
          <table:table-cell table:formula="of:=[cl_channel_order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2]" office:value-type="string" office:string-value="0x10BA" calcext:value-type="string">
            <text:p>0x10BA</text:p>
          </table:table-cell>
          <table:table-cell table:formula="of:=[cl_channel_order.B12]" office:value-type="string" office:string-value="CL_Rx" calcext:value-type="string">
            <text:p>CL_Rx</text:p>
          </table:table-cell>
          <table:table-cell table:formula="of:=[cl_channel_order.C12]" office:value-type="float" office:value="0" calcext:value-type="float">
            <text:p>0</text:p>
          </table:table-cell>
          <table:table-cell table:formula="of:=[cl_channel_order.D12]" office:value-type="float" office:value="1" calcext:value-type="float">
            <text:p>1</text:p>
          </table:table-cell>
          <table:table-cell table:formula="of:=[cl_channel_order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3]" office:value-type="string" office:string-value="0x10BB" calcext:value-type="string">
            <text:p>0x10BB</text:p>
          </table:table-cell>
          <table:table-cell table:formula="of:=[cl_channel_order.B13]" office:value-type="string" office:string-value="CL_RGx" calcext:value-type="string">
            <text:p>CL_RGx</text:p>
          </table:table-cell>
          <table:table-cell table:formula="of:=[cl_channel_order.C13]" office:value-type="float" office:value="0" calcext:value-type="float">
            <text:p>0</text:p>
          </table:table-cell>
          <table:table-cell table:formula="of:=[cl_channel_order.D13]" office:value-type="float" office:value="1" calcext:value-type="float">
            <text:p>1</text:p>
          </table:table-cell>
          <table:table-cell table:formula="of:=[cl_channel_order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4]" office:value-type="string" office:string-value="0x10BC" calcext:value-type="string">
            <text:p>0x10BC</text:p>
          </table:table-cell>
          <table:table-cell table:formula="of:=[cl_channel_order.B14]" office:value-type="string" office:string-value="CL_RGBx" calcext:value-type="string">
            <text:p>CL_RGBx</text:p>
          </table:table-cell>
          <table:table-cell table:formula="of:=[cl_channel_order.C14]" office:value-type="float" office:value="0" calcext:value-type="float">
            <text:p>0</text:p>
          </table:table-cell>
          <table:table-cell table:formula="of:=[cl_channel_order.D14]" office:value-type="float" office:value="1" calcext:value-type="float">
            <text:p>1</text:p>
          </table:table-cell>
          <table:table-cell table:formula="of:=[cl_channel_order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5]" office:value-type="string" office:string-value="0x10BD" calcext:value-type="string">
            <text:p>0x10BD</text:p>
          </table:table-cell>
          <table:table-cell table:formula="of:=[cl_channel_order.B15]" office:value-type="string" office:string-value="CL_DEPTH" calcext:value-type="string">
            <text:p>CL_DEPTH</text:p>
          </table:table-cell>
          <table:table-cell table:formula="of:=[cl_channel_order.C15]" office:value-type="float" office:value="0" calcext:value-type="float">
            <text:p>0</text:p>
          </table:table-cell>
          <table:table-cell table:formula="of:=[cl_channel_order.D15]" office:value-type="float" office:value="0" calcext:value-type="float">
            <text:p>0</text:p>
          </table:table-cell>
          <table:table-cell table:formula="of:=[cl_channel_order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6]" office:value-type="string" office:string-value="0x10BE" calcext:value-type="string">
            <text:p>0x10BE</text:p>
          </table:table-cell>
          <table:table-cell table:formula="of:=[cl_channel_order.B16]" office:value-type="string" office:string-value="CL_DEPTH_STENCIL" calcext:value-type="string">
            <text:p>CL_DEPTH_STENCIL</text:p>
          </table:table-cell>
          <table:table-cell table:formula="of:=[cl_channel_order.C16]" office:value-type="float" office:value="0" calcext:value-type="float">
            <text:p>0</text:p>
          </table:table-cell>
          <table:table-cell table:formula="of:=[cl_channel_order.D16]" office:value-type="float" office:value="0" calcext:value-type="float">
            <text:p>0</text:p>
          </table:table-cell>
          <table:table-cell table:formula="of:=[cl_channel_order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hannel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type.A2]" office:value-type="string" office:string-value="0x10D0" calcext:value-type="string">
            <text:p>0x10D0</text:p>
          </table:table-cell>
          <table:table-cell table:formula="of:=[cl_channel_type.B2]" office:value-type="string" office:string-value="CL_SNORM_INT8" calcext:value-type="string">
            <text:p>CL_SNORM_INT8</text:p>
          </table:table-cell>
          <table:table-cell table:formula="of:=[cl_channel_type.C2]" office:value-type="float" office:value="1" calcext:value-type="float">
            <text:p>1</text:p>
          </table:table-cell>
          <table:table-cell table:formula="of:=[cl_channel_type.D2]" office:value-type="float" office:value="1" calcext:value-type="float">
            <text:p>1</text:p>
          </table:table-cell>
          <table:table-cell table:formula="of:=[cl_channel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3]" office:value-type="string" office:string-value="0x10D1" calcext:value-type="string">
            <text:p>0x10D1</text:p>
          </table:table-cell>
          <table:table-cell table:formula="of:=[cl_channel_type.B3]" office:value-type="string" office:string-value="CL_SNORM_INT16" calcext:value-type="string">
            <text:p>CL_SNORM_INT16</text:p>
          </table:table-cell>
          <table:table-cell table:formula="of:=[cl_channel_type.C3]" office:value-type="float" office:value="1" calcext:value-type="float">
            <text:p>1</text:p>
          </table:table-cell>
          <table:table-cell table:formula="of:=[cl_channel_type.D3]" office:value-type="float" office:value="1" calcext:value-type="float">
            <text:p>1</text:p>
          </table:table-cell>
          <table:table-cell table:formula="of:=[cl_channel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4]" office:value-type="string" office:string-value="0x10D2" calcext:value-type="string">
            <text:p>0x10D2</text:p>
          </table:table-cell>
          <table:table-cell table:formula="of:=[cl_channel_type.B4]" office:value-type="string" office:string-value="CL_UNORM_INT8" calcext:value-type="string">
            <text:p>CL_UNORM_INT8</text:p>
          </table:table-cell>
          <table:table-cell table:formula="of:=[cl_channel_type.C4]" office:value-type="float" office:value="1" calcext:value-type="float">
            <text:p>1</text:p>
          </table:table-cell>
          <table:table-cell table:formula="of:=[cl_channel_type.D4]" office:value-type="float" office:value="1" calcext:value-type="float">
            <text:p>1</text:p>
          </table:table-cell>
          <table:table-cell table:formula="of:=[cl_channel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5]" office:value-type="string" office:string-value="0x10D3" calcext:value-type="string">
            <text:p>0x10D3</text:p>
          </table:table-cell>
          <table:table-cell table:formula="of:=[cl_channel_type.B5]" office:value-type="string" office:string-value="CL_UNORM_INT16" calcext:value-type="string">
            <text:p>CL_UNORM_INT16</text:p>
          </table:table-cell>
          <table:table-cell table:formula="of:=[cl_channel_type.C5]" office:value-type="float" office:value="1" calcext:value-type="float">
            <text:p>1</text:p>
          </table:table-cell>
          <table:table-cell table:formula="of:=[cl_channel_type.D5]" office:value-type="float" office:value="1" calcext:value-type="float">
            <text:p>1</text:p>
          </table:table-cell>
          <table:table-cell table:formula="of:=[cl_channel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6]" office:value-type="string" office:string-value="0x10D4" calcext:value-type="string">
            <text:p>0x10D4</text:p>
          </table:table-cell>
          <table:table-cell table:formula="of:=[cl_channel_type.B6]" office:value-type="string" office:string-value="CL_UNORM_SHORT_565" calcext:value-type="string">
            <text:p>CL_UNORM_SHORT_565</text:p>
          </table:table-cell>
          <table:table-cell table:formula="of:=[cl_channel_type.C6]" office:value-type="float" office:value="1" calcext:value-type="float">
            <text:p>1</text:p>
          </table:table-cell>
          <table:table-cell table:formula="of:=[cl_channel_type.D6]" office:value-type="float" office:value="1" calcext:value-type="float">
            <text:p>1</text:p>
          </table:table-cell>
          <table:table-cell table:formula="of:=[cl_channel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7]" office:value-type="string" office:string-value="0x10D5" calcext:value-type="string">
            <text:p>0x10D5</text:p>
          </table:table-cell>
          <table:table-cell table:formula="of:=[cl_channel_type.B7]" office:value-type="string" office:string-value="CL_UNORM_SHORT_555" calcext:value-type="string">
            <text:p>CL_UNORM_SHORT_555</text:p>
          </table:table-cell>
          <table:table-cell table:formula="of:=[cl_channel_type.C7]" office:value-type="float" office:value="1" calcext:value-type="float">
            <text:p>1</text:p>
          </table:table-cell>
          <table:table-cell table:formula="of:=[cl_channel_type.D7]" office:value-type="float" office:value="1" calcext:value-type="float">
            <text:p>1</text:p>
          </table:table-cell>
          <table:table-cell table:formula="of:=[cl_channel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8]" office:value-type="string" office:string-value="0x10D6" calcext:value-type="string">
            <text:p>0x10D6</text:p>
          </table:table-cell>
          <table:table-cell table:formula="of:=[cl_channel_type.B8]" office:value-type="string" office:string-value="CL_UNORM_INT_101010" calcext:value-type="string">
            <text:p>CL_UNORM_INT_101010</text:p>
          </table:table-cell>
          <table:table-cell table:formula="of:=[cl_channel_type.C8]" office:value-type="float" office:value="1" calcext:value-type="float">
            <text:p>1</text:p>
          </table:table-cell>
          <table:table-cell table:formula="of:=[cl_channel_type.D8]" office:value-type="float" office:value="1" calcext:value-type="float">
            <text:p>1</text:p>
          </table:table-cell>
          <table:table-cell table:formula="of:=[cl_channel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9]" office:value-type="string" office:string-value="0x10D7" calcext:value-type="string">
            <text:p>0x10D7</text:p>
          </table:table-cell>
          <table:table-cell table:formula="of:=[cl_channel_type.B9]" office:value-type="string" office:string-value="CL_SIGNED_INT8" calcext:value-type="string">
            <text:p>CL_SIGNED_INT8</text:p>
          </table:table-cell>
          <table:table-cell table:formula="of:=[cl_channel_type.C9]" office:value-type="float" office:value="1" calcext:value-type="float">
            <text:p>1</text:p>
          </table:table-cell>
          <table:table-cell table:formula="of:=[cl_channel_type.D9]" office:value-type="float" office:value="1" calcext:value-type="float">
            <text:p>1</text:p>
          </table:table-cell>
          <table:table-cell table:formula="of:=[cl_channel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0]" office:value-type="string" office:string-value="0x10D8" calcext:value-type="string">
            <text:p>0x10D8</text:p>
          </table:table-cell>
          <table:table-cell table:formula="of:=[cl_channel_type.B10]" office:value-type="string" office:string-value="CL_SIGNED_INT16" calcext:value-type="string">
            <text:p>CL_SIGNED_INT16</text:p>
          </table:table-cell>
          <table:table-cell table:formula="of:=[cl_channel_type.C10]" office:value-type="float" office:value="1" calcext:value-type="float">
            <text:p>1</text:p>
          </table:table-cell>
          <table:table-cell table:formula="of:=[cl_channel_type.D10]" office:value-type="float" office:value="1" calcext:value-type="float">
            <text:p>1</text:p>
          </table:table-cell>
          <table:table-cell table:formula="of:=[cl_channel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1]" office:value-type="string" office:string-value="0x10D9" calcext:value-type="string">
            <text:p>0x10D9</text:p>
          </table:table-cell>
          <table:table-cell table:formula="of:=[cl_channel_type.B11]" office:value-type="string" office:string-value="CL_SIGNED_INT32" calcext:value-type="string">
            <text:p>CL_SIGNED_INT32</text:p>
          </table:table-cell>
          <table:table-cell table:formula="of:=[cl_channel_type.C11]" office:value-type="float" office:value="1" calcext:value-type="float">
            <text:p>1</text:p>
          </table:table-cell>
          <table:table-cell table:formula="of:=[cl_channel_type.D11]" office:value-type="float" office:value="1" calcext:value-type="float">
            <text:p>1</text:p>
          </table:table-cell>
          <table:table-cell table:formula="of:=[cl_channel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2]" office:value-type="string" office:string-value="0x10DA" calcext:value-type="string">
            <text:p>0x10DA</text:p>
          </table:table-cell>
          <table:table-cell table:formula="of:=[cl_channel_type.B12]" office:value-type="string" office:string-value="CL_UNSIGNED_INT8" calcext:value-type="string">
            <text:p>CL_UNSIGNED_INT8</text:p>
          </table:table-cell>
          <table:table-cell table:formula="of:=[cl_channel_type.C12]" office:value-type="float" office:value="1" calcext:value-type="float">
            <text:p>1</text:p>
          </table:table-cell>
          <table:table-cell table:formula="of:=[cl_channel_type.D12]" office:value-type="float" office:value="1" calcext:value-type="float">
            <text:p>1</text:p>
          </table:table-cell>
          <table:table-cell table:formula="of:=[cl_channel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3]" office:value-type="string" office:string-value="0x10DB" calcext:value-type="string">
            <text:p>0x10DB</text:p>
          </table:table-cell>
          <table:table-cell table:formula="of:=[cl_channel_type.B13]" office:value-type="string" office:string-value="CL_UNSIGNED_INT16" calcext:value-type="string">
            <text:p>CL_UNSIGNED_INT16</text:p>
          </table:table-cell>
          <table:table-cell table:formula="of:=[cl_channel_type.C13]" office:value-type="float" office:value="1" calcext:value-type="float">
            <text:p>1</text:p>
          </table:table-cell>
          <table:table-cell table:formula="of:=[cl_channel_type.D13]" office:value-type="float" office:value="1" calcext:value-type="float">
            <text:p>1</text:p>
          </table:table-cell>
          <table:table-cell table:formula="of:=[cl_channel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4]" office:value-type="string" office:string-value="0x10DC" calcext:value-type="string">
            <text:p>0x10DC</text:p>
          </table:table-cell>
          <table:table-cell table:formula="of:=[cl_channel_type.B14]" office:value-type="string" office:string-value="CL_UNSIGNED_INT32" calcext:value-type="string">
            <text:p>CL_UNSIGNED_INT32</text:p>
          </table:table-cell>
          <table:table-cell table:formula="of:=[cl_channel_type.C14]" office:value-type="float" office:value="1" calcext:value-type="float">
            <text:p>1</text:p>
          </table:table-cell>
          <table:table-cell table:formula="of:=[cl_channel_type.D14]" office:value-type="float" office:value="1" calcext:value-type="float">
            <text:p>1</text:p>
          </table:table-cell>
          <table:table-cell table:formula="of:=[cl_channel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5]" office:value-type="string" office:string-value="0x10DD" calcext:value-type="string">
            <text:p>0x10DD</text:p>
          </table:table-cell>
          <table:table-cell table:formula="of:=[cl_channel_type.B15]" office:value-type="string" office:string-value="CL_HALF_FLOAT" calcext:value-type="string">
            <text:p>CL_HALF_FLOAT</text:p>
          </table:table-cell>
          <table:table-cell table:formula="of:=[cl_channel_type.C15]" office:value-type="float" office:value="1" calcext:value-type="float">
            <text:p>1</text:p>
          </table:table-cell>
          <table:table-cell table:formula="of:=[cl_channel_type.D15]" office:value-type="float" office:value="1" calcext:value-type="float">
            <text:p>1</text:p>
          </table:table-cell>
          <table:table-cell table:formula="of:=[cl_channel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6]" office:value-type="string" office:string-value="0x10DE" calcext:value-type="string">
            <text:p>0x10DE</text:p>
          </table:table-cell>
          <table:table-cell table:formula="of:=[cl_channel_type.B16]" office:value-type="string" office:string-value="CL_FLOAT" calcext:value-type="string">
            <text:p>CL_FLOAT</text:p>
          </table:table-cell>
          <table:table-cell table:formula="of:=[cl_channel_type.C16]" office:value-type="float" office:value="1" calcext:value-type="float">
            <text:p>1</text:p>
          </table:table-cell>
          <table:table-cell table:formula="of:=[cl_channel_type.D16]" office:value-type="float" office:value="1" calcext:value-type="float">
            <text:p>1</text:p>
          </table:table-cell>
          <table:table-cell table:formula="of:=[cl_channel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7]" office:value-type="string" office:string-value="0x10DF" calcext:value-type="string">
            <text:p>0x10DF</text:p>
          </table:table-cell>
          <table:table-cell table:formula="of:=[cl_channel_type.B17]" office:value-type="string" office:string-value="CL_UNORM_INT24" calcext:value-type="string">
            <text:p>CL_UNORM_INT24</text:p>
          </table:table-cell>
          <table:table-cell table:formula="of:=[cl_channel_type.C17]" office:value-type="float" office:value="0" calcext:value-type="float">
            <text:p>0</text:p>
          </table:table-cell>
          <table:table-cell table:formula="of:=[cl_channel_type.D17]" office:value-type="float" office:value="0" calcext:value-type="float">
            <text:p>0</text:p>
          </table:table-cell>
          <table:table-cell table:formula="of:=[cl_channel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em_object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object_type.A2]" office:value-type="string" office:string-value="0x10F0" calcext:value-type="string">
            <text:p>0x10F0</text:p>
          </table:table-cell>
          <table:table-cell table:formula="of:=[cl_mem_object_type.B2]" office:value-type="string" office:string-value="CL_MEM_OBJECT_BUFFER" calcext:value-type="string">
            <text:p>CL_MEM_OBJECT_BUFFER</text:p>
          </table:table-cell>
          <table:table-cell table:formula="of:=[cl_mem_object_type.C2]" office:value-type="float" office:value="1" calcext:value-type="float">
            <text:p>1</text:p>
          </table:table-cell>
          <table:table-cell table:formula="of:=[cl_mem_object_type.D2]" office:value-type="float" office:value="1" calcext:value-type="float">
            <text:p>1</text:p>
          </table:table-cell>
          <table:table-cell table:formula="of:=[cl_mem_object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3]" office:value-type="string" office:string-value="0x10F1" calcext:value-type="string">
            <text:p>0x10F1</text:p>
          </table:table-cell>
          <table:table-cell table:formula="of:=[cl_mem_object_type.B3]" office:value-type="string" office:string-value="CL_MEM_OBJECT_IMAGE2D" calcext:value-type="string">
            <text:p>CL_MEM_OBJECT_IMAGE2D</text:p>
          </table:table-cell>
          <table:table-cell table:formula="of:=[cl_mem_object_type.C3]" office:value-type="float" office:value="1" calcext:value-type="float">
            <text:p>1</text:p>
          </table:table-cell>
          <table:table-cell table:formula="of:=[cl_mem_object_type.D3]" office:value-type="float" office:value="1" calcext:value-type="float">
            <text:p>1</text:p>
          </table:table-cell>
          <table:table-cell table:formula="of:=[cl_mem_object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4]" office:value-type="string" office:string-value="0x10F2" calcext:value-type="string">
            <text:p>0x10F2</text:p>
          </table:table-cell>
          <table:table-cell table:formula="of:=[cl_mem_object_type.B4]" office:value-type="string" office:string-value="CL_MEM_OBJECT_IMAGE3D" calcext:value-type="string">
            <text:p>CL_MEM_OBJECT_IMAGE3D</text:p>
          </table:table-cell>
          <table:table-cell table:formula="of:=[cl_mem_object_type.C4]" office:value-type="float" office:value="1" calcext:value-type="float">
            <text:p>1</text:p>
          </table:table-cell>
          <table:table-cell table:formula="of:=[cl_mem_object_type.D4]" office:value-type="float" office:value="1" calcext:value-type="float">
            <text:p>1</text:p>
          </table:table-cell>
          <table:table-cell table:formula="of:=[cl_mem_object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5]" office:value-type="string" office:string-value="0x10F3" calcext:value-type="string">
            <text:p>0x10F3</text:p>
          </table:table-cell>
          <table:table-cell table:formula="of:=[cl_mem_object_type.B5]" office:value-type="string" office:string-value="CL_MEM_OBJECT_IMAGE2D_ARRAY" calcext:value-type="string">
            <text:p>CL_MEM_OBJECT_IMAGE2D_ARRAY</text:p>
          </table:table-cell>
          <table:table-cell table:formula="of:=[cl_mem_object_type.C5]" office:value-type="float" office:value="0" calcext:value-type="float">
            <text:p>0</text:p>
          </table:table-cell>
          <table:table-cell table:formula="of:=[cl_mem_object_type.D5]" office:value-type="float" office:value="0" calcext:value-type="float">
            <text:p>0</text:p>
          </table:table-cell>
          <table:table-cell table:formula="of:=[cl_mem_object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6]" office:value-type="string" office:string-value="0x10F4" calcext:value-type="string">
            <text:p>0x10F4</text:p>
          </table:table-cell>
          <table:table-cell table:formula="of:=[cl_mem_object_type.B6]" office:value-type="string" office:string-value="CL_MEM_OBJECT_IMAGE1D" calcext:value-type="string">
            <text:p>CL_MEM_OBJECT_IMAGE1D</text:p>
          </table:table-cell>
          <table:table-cell table:formula="of:=[cl_mem_object_type.C6]" office:value-type="float" office:value="0" calcext:value-type="float">
            <text:p>0</text:p>
          </table:table-cell>
          <table:table-cell table:formula="of:=[cl_mem_object_type.D6]" office:value-type="float" office:value="0" calcext:value-type="float">
            <text:p>0</text:p>
          </table:table-cell>
          <table:table-cell table:formula="of:=[cl_mem_object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7]" office:value-type="string" office:string-value="0x10F5" calcext:value-type="string">
            <text:p>0x10F5</text:p>
          </table:table-cell>
          <table:table-cell table:formula="of:=[cl_mem_object_type.B7]" office:value-type="string" office:string-value="CL_MEM_OBJECT_IMAGE1D_ARRAY" calcext:value-type="string">
            <text:p>CL_MEM_OBJECT_IMAGE1D_ARRAY</text:p>
          </table:table-cell>
          <table:table-cell table:formula="of:=[cl_mem_object_type.C7]" office:value-type="float" office:value="0" calcext:value-type="float">
            <text:p>0</text:p>
          </table:table-cell>
          <table:table-cell table:formula="of:=[cl_mem_object_type.D7]" office:value-type="float" office:value="0" calcext:value-type="float">
            <text:p>0</text:p>
          </table:table-cell>
          <table:table-cell table:formula="of:=[cl_mem_object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8]" office:value-type="string" office:string-value="0x10F6" calcext:value-type="string">
            <text:p>0x10F6</text:p>
          </table:table-cell>
          <table:table-cell table:formula="of:=[cl_mem_object_type.B8]" office:value-type="string" office:string-value="CL_MEM_OBJECT_IMAGE1D_BUFFER" calcext:value-type="string">
            <text:p>CL_MEM_OBJECT_IMAGE1D_BUFFER</text:p>
          </table:table-cell>
          <table:table-cell table:formula="of:=[cl_mem_object_type.C8]" office:value-type="float" office:value="0" calcext:value-type="float">
            <text:p>0</text:p>
          </table:table-cell>
          <table:table-cell table:formula="of:=[cl_mem_object_type.D8]" office:value-type="float" office:value="0" calcext:value-type="float">
            <text:p>0</text:p>
          </table:table-cell>
          <table:table-cell table:formula="of:=[cl_mem_object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e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info.A2]" office:value-type="string" office:string-value="0x1100" calcext:value-type="string">
            <text:p>0x1100</text:p>
          </table:table-cell>
          <table:table-cell table:formula="of:=[cl_mem_info.B2]" office:value-type="string" office:string-value="CL_MEM_TYPE" calcext:value-type="string">
            <text:p>CL_MEM_TYPE</text:p>
          </table:table-cell>
          <table:table-cell table:formula="of:=[cl_mem_info.C2]" office:value-type="float" office:value="1" calcext:value-type="float">
            <text:p>1</text:p>
          </table:table-cell>
          <table:table-cell table:formula="of:=[cl_mem_info.D2]" office:value-type="float" office:value="1" calcext:value-type="float">
            <text:p>1</text:p>
          </table:table-cell>
          <table:table-cell table:formula="of:=[cl_me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3]" office:value-type="string" office:string-value="0x1101" calcext:value-type="string">
            <text:p>0x1101</text:p>
          </table:table-cell>
          <table:table-cell table:formula="of:=[cl_mem_info.B3]" office:value-type="string" office:string-value="CL_MEM_FLAGS" calcext:value-type="string">
            <text:p>CL_MEM_FLAGS</text:p>
          </table:table-cell>
          <table:table-cell table:formula="of:=[cl_mem_info.C3]" office:value-type="float" office:value="1" calcext:value-type="float">
            <text:p>1</text:p>
          </table:table-cell>
          <table:table-cell table:formula="of:=[cl_mem_info.D3]" office:value-type="float" office:value="1" calcext:value-type="float">
            <text:p>1</text:p>
          </table:table-cell>
          <table:table-cell table:formula="of:=[cl_me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4]" office:value-type="string" office:string-value="0x1102" calcext:value-type="string">
            <text:p>0x1102</text:p>
          </table:table-cell>
          <table:table-cell table:formula="of:=[cl_mem_info.B4]" office:value-type="string" office:string-value="CL_MEM_SIZE" calcext:value-type="string">
            <text:p>CL_MEM_SIZE</text:p>
          </table:table-cell>
          <table:table-cell table:formula="of:=[cl_mem_info.C4]" office:value-type="float" office:value="1" calcext:value-type="float">
            <text:p>1</text:p>
          </table:table-cell>
          <table:table-cell table:formula="of:=[cl_mem_info.D4]" office:value-type="float" office:value="1" calcext:value-type="float">
            <text:p>1</text:p>
          </table:table-cell>
          <table:table-cell table:formula="of:=[cl_me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5]" office:value-type="string" office:string-value="0x1103" calcext:value-type="string">
            <text:p>0x1103</text:p>
          </table:table-cell>
          <table:table-cell table:formula="of:=[cl_mem_info.B5]" office:value-type="string" office:string-value="CL_MEM_HOST_PTR" calcext:value-type="string">
            <text:p>CL_MEM_HOST_PTR</text:p>
          </table:table-cell>
          <table:table-cell table:formula="of:=[cl_mem_info.C5]" office:value-type="float" office:value="1" calcext:value-type="float">
            <text:p>1</text:p>
          </table:table-cell>
          <table:table-cell table:formula="of:=[cl_mem_info.D5]" office:value-type="float" office:value="1" calcext:value-type="float">
            <text:p>1</text:p>
          </table:table-cell>
          <table:table-cell table:formula="of:=[cl_me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6]" office:value-type="string" office:string-value="0x1104" calcext:value-type="string">
            <text:p>0x1104</text:p>
          </table:table-cell>
          <table:table-cell table:formula="of:=[cl_mem_info.B6]" office:value-type="string" office:string-value="CL_MEM_MAP_COUNT" calcext:value-type="string">
            <text:p>CL_MEM_MAP_COUNT</text:p>
          </table:table-cell>
          <table:table-cell table:formula="of:=[cl_mem_info.C6]" office:value-type="float" office:value="1" calcext:value-type="float">
            <text:p>1</text:p>
          </table:table-cell>
          <table:table-cell table:formula="of:=[cl_mem_info.D6]" office:value-type="float" office:value="1" calcext:value-type="float">
            <text:p>1</text:p>
          </table:table-cell>
          <table:table-cell table:formula="of:=[cl_me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7]" office:value-type="string" office:string-value="0x1105" calcext:value-type="string">
            <text:p>0x1105</text:p>
          </table:table-cell>
          <table:table-cell table:formula="of:=[cl_mem_info.B7]" office:value-type="string" office:string-value="CL_MEM_REFERENCE_COUNT" calcext:value-type="string">
            <text:p>CL_MEM_REFERENCE_COUNT</text:p>
          </table:table-cell>
          <table:table-cell table:formula="of:=[cl_mem_info.C7]" office:value-type="float" office:value="1" calcext:value-type="float">
            <text:p>1</text:p>
          </table:table-cell>
          <table:table-cell table:formula="of:=[cl_mem_info.D7]" office:value-type="float" office:value="1" calcext:value-type="float">
            <text:p>1</text:p>
          </table:table-cell>
          <table:table-cell table:formula="of:=[cl_me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8]" office:value-type="string" office:string-value="0x1106" calcext:value-type="string">
            <text:p>0x1106</text:p>
          </table:table-cell>
          <table:table-cell table:formula="of:=[cl_mem_info.B8]" office:value-type="string" office:string-value="CL_MEM_CONTEXT" calcext:value-type="string">
            <text:p>CL_MEM_CONTEXT</text:p>
          </table:table-cell>
          <table:table-cell table:formula="of:=[cl_mem_info.C8]" office:value-type="float" office:value="1" calcext:value-type="float">
            <text:p>1</text:p>
          </table:table-cell>
          <table:table-cell table:formula="of:=[cl_mem_info.D8]" office:value-type="float" office:value="1" calcext:value-type="float">
            <text:p>1</text:p>
          </table:table-cell>
          <table:table-cell table:formula="of:=[cl_me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9]" office:value-type="string" office:string-value="0x1107" calcext:value-type="string">
            <text:p>0x1107</text:p>
          </table:table-cell>
          <table:table-cell table:formula="of:=[cl_mem_info.B9]" office:value-type="string" office:string-value="CL_MEM_ASSOCIATED_MEMOBJECT" calcext:value-type="string">
            <text:p>CL_MEM_ASSOCIATED_MEMOBJECT</text:p>
          </table:table-cell>
          <table:table-cell table:formula="of:=[cl_mem_info.C9]" office:value-type="float" office:value="0" calcext:value-type="float">
            <text:p>0</text:p>
          </table:table-cell>
          <table:table-cell table:formula="of:=[cl_mem_info.D9]" office:value-type="float" office:value="1" calcext:value-type="float">
            <text:p>1</text:p>
          </table:table-cell>
          <table:table-cell table:formula="of:=[cl_me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10]" office:value-type="string" office:string-value="0x1108" calcext:value-type="string">
            <text:p>0x1108</text:p>
          </table:table-cell>
          <table:table-cell table:formula="of:=[cl_mem_info.B10]" office:value-type="string" office:string-value="CL_MEM_OFFSET" calcext:value-type="string">
            <text:p>CL_MEM_OFFSET</text:p>
          </table:table-cell>
          <table:table-cell table:formula="of:=[cl_mem_info.C10]" office:value-type="float" office:value="0" calcext:value-type="float">
            <text:p>0</text:p>
          </table:table-cell>
          <table:table-cell table:formula="of:=[cl_mem_info.D10]" office:value-type="float" office:value="1" calcext:value-type="float">
            <text:p>1</text:p>
          </table:table-cell>
          <table:table-cell table:formula="of:=[cl_me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imag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image_info.A2]" office:value-type="string" office:string-value="0x1110" calcext:value-type="string">
            <text:p>0x1110</text:p>
          </table:table-cell>
          <table:table-cell table:formula="of:=[cl_image_info.B2]" office:value-type="string" office:string-value="CL_IMAGE_FORMAT" calcext:value-type="string">
            <text:p>CL_IMAGE_FORMAT</text:p>
          </table:table-cell>
          <table:table-cell table:formula="of:=[cl_image_info.C2]" office:value-type="float" office:value="1" calcext:value-type="float">
            <text:p>1</text:p>
          </table:table-cell>
          <table:table-cell table:formula="of:=[cl_image_info.D2]" office:value-type="float" office:value="1" calcext:value-type="float">
            <text:p>1</text:p>
          </table:table-cell>
          <table:table-cell table:formula="of:=[cl_imag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3]" office:value-type="string" office:string-value="0x1111" calcext:value-type="string">
            <text:p>0x1111</text:p>
          </table:table-cell>
          <table:table-cell table:formula="of:=[cl_image_info.B3]" office:value-type="string" office:string-value="CL_IMAGE_ELEMENT_SIZE" calcext:value-type="string">
            <text:p>CL_IMAGE_ELEMENT_SIZE</text:p>
          </table:table-cell>
          <table:table-cell table:formula="of:=[cl_image_info.C3]" office:value-type="float" office:value="1" calcext:value-type="float">
            <text:p>1</text:p>
          </table:table-cell>
          <table:table-cell table:formula="of:=[cl_image_info.D3]" office:value-type="float" office:value="1" calcext:value-type="float">
            <text:p>1</text:p>
          </table:table-cell>
          <table:table-cell table:formula="of:=[cl_imag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4]" office:value-type="string" office:string-value="0x1112" calcext:value-type="string">
            <text:p>0x1112</text:p>
          </table:table-cell>
          <table:table-cell table:formula="of:=[cl_image_info.B4]" office:value-type="string" office:string-value="CL_IMAGE_ROW_PITCH" calcext:value-type="string">
            <text:p>CL_IMAGE_ROW_PITCH</text:p>
          </table:table-cell>
          <table:table-cell table:formula="of:=[cl_image_info.C4]" office:value-type="float" office:value="1" calcext:value-type="float">
            <text:p>1</text:p>
          </table:table-cell>
          <table:table-cell table:formula="of:=[cl_image_info.D4]" office:value-type="float" office:value="1" calcext:value-type="float">
            <text:p>1</text:p>
          </table:table-cell>
          <table:table-cell table:formula="of:=[cl_imag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5]" office:value-type="string" office:string-value="0x1113" calcext:value-type="string">
            <text:p>0x1113</text:p>
          </table:table-cell>
          <table:table-cell table:formula="of:=[cl_image_info.B5]" office:value-type="string" office:string-value="CL_IMAGE_SLICE_PITCH" calcext:value-type="string">
            <text:p>CL_IMAGE_SLICE_PITCH</text:p>
          </table:table-cell>
          <table:table-cell table:formula="of:=[cl_image_info.C5]" office:value-type="float" office:value="1" calcext:value-type="float">
            <text:p>1</text:p>
          </table:table-cell>
          <table:table-cell table:formula="of:=[cl_image_info.D5]" office:value-type="float" office:value="1" calcext:value-type="float">
            <text:p>1</text:p>
          </table:table-cell>
          <table:table-cell table:formula="of:=[cl_imag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6]" office:value-type="string" office:string-value="0x1114" calcext:value-type="string">
            <text:p>0x1114</text:p>
          </table:table-cell>
          <table:table-cell table:formula="of:=[cl_image_info.B6]" office:value-type="string" office:string-value="CL_IMAGE_WIDTH" calcext:value-type="string">
            <text:p>CL_IMAGE_WIDTH</text:p>
          </table:table-cell>
          <table:table-cell table:formula="of:=[cl_image_info.C6]" office:value-type="float" office:value="1" calcext:value-type="float">
            <text:p>1</text:p>
          </table:table-cell>
          <table:table-cell table:formula="of:=[cl_image_info.D6]" office:value-type="float" office:value="1" calcext:value-type="float">
            <text:p>1</text:p>
          </table:table-cell>
          <table:table-cell table:formula="of:=[cl_imag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7]" office:value-type="string" office:string-value="0x1115" calcext:value-type="string">
            <text:p>0x1115</text:p>
          </table:table-cell>
          <table:table-cell table:formula="of:=[cl_image_info.B7]" office:value-type="string" office:string-value="CL_IMAGE_HEIGHT" calcext:value-type="string">
            <text:p>CL_IMAGE_HEIGHT</text:p>
          </table:table-cell>
          <table:table-cell table:formula="of:=[cl_image_info.C7]" office:value-type="float" office:value="1" calcext:value-type="float">
            <text:p>1</text:p>
          </table:table-cell>
          <table:table-cell table:formula="of:=[cl_image_info.D7]" office:value-type="float" office:value="1" calcext:value-type="float">
            <text:p>1</text:p>
          </table:table-cell>
          <table:table-cell table:formula="of:=[cl_imag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8]" office:value-type="string" office:string-value="0x1116" calcext:value-type="string">
            <text:p>0x1116</text:p>
          </table:table-cell>
          <table:table-cell table:formula="of:=[cl_image_info.B8]" office:value-type="string" office:string-value="CL_IMAGE_DEPTH" calcext:value-type="string">
            <text:p>CL_IMAGE_DEPTH</text:p>
          </table:table-cell>
          <table:table-cell table:formula="of:=[cl_image_info.C8]" office:value-type="float" office:value="1" calcext:value-type="float">
            <text:p>1</text:p>
          </table:table-cell>
          <table:table-cell table:formula="of:=[cl_image_info.D8]" office:value-type="float" office:value="1" calcext:value-type="float">
            <text:p>1</text:p>
          </table:table-cell>
          <table:table-cell table:formula="of:=[cl_imag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9]" office:value-type="string" office:string-value="0x1117" calcext:value-type="string">
            <text:p>0x1117</text:p>
          </table:table-cell>
          <table:table-cell table:formula="of:=[cl_image_info.B9]" office:value-type="string" office:string-value="CL_IMAGE_ARRAY_SIZE" calcext:value-type="string">
            <text:p>CL_IMAGE_ARRAY_SIZE</text:p>
          </table:table-cell>
          <table:table-cell table:formula="of:=[cl_image_info.C9]" office:value-type="float" office:value="0" calcext:value-type="float">
            <text:p>0</text:p>
          </table:table-cell>
          <table:table-cell table:formula="of:=[cl_image_info.D9]" office:value-type="float" office:value="0" calcext:value-type="float">
            <text:p>0</text:p>
          </table:table-cell>
          <table:table-cell table:formula="of:=[cl_imag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0]" office:value-type="string" office:string-value="0x1118" calcext:value-type="string">
            <text:p>0x1118</text:p>
          </table:table-cell>
          <table:table-cell table:formula="of:=[cl_image_info.B10]" office:value-type="string" office:string-value="CL_IMAGE_BUFFER" calcext:value-type="string">
            <text:p>CL_IMAGE_BUFFER</text:p>
          </table:table-cell>
          <table:table-cell table:formula="of:=[cl_image_info.C10]" office:value-type="float" office:value="0" calcext:value-type="float">
            <text:p>0</text:p>
          </table:table-cell>
          <table:table-cell table:formula="of:=[cl_image_info.D10]" office:value-type="float" office:value="0" calcext:value-type="float">
            <text:p>0</text:p>
          </table:table-cell>
          <table:table-cell table:formula="of:=[cl_imag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1]" office:value-type="string" office:string-value="0x1119" calcext:value-type="string">
            <text:p>0x1119</text:p>
          </table:table-cell>
          <table:table-cell table:formula="of:=[cl_image_info.B11]" office:value-type="string" office:string-value="CL_IMAGE_NUM_MIP_LEVELS" calcext:value-type="string">
            <text:p>CL_IMAGE_NUM_MIP_LEVELS</text:p>
          </table:table-cell>
          <table:table-cell table:formula="of:=[cl_image_info.C11]" office:value-type="float" office:value="0" calcext:value-type="float">
            <text:p>0</text:p>
          </table:table-cell>
          <table:table-cell table:formula="of:=[cl_image_info.D11]" office:value-type="float" office:value="0" calcext:value-type="float">
            <text:p>0</text:p>
          </table:table-cell>
          <table:table-cell table:formula="of:=[cl_imag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2]" office:value-type="string" office:string-value="0x111A" calcext:value-type="string">
            <text:p>0x111A</text:p>
          </table:table-cell>
          <table:table-cell table:formula="of:=[cl_image_info.B12]" office:value-type="string" office:string-value="CL_IMAGE_NUM_SAMPLES" calcext:value-type="string">
            <text:p>CL_IMAGE_NUM_SAMPLES</text:p>
          </table:table-cell>
          <table:table-cell table:formula="of:=[cl_image_info.C12]" office:value-type="float" office:value="0" calcext:value-type="float">
            <text:p>0</text:p>
          </table:table-cell>
          <table:table-cell table:formula="of:=[cl_image_info.D12]" office:value-type="float" office:value="0" calcext:value-type="float">
            <text:p>0</text:p>
          </table:table-cell>
          <table:table-cell table:formula="of:=[cl_imag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addressing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addressing_mode.A2]" office:value-type="string" office:string-value="0x1130" calcext:value-type="string">
            <text:p>0x1130</text:p>
          </table:table-cell>
          <table:table-cell table:formula="of:=[cl_addressing_mode.B2]" office:value-type="string" office:string-value="CL_ADDRESS_NONE" calcext:value-type="string">
            <text:p>CL_ADDRESS_NONE</text:p>
          </table:table-cell>
          <table:table-cell table:formula="of:=[cl_addressing_mode.C2]" office:value-type="float" office:value="1" calcext:value-type="float">
            <text:p>1</text:p>
          </table:table-cell>
          <table:table-cell table:formula="of:=[cl_addressing_mode.D2]" office:value-type="float" office:value="1" calcext:value-type="float">
            <text:p>1</text:p>
          </table:table-cell>
          <table:table-cell table:formula="of:=[cl_addressing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3]" office:value-type="string" office:string-value="0x1131" calcext:value-type="string">
            <text:p>0x1131</text:p>
          </table:table-cell>
          <table:table-cell table:formula="of:=[cl_addressing_mode.B3]" office:value-type="string" office:string-value="CL_ADDRESS_CLAMP_TO_EDGE" calcext:value-type="string">
            <text:p>CL_ADDRESS_CLAMP_TO_EDGE</text:p>
          </table:table-cell>
          <table:table-cell table:formula="of:=[cl_addressing_mode.C3]" office:value-type="float" office:value="1" calcext:value-type="float">
            <text:p>1</text:p>
          </table:table-cell>
          <table:table-cell table:formula="of:=[cl_addressing_mode.D3]" office:value-type="float" office:value="1" calcext:value-type="float">
            <text:p>1</text:p>
          </table:table-cell>
          <table:table-cell table:formula="of:=[cl_addressing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4]" office:value-type="string" office:string-value="0x1132" calcext:value-type="string">
            <text:p>0x1132</text:p>
          </table:table-cell>
          <table:table-cell table:formula="of:=[cl_addressing_mode.B4]" office:value-type="string" office:string-value="CL_ADDRESS_CLAMP" calcext:value-type="string">
            <text:p>CL_ADDRESS_CLAMP</text:p>
          </table:table-cell>
          <table:table-cell table:formula="of:=[cl_addressing_mode.C4]" office:value-type="float" office:value="1" calcext:value-type="float">
            <text:p>1</text:p>
          </table:table-cell>
          <table:table-cell table:formula="of:=[cl_addressing_mode.D4]" office:value-type="float" office:value="1" calcext:value-type="float">
            <text:p>1</text:p>
          </table:table-cell>
          <table:table-cell table:formula="of:=[cl_addressing_mod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5]" office:value-type="string" office:string-value="0x1133" calcext:value-type="string">
            <text:p>0x1133</text:p>
          </table:table-cell>
          <table:table-cell table:formula="of:=[cl_addressing_mode.B5]" office:value-type="string" office:string-value="CL_ADDRESS_REPEAT" calcext:value-type="string">
            <text:p>CL_ADDRESS_REPEAT</text:p>
          </table:table-cell>
          <table:table-cell table:formula="of:=[cl_addressing_mode.C5]" office:value-type="float" office:value="1" calcext:value-type="float">
            <text:p>1</text:p>
          </table:table-cell>
          <table:table-cell table:formula="of:=[cl_addressing_mode.D5]" office:value-type="float" office:value="1" calcext:value-type="float">
            <text:p>1</text:p>
          </table:table-cell>
          <table:table-cell table:formula="of:=[cl_addressing_mod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6]" office:value-type="string" office:string-value="0x1134" calcext:value-type="string">
            <text:p>0x1134</text:p>
          </table:table-cell>
          <table:table-cell table:formula="of:=[cl_addressing_mode.B6]" office:value-type="string" office:string-value="CL_ADDRESS_MIRRORED_REPEAT" calcext:value-type="string">
            <text:p>CL_ADDRESS_MIRRORED_REPEAT</text:p>
          </table:table-cell>
          <table:table-cell table:formula="of:=[cl_addressing_mode.C6]" office:value-type="float" office:value="0" calcext:value-type="float">
            <text:p>0</text:p>
          </table:table-cell>
          <table:table-cell table:formula="of:=[cl_addressing_mode.D6]" office:value-type="float" office:value="1" calcext:value-type="float">
            <text:p>1</text:p>
          </table:table-cell>
          <table:table-cell table:formula="of:=[cl_addressing_mod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filter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filter_mode.A2]" office:value-type="string" office:string-value="0x1140" calcext:value-type="string">
            <text:p>0x1140</text:p>
          </table:table-cell>
          <table:table-cell table:formula="of:=[cl_filter_mode.B2]" office:value-type="string" office:string-value="CL_FILTER_NEAREST" calcext:value-type="string">
            <text:p>CL_FILTER_NEAREST</text:p>
          </table:table-cell>
          <table:table-cell table:formula="of:=[cl_filter_mode.C2]" office:value-type="float" office:value="1" calcext:value-type="float">
            <text:p>1</text:p>
          </table:table-cell>
          <table:table-cell table:formula="of:=[cl_filter_mode.D2]" office:value-type="float" office:value="1" calcext:value-type="float">
            <text:p>1</text:p>
          </table:table-cell>
          <table:table-cell table:formula="of:=[cl_filter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filter_mode.A3]" office:value-type="string" office:string-value="0x1141" calcext:value-type="string">
            <text:p>0x1141</text:p>
          </table:table-cell>
          <table:table-cell table:formula="of:=[cl_filter_mode.B3]" office:value-type="string" office:string-value="CL_FILTER_LINEAR" calcext:value-type="string">
            <text:p>CL_FILTER_LINEAR</text:p>
          </table:table-cell>
          <table:table-cell table:formula="of:=[cl_filter_mode.C3]" office:value-type="float" office:value="1" calcext:value-type="float">
            <text:p>1</text:p>
          </table:table-cell>
          <table:table-cell table:formula="of:=[cl_filter_mode.D3]" office:value-type="float" office:value="1" calcext:value-type="float">
            <text:p>1</text:p>
          </table:table-cell>
          <table:table-cell table:formula="of:=[cl_filter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sampler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sampler_info.A2]" office:value-type="string" office:string-value="0x1150" calcext:value-type="string">
            <text:p>0x1150</text:p>
          </table:table-cell>
          <table:table-cell table:formula="of:=[cl_sampler_info.B2]" office:value-type="string" office:string-value="CL_SAMPLER_REFERENCE_COUNT" calcext:value-type="string">
            <text:p>CL_SAMPLER_REFERENCE_COUNT</text:p>
          </table:table-cell>
          <table:table-cell table:formula="of:=[cl_sampler_info.C2]" office:value-type="float" office:value="1" calcext:value-type="float">
            <text:p>1</text:p>
          </table:table-cell>
          <table:table-cell table:formula="of:=[cl_sampler_info.D2]" office:value-type="float" office:value="1" calcext:value-type="float">
            <text:p>1</text:p>
          </table:table-cell>
          <table:table-cell table:formula="of:=[cl_sampler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3]" office:value-type="string" office:string-value="0x1151" calcext:value-type="string">
            <text:p>0x1151</text:p>
          </table:table-cell>
          <table:table-cell table:formula="of:=[cl_sampler_info.B3]" office:value-type="string" office:string-value="CL_SAMPLER_CONTEXT" calcext:value-type="string">
            <text:p>CL_SAMPLER_CONTEXT</text:p>
          </table:table-cell>
          <table:table-cell table:formula="of:=[cl_sampler_info.C3]" office:value-type="float" office:value="1" calcext:value-type="float">
            <text:p>1</text:p>
          </table:table-cell>
          <table:table-cell table:formula="of:=[cl_sampler_info.D3]" office:value-type="float" office:value="1" calcext:value-type="float">
            <text:p>1</text:p>
          </table:table-cell>
          <table:table-cell table:formula="of:=[cl_sampler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4]" office:value-type="string" office:string-value="0x1152" calcext:value-type="string">
            <text:p>0x1152</text:p>
          </table:table-cell>
          <table:table-cell table:formula="of:=[cl_sampler_info.B4]" office:value-type="string" office:string-value="CL_SAMPLER_NORMALIZED_COORDS" calcext:value-type="string">
            <text:p>CL_SAMPLER_NORMALIZED_COORDS</text:p>
          </table:table-cell>
          <table:table-cell table:formula="of:=[cl_sampler_info.C4]" office:value-type="float" office:value="1" calcext:value-type="float">
            <text:p>1</text:p>
          </table:table-cell>
          <table:table-cell table:formula="of:=[cl_sampler_info.D4]" office:value-type="float" office:value="1" calcext:value-type="float">
            <text:p>1</text:p>
          </table:table-cell>
          <table:table-cell table:formula="of:=[cl_sampler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5]" office:value-type="string" office:string-value="0x1153" calcext:value-type="string">
            <text:p>0x1153</text:p>
          </table:table-cell>
          <table:table-cell table:formula="of:=[cl_sampler_info.B5]" office:value-type="string" office:string-value="CL_SAMPLER_ADDRESSING_MODE" calcext:value-type="string">
            <text:p>CL_SAMPLER_ADDRESSING_MODE</text:p>
          </table:table-cell>
          <table:table-cell table:formula="of:=[cl_sampler_info.C5]" office:value-type="float" office:value="1" calcext:value-type="float">
            <text:p>1</text:p>
          </table:table-cell>
          <table:table-cell table:formula="of:=[cl_sampler_info.D5]" office:value-type="float" office:value="1" calcext:value-type="float">
            <text:p>1</text:p>
          </table:table-cell>
          <table:table-cell table:formula="of:=[cl_sampler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6]" office:value-type="string" office:string-value="0x1154" calcext:value-type="string">
            <text:p>0x1154</text:p>
          </table:table-cell>
          <table:table-cell table:formula="of:=[cl_sampler_info.B6]" office:value-type="string" office:string-value="CL_SAMPLER_FILTER_MODE" calcext:value-type="string">
            <text:p>CL_SAMPLER_FILTER_MODE</text:p>
          </table:table-cell>
          <table:table-cell table:formula="of:=[cl_sampler_info.C6]" office:value-type="float" office:value="1" calcext:value-type="float">
            <text:p>1</text:p>
          </table:table-cell>
          <table:table-cell table:formula="of:=[cl_sampler_info.D6]" office:value-type="float" office:value="1" calcext:value-type="float">
            <text:p>1</text:p>
          </table:table-cell>
          <table:table-cell table:formula="of:=[cl_sampler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map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ap_flags.A2]" office:value-type="string" office:string-value="(1 &lt;&lt; 0)" calcext:value-type="string">
            <text:p>(1 &lt;&lt; 0)</text:p>
          </table:table-cell>
          <table:table-cell table:formula="of:=[cl_map_flags.B2]" office:value-type="string" office:string-value="CL_MAP_READ" calcext:value-type="string">
            <text:p>CL_MAP_READ</text:p>
          </table:table-cell>
          <table:table-cell table:formula="of:=[cl_map_flags.C2]" office:value-type="float" office:value="1" calcext:value-type="float">
            <text:p>1</text:p>
          </table:table-cell>
          <table:table-cell table:formula="of:=[cl_map_flags.D2]" office:value-type="float" office:value="1" calcext:value-type="float">
            <text:p>1</text:p>
          </table:table-cell>
          <table:table-cell table:formula="of:=[cl_map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3]" office:value-type="string" office:string-value="(1 &lt;&lt; 1)" calcext:value-type="string">
            <text:p>(1 &lt;&lt; 1)</text:p>
          </table:table-cell>
          <table:table-cell table:formula="of:=[cl_map_flags.B3]" office:value-type="string" office:string-value="CL_MAP_WRITE" calcext:value-type="string">
            <text:p>CL_MAP_WRITE</text:p>
          </table:table-cell>
          <table:table-cell table:formula="of:=[cl_map_flags.C3]" office:value-type="float" office:value="1" calcext:value-type="float">
            <text:p>1</text:p>
          </table:table-cell>
          <table:table-cell table:formula="of:=[cl_map_flags.D3]" office:value-type="float" office:value="1" calcext:value-type="float">
            <text:p>1</text:p>
          </table:table-cell>
          <table:table-cell table:formula="of:=[cl_map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4]" office:value-type="string" office:string-value="(1 &lt;&lt; 2)" calcext:value-type="string">
            <text:p>(1 &lt;&lt; 2)</text:p>
          </table:table-cell>
          <table:table-cell table:formula="of:=[cl_map_flags.B4]" office:value-type="string" office:string-value="CL_MAP_WRITE_INVALIDATE_REGION" calcext:value-type="string">
            <text:p>CL_MAP_WRITE_INVALIDATE_REGION</text:p>
          </table:table-cell>
          <table:table-cell table:formula="of:=[cl_map_flags.C4]" office:value-type="float" office:value="0" calcext:value-type="float">
            <text:p>0</text:p>
          </table:table-cell>
          <table:table-cell table:formula="of:=[cl_map_flags.D4]" office:value-type="float" office:value="0" calcext:value-type="float">
            <text:p>0</text:p>
          </table:table-cell>
          <table:table-cell table:formula="of:=[cl_map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progra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info.A2]" office:value-type="string" office:string-value="0x1160" calcext:value-type="string">
            <text:p>0x1160</text:p>
          </table:table-cell>
          <table:table-cell table:formula="of:=[cl_program_info.B2]" office:value-type="string" office:string-value="CL_PROGRAM_REFERENCE_COUNT" calcext:value-type="string">
            <text:p>CL_PROGRAM_REFERENCE_COUNT</text:p>
          </table:table-cell>
          <table:table-cell table:formula="of:=[cl_program_info.C2]" office:value-type="float" office:value="1" calcext:value-type="float">
            <text:p>1</text:p>
          </table:table-cell>
          <table:table-cell table:formula="of:=[cl_program_info.D2]" office:value-type="float" office:value="1" calcext:value-type="float">
            <text:p>1</text:p>
          </table:table-cell>
          <table:table-cell table:formula="of:=[cl_progra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3]" office:value-type="string" office:string-value="0x1161" calcext:value-type="string">
            <text:p>0x1161</text:p>
          </table:table-cell>
          <table:table-cell table:formula="of:=[cl_program_info.B3]" office:value-type="string" office:string-value="CL_PROGRAM_CONTEXT" calcext:value-type="string">
            <text:p>CL_PROGRAM_CONTEXT</text:p>
          </table:table-cell>
          <table:table-cell table:formula="of:=[cl_program_info.C3]" office:value-type="float" office:value="1" calcext:value-type="float">
            <text:p>1</text:p>
          </table:table-cell>
          <table:table-cell table:formula="of:=[cl_program_info.D3]" office:value-type="float" office:value="1" calcext:value-type="float">
            <text:p>1</text:p>
          </table:table-cell>
          <table:table-cell table:formula="of:=[cl_progra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4]" office:value-type="string" office:string-value="0x1162" calcext:value-type="string">
            <text:p>0x1162</text:p>
          </table:table-cell>
          <table:table-cell table:formula="of:=[cl_program_info.B4]" office:value-type="string" office:string-value="CL_PROGRAM_NUM_DEVICES" calcext:value-type="string">
            <text:p>CL_PROGRAM_NUM_DEVICES</text:p>
          </table:table-cell>
          <table:table-cell table:formula="of:=[cl_program_info.C4]" office:value-type="float" office:value="1" calcext:value-type="float">
            <text:p>1</text:p>
          </table:table-cell>
          <table:table-cell table:formula="of:=[cl_program_info.D4]" office:value-type="float" office:value="1" calcext:value-type="float">
            <text:p>1</text:p>
          </table:table-cell>
          <table:table-cell table:formula="of:=[cl_progra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5]" office:value-type="string" office:string-value="0x1163" calcext:value-type="string">
            <text:p>0x1163</text:p>
          </table:table-cell>
          <table:table-cell table:formula="of:=[cl_program_info.B5]" office:value-type="string" office:string-value="CL_PROGRAM_DEVICES" calcext:value-type="string">
            <text:p>CL_PROGRAM_DEVICES</text:p>
          </table:table-cell>
          <table:table-cell table:formula="of:=[cl_program_info.C5]" office:value-type="float" office:value="1" calcext:value-type="float">
            <text:p>1</text:p>
          </table:table-cell>
          <table:table-cell table:formula="of:=[cl_program_info.D5]" office:value-type="float" office:value="1" calcext:value-type="float">
            <text:p>1</text:p>
          </table:table-cell>
          <table:table-cell table:formula="of:=[cl_progra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6]" office:value-type="string" office:string-value="0x1164" calcext:value-type="string">
            <text:p>0x1164</text:p>
          </table:table-cell>
          <table:table-cell table:formula="of:=[cl_program_info.B6]" office:value-type="string" office:string-value="CL_PROGRAM_SOURCE" calcext:value-type="string">
            <text:p>CL_PROGRAM_SOURCE</text:p>
          </table:table-cell>
          <table:table-cell table:formula="of:=[cl_program_info.C6]" office:value-type="float" office:value="1" calcext:value-type="float">
            <text:p>1</text:p>
          </table:table-cell>
          <table:table-cell table:formula="of:=[cl_program_info.D6]" office:value-type="float" office:value="1" calcext:value-type="float">
            <text:p>1</text:p>
          </table:table-cell>
          <table:table-cell table:formula="of:=[cl_progra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7]" office:value-type="string" office:string-value="0x1165" calcext:value-type="string">
            <text:p>0x1165</text:p>
          </table:table-cell>
          <table:table-cell table:formula="of:=[cl_program_info.B7]" office:value-type="string" office:string-value="CL_PROGRAM_BINARY_SIZES" calcext:value-type="string">
            <text:p>CL_PROGRAM_BINARY_SIZES</text:p>
          </table:table-cell>
          <table:table-cell table:formula="of:=[cl_program_info.C7]" office:value-type="float" office:value="1" calcext:value-type="float">
            <text:p>1</text:p>
          </table:table-cell>
          <table:table-cell table:formula="of:=[cl_program_info.D7]" office:value-type="float" office:value="1" calcext:value-type="float">
            <text:p>1</text:p>
          </table:table-cell>
          <table:table-cell table:formula="of:=[cl_progra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8]" office:value-type="string" office:string-value="0x1166" calcext:value-type="string">
            <text:p>0x1166</text:p>
          </table:table-cell>
          <table:table-cell table:formula="of:=[cl_program_info.B8]" office:value-type="string" office:string-value="CL_PROGRAM_BINARIES" calcext:value-type="string">
            <text:p>CL_PROGRAM_BINARIES</text:p>
          </table:table-cell>
          <table:table-cell table:formula="of:=[cl_program_info.C8]" office:value-type="float" office:value="1" calcext:value-type="float">
            <text:p>1</text:p>
          </table:table-cell>
          <table:table-cell table:formula="of:=[cl_program_info.D8]" office:value-type="float" office:value="1" calcext:value-type="float">
            <text:p>1</text:p>
          </table:table-cell>
          <table:table-cell table:formula="of:=[cl_progra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9]" office:value-type="string" office:string-value="0x1167" calcext:value-type="string">
            <text:p>0x1167</text:p>
          </table:table-cell>
          <table:table-cell table:formula="of:=[cl_program_info.B9]" office:value-type="string" office:string-value="CL_PROGRAM_NUM_KERNELS" calcext:value-type="string">
            <text:p>CL_PROGRAM_NUM_KERNELS</text:p>
          </table:table-cell>
          <table:table-cell table:formula="of:=[cl_program_info.C9]" office:value-type="float" office:value="0" calcext:value-type="float">
            <text:p>0</text:p>
          </table:table-cell>
          <table:table-cell table:formula="of:=[cl_program_info.D9]" office:value-type="float" office:value="0" calcext:value-type="float">
            <text:p>0</text:p>
          </table:table-cell>
          <table:table-cell table:formula="of:=[cl_progra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10]" office:value-type="string" office:string-value="0x1168" calcext:value-type="string">
            <text:p>0x1168</text:p>
          </table:table-cell>
          <table:table-cell table:formula="of:=[cl_program_info.B10]" office:value-type="string" office:string-value="CL_PROGRAM_KERNEL_NAMES" calcext:value-type="string">
            <text:p>CL_PROGRAM_KERNEL_NAMES</text:p>
          </table:table-cell>
          <table:table-cell table:formula="of:=[cl_program_info.C10]" office:value-type="float" office:value="0" calcext:value-type="float">
            <text:p>0</text:p>
          </table:table-cell>
          <table:table-cell table:formula="of:=[cl_program_info.D10]" office:value-type="float" office:value="0" calcext:value-type="float">
            <text:p>0</text:p>
          </table:table-cell>
          <table:table-cell table:formula="of:=[cl_progra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program_build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uild_info.A2]" office:value-type="string" office:string-value="0x1181" calcext:value-type="string">
            <text:p>0x1181</text:p>
          </table:table-cell>
          <table:table-cell table:formula="of:=[cl_program_build_info.B2]" office:value-type="string" office:string-value="CL_PROGRAM_BUILD_STATUS" calcext:value-type="string">
            <text:p>CL_PROGRAM_BUILD_STATUS</text:p>
          </table:table-cell>
          <table:table-cell table:formula="of:=[cl_program_build_info.C2]" office:value-type="float" office:value="1" calcext:value-type="float">
            <text:p>1</text:p>
          </table:table-cell>
          <table:table-cell table:formula="of:=[cl_program_build_info.D2]" office:value-type="float" office:value="1" calcext:value-type="float">
            <text:p>1</text:p>
          </table:table-cell>
          <table:table-cell table:formula="of:=[cl_program_build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3]" office:value-type="string" office:string-value="0x1182" calcext:value-type="string">
            <text:p>0x1182</text:p>
          </table:table-cell>
          <table:table-cell table:formula="of:=[cl_program_build_info.B3]" office:value-type="string" office:string-value="CL_PROGRAM_BUILD_OPTIONS" calcext:value-type="string">
            <text:p>CL_PROGRAM_BUILD_OPTIONS</text:p>
          </table:table-cell>
          <table:table-cell table:formula="of:=[cl_program_build_info.C3]" office:value-type="float" office:value="1" calcext:value-type="float">
            <text:p>1</text:p>
          </table:table-cell>
          <table:table-cell table:formula="of:=[cl_program_build_info.D3]" office:value-type="float" office:value="1" calcext:value-type="float">
            <text:p>1</text:p>
          </table:table-cell>
          <table:table-cell table:formula="of:=[cl_program_build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4]" office:value-type="string" office:string-value="0x1183" calcext:value-type="string">
            <text:p>0x1183</text:p>
          </table:table-cell>
          <table:table-cell table:formula="of:=[cl_program_build_info.B4]" office:value-type="string" office:string-value="CL_PROGRAM_BUILD_LOG" calcext:value-type="string">
            <text:p>CL_PROGRAM_BUILD_LOG</text:p>
          </table:table-cell>
          <table:table-cell table:formula="of:=[cl_program_build_info.C4]" office:value-type="float" office:value="1" calcext:value-type="float">
            <text:p>1</text:p>
          </table:table-cell>
          <table:table-cell table:formula="of:=[cl_program_build_info.D4]" office:value-type="float" office:value="1" calcext:value-type="float">
            <text:p>1</text:p>
          </table:table-cell>
          <table:table-cell table:formula="of:=[cl_program_build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5]" office:value-type="string" office:string-value="0x1184" calcext:value-type="string">
            <text:p>0x1184</text:p>
          </table:table-cell>
          <table:table-cell table:formula="of:=[cl_program_build_info.B5]" office:value-type="string" office:string-value="CL_PROGRAM_BINARY_TYPE" calcext:value-type="string">
            <text:p>CL_PROGRAM_BINARY_TYPE</text:p>
          </table:table-cell>
          <table:table-cell table:formula="of:=[cl_program_build_info.C5]" office:value-type="float" office:value="0" calcext:value-type="float">
            <text:p>0</text:p>
          </table:table-cell>
          <table:table-cell table:formula="of:=[cl_program_build_info.D5]" office:value-type="float" office:value="0" calcext:value-type="float">
            <text:p>0</text:p>
          </table:table-cell>
          <table:table-cell table:formula="of:=[cl_program_build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program_binary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inary_type.A2]" office:value-type="string" office:string-value="0x0" calcext:value-type="string">
            <text:p>0x0</text:p>
          </table:table-cell>
          <table:table-cell table:formula="of:=[cl_program_binary_type.B2]" office:value-type="string" office:string-value="CL_PROGRAM_BINARY_TYPE_NONE" calcext:value-type="string">
            <text:p>CL_PROGRAM_BINARY_TYPE_NONE</text:p>
          </table:table-cell>
          <table:table-cell table:formula="of:=[cl_program_binary_type.C2]" office:value-type="float" office:value="0" calcext:value-type="float">
            <text:p>0</text:p>
          </table:table-cell>
          <table:table-cell table:formula="of:=[cl_program_binary_type.D2]" office:value-type="float" office:value="0" calcext:value-type="float">
            <text:p>0</text:p>
          </table:table-cell>
          <table:table-cell table:formula="of:=[cl_program_binary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3]" office:value-type="string" office:string-value="0x1" calcext:value-type="string">
            <text:p>0x1</text:p>
          </table:table-cell>
          <table:table-cell table:formula="of:=[cl_program_binary_type.B3]" office:value-type="string" office:string-value="CL_PROGRAM_BINARY_TYPE_COMPILED_OBJECT" calcext:value-type="string">
            <text:p>CL_PROGRAM_BINARY_TYPE_COMPILED_OBJECT</text:p>
          </table:table-cell>
          <table:table-cell table:formula="of:=[cl_program_binary_type.C3]" office:value-type="float" office:value="0" calcext:value-type="float">
            <text:p>0</text:p>
          </table:table-cell>
          <table:table-cell table:formula="of:=[cl_program_binary_type.D3]" office:value-type="float" office:value="0" calcext:value-type="float">
            <text:p>0</text:p>
          </table:table-cell>
          <table:table-cell table:formula="of:=[cl_program_binary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4]" office:value-type="string" office:string-value="0x2" calcext:value-type="string">
            <text:p>0x2</text:p>
          </table:table-cell>
          <table:table-cell table:formula="of:=[cl_program_binary_type.B4]" office:value-type="string" office:string-value="CL_PROGRAM_BINARY_TYPE_LIBRARY" calcext:value-type="string">
            <text:p>CL_PROGRAM_BINARY_TYPE_LIBRARY</text:p>
          </table:table-cell>
          <table:table-cell table:formula="of:=[cl_program_binary_type.C4]" office:value-type="float" office:value="0" calcext:value-type="float">
            <text:p>0</text:p>
          </table:table-cell>
          <table:table-cell table:formula="of:=[cl_program_binary_type.D4]" office:value-type="float" office:value="0" calcext:value-type="float">
            <text:p>0</text:p>
          </table:table-cell>
          <table:table-cell table:formula="of:=[cl_program_binary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5]" office:value-type="string" office:string-value="0x4" calcext:value-type="string">
            <text:p>0x4</text:p>
          </table:table-cell>
          <table:table-cell table:formula="of:=[cl_program_binary_type.B5]" office:value-type="string" office:string-value="CL_PROGRAM_BINARY_TYPE_EXECUTABLE" calcext:value-type="string">
            <text:p>CL_PROGRAM_BINARY_TYPE_EXECUTABLE</text:p>
          </table:table-cell>
          <table:table-cell table:formula="of:=[cl_program_binary_type.C5]" office:value-type="float" office:value="0" calcext:value-type="float">
            <text:p>0</text:p>
          </table:table-cell>
          <table:table-cell table:formula="of:=[cl_program_binary_type.D5]" office:value-type="float" office:value="0" calcext:value-type="float">
            <text:p>0</text:p>
          </table:table-cell>
          <table:table-cell table:formula="of:=[cl_program_binary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build_statu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build_status.A2]" office:value-type="float" office:value="0" calcext:value-type="float">
            <text:p>0</text:p>
          </table:table-cell>
          <table:table-cell table:formula="of:=[cl_build_status.B2]" office:value-type="string" office:string-value="CL_BUILD_SUCCESS" calcext:value-type="string">
            <text:p>CL_BUILD_SUCCESS</text:p>
          </table:table-cell>
          <table:table-cell table:formula="of:=[cl_build_status.C2]" office:value-type="float" office:value="1" calcext:value-type="float">
            <text:p>1</text:p>
          </table:table-cell>
          <table:table-cell table:formula="of:=[cl_build_status.D2]" office:value-type="float" office:value="1" calcext:value-type="float">
            <text:p>1</text:p>
          </table:table-cell>
          <table:table-cell table:formula="of:=[cl_build_statu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3]" office:value-type="float" office:value="-1" calcext:value-type="float">
            <text:p>-1</text:p>
          </table:table-cell>
          <table:table-cell table:formula="of:=[cl_build_status.B3]" office:value-type="string" office:string-value="CL_BUILD_NONE" calcext:value-type="string">
            <text:p>CL_BUILD_NONE</text:p>
          </table:table-cell>
          <table:table-cell table:formula="of:=[cl_build_status.C3]" office:value-type="float" office:value="1" calcext:value-type="float">
            <text:p>1</text:p>
          </table:table-cell>
          <table:table-cell table:formula="of:=[cl_build_status.D3]" office:value-type="float" office:value="1" calcext:value-type="float">
            <text:p>1</text:p>
          </table:table-cell>
          <table:table-cell table:formula="of:=[cl_build_statu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4]" office:value-type="float" office:value="-2" calcext:value-type="float">
            <text:p>-2</text:p>
          </table:table-cell>
          <table:table-cell table:formula="of:=[cl_build_status.B4]" office:value-type="string" office:string-value="CL_BUILD_ERROR" calcext:value-type="string">
            <text:p>CL_BUILD_ERROR</text:p>
          </table:table-cell>
          <table:table-cell table:formula="of:=[cl_build_status.C4]" office:value-type="float" office:value="1" calcext:value-type="float">
            <text:p>1</text:p>
          </table:table-cell>
          <table:table-cell table:formula="of:=[cl_build_status.D4]" office:value-type="float" office:value="1" calcext:value-type="float">
            <text:p>1</text:p>
          </table:table-cell>
          <table:table-cell table:formula="of:=[cl_build_statu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5]" office:value-type="float" office:value="-3" calcext:value-type="float">
            <text:p>-3</text:p>
          </table:table-cell>
          <table:table-cell table:formula="of:=[cl_build_status.B5]" office:value-type="string" office:string-value="CL_BUILD_IN_PROGRESS" calcext:value-type="string">
            <text:p>CL_BUILD_IN_PROGRESS</text:p>
          </table:table-cell>
          <table:table-cell table:formula="of:=[cl_build_status.C5]" office:value-type="float" office:value="1" calcext:value-type="float">
            <text:p>1</text:p>
          </table:table-cell>
          <table:table-cell table:formula="of:=[cl_build_status.D5]" office:value-type="float" office:value="1" calcext:value-type="float">
            <text:p>1</text:p>
          </table:table-cell>
          <table:table-cell table:formula="of:=[cl_build_statu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info.A2]" office:value-type="string" office:string-value="0x1190" calcext:value-type="string">
            <text:p>0x1190</text:p>
          </table:table-cell>
          <table:table-cell table:formula="of:=[cl_kernel_info.B2]" office:value-type="string" office:string-value="CL_KERNEL_FUNCTION_NAME" calcext:value-type="string">
            <text:p>CL_KERNEL_FUNCTION_NAME</text:p>
          </table:table-cell>
          <table:table-cell table:formula="of:=[cl_kernel_info.C2]" office:value-type="float" office:value="1" calcext:value-type="float">
            <text:p>1</text:p>
          </table:table-cell>
          <table:table-cell table:formula="of:=[cl_kernel_info.D2]" office:value-type="float" office:value="1" calcext:value-type="float">
            <text:p>1</text:p>
          </table:table-cell>
          <table:table-cell table:formula="of:=[cl_kernel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3]" office:value-type="string" office:string-value="0x1191" calcext:value-type="string">
            <text:p>0x1191</text:p>
          </table:table-cell>
          <table:table-cell table:formula="of:=[cl_kernel_info.B3]" office:value-type="string" office:string-value="CL_KERNEL_NUM_ARGS" calcext:value-type="string">
            <text:p>CL_KERNEL_NUM_ARGS</text:p>
          </table:table-cell>
          <table:table-cell table:formula="of:=[cl_kernel_info.C3]" office:value-type="float" office:value="1" calcext:value-type="float">
            <text:p>1</text:p>
          </table:table-cell>
          <table:table-cell table:formula="of:=[cl_kernel_info.D3]" office:value-type="float" office:value="1" calcext:value-type="float">
            <text:p>1</text:p>
          </table:table-cell>
          <table:table-cell table:formula="of:=[cl_kernel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4]" office:value-type="string" office:string-value="0x1192" calcext:value-type="string">
            <text:p>0x1192</text:p>
          </table:table-cell>
          <table:table-cell table:formula="of:=[cl_kernel_info.B4]" office:value-type="string" office:string-value="CL_KERNEL_REFERENCE_COUNT" calcext:value-type="string">
            <text:p>CL_KERNEL_REFERENCE_COUNT</text:p>
          </table:table-cell>
          <table:table-cell table:formula="of:=[cl_kernel_info.C4]" office:value-type="float" office:value="1" calcext:value-type="float">
            <text:p>1</text:p>
          </table:table-cell>
          <table:table-cell table:formula="of:=[cl_kernel_info.D4]" office:value-type="float" office:value="1" calcext:value-type="float">
            <text:p>1</text:p>
          </table:table-cell>
          <table:table-cell table:formula="of:=[cl_kernel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5]" office:value-type="string" office:string-value="0x1193" calcext:value-type="string">
            <text:p>0x1193</text:p>
          </table:table-cell>
          <table:table-cell table:formula="of:=[cl_kernel_info.B5]" office:value-type="string" office:string-value="CL_KERNEL_CONTEXT" calcext:value-type="string">
            <text:p>CL_KERNEL_CONTEXT</text:p>
          </table:table-cell>
          <table:table-cell table:formula="of:=[cl_kernel_info.C5]" office:value-type="float" office:value="1" calcext:value-type="float">
            <text:p>1</text:p>
          </table:table-cell>
          <table:table-cell table:formula="of:=[cl_kernel_info.D5]" office:value-type="float" office:value="1" calcext:value-type="float">
            <text:p>1</text:p>
          </table:table-cell>
          <table:table-cell table:formula="of:=[cl_kernel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6]" office:value-type="string" office:string-value="0x1194" calcext:value-type="string">
            <text:p>0x1194</text:p>
          </table:table-cell>
          <table:table-cell table:formula="of:=[cl_kernel_info.B6]" office:value-type="string" office:string-value="CL_KERNEL_PROGRAM" calcext:value-type="string">
            <text:p>CL_KERNEL_PROGRAM</text:p>
          </table:table-cell>
          <table:table-cell table:formula="of:=[cl_kernel_info.C6]" office:value-type="float" office:value="1" calcext:value-type="float">
            <text:p>1</text:p>
          </table:table-cell>
          <table:table-cell table:formula="of:=[cl_kernel_info.D6]" office:value-type="float" office:value="1" calcext:value-type="float">
            <text:p>1</text:p>
          </table:table-cell>
          <table:table-cell table:formula="of:=[cl_kernel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7]" office:value-type="string" office:string-value="0x1195" calcext:value-type="string">
            <text:p>0x1195</text:p>
          </table:table-cell>
          <table:table-cell table:formula="of:=[cl_kernel_info.B7]" office:value-type="string" office:string-value="CL_KERNEL_ATTRIBUTES" calcext:value-type="string">
            <text:p>CL_KERNEL_ATTRIBUTES</text:p>
          </table:table-cell>
          <table:table-cell table:formula="of:=[cl_kernel_info.C7]" office:value-type="float" office:value="0" calcext:value-type="float">
            <text:p>0</text:p>
          </table:table-cell>
          <table:table-cell table:formula="of:=[cl_kernel_info.D7]" office:value-type="float" office:value="0" calcext:value-type="float">
            <text:p>0</text:p>
          </table:table-cell>
          <table:table-cell table:formula="of:=[cl_kernel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ar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info.A2]" office:value-type="string" office:string-value="0x1196" calcext:value-type="string">
            <text:p>0x1196</text:p>
          </table:table-cell>
          <table:table-cell table:formula="of:=[cl_kernel_arg_info.B2]" office:value-type="string" office:string-value="CL_KERNEL_ARG_ADDRESS_QUALIFIER" calcext:value-type="string">
            <text:p>CL_KERNEL_ARG_ADDRESS_QUALIFIER</text:p>
          </table:table-cell>
          <table:table-cell table:formula="of:=[cl_kernel_arg_info.C2]" office:value-type="float" office:value="0" calcext:value-type="float">
            <text:p>0</text:p>
          </table:table-cell>
          <table:table-cell table:formula="of:=[cl_kernel_arg_info.D2]" office:value-type="float" office:value="0" calcext:value-type="float">
            <text:p>0</text:p>
          </table:table-cell>
          <table:table-cell table:formula="of:=[cl_kernel_ar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3]" office:value-type="string" office:string-value="0x1197" calcext:value-type="string">
            <text:p>0x1197</text:p>
          </table:table-cell>
          <table:table-cell table:formula="of:=[cl_kernel_arg_info.B3]" office:value-type="string" office:string-value="CL_KERNEL_ARG_ACCESS_QUALIFIER" calcext:value-type="string">
            <text:p>CL_KERNEL_ARG_ACCESS_QUALIFIER</text:p>
          </table:table-cell>
          <table:table-cell table:formula="of:=[cl_kernel_arg_info.C3]" office:value-type="float" office:value="0" calcext:value-type="float">
            <text:p>0</text:p>
          </table:table-cell>
          <table:table-cell table:formula="of:=[cl_kernel_arg_info.D3]" office:value-type="float" office:value="0" calcext:value-type="float">
            <text:p>0</text:p>
          </table:table-cell>
          <table:table-cell table:formula="of:=[cl_kernel_ar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4]" office:value-type="string" office:string-value="0x1198" calcext:value-type="string">
            <text:p>0x1198</text:p>
          </table:table-cell>
          <table:table-cell table:formula="of:=[cl_kernel_arg_info.B4]" office:value-type="string" office:string-value="CL_KERNEL_ARG_TYPE_NAME" calcext:value-type="string">
            <text:p>CL_KERNEL_ARG_TYPE_NAME</text:p>
          </table:table-cell>
          <table:table-cell table:formula="of:=[cl_kernel_arg_info.C4]" office:value-type="float" office:value="0" calcext:value-type="float">
            <text:p>0</text:p>
          </table:table-cell>
          <table:table-cell table:formula="of:=[cl_kernel_arg_info.D4]" office:value-type="float" office:value="0" calcext:value-type="float">
            <text:p>0</text:p>
          </table:table-cell>
          <table:table-cell table:formula="of:=[cl_kernel_ar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5]" office:value-type="string" office:string-value="0x1199" calcext:value-type="string">
            <text:p>0x1199</text:p>
          </table:table-cell>
          <table:table-cell table:formula="of:=[cl_kernel_arg_info.B5]" office:value-type="string" office:string-value="CL_KERNEL_ARG_TYPE_QUALIFIER" calcext:value-type="string">
            <text:p>CL_KERNEL_ARG_TYPE_QUALIFIER</text:p>
          </table:table-cell>
          <table:table-cell table:formula="of:=[cl_kernel_arg_info.C5]" office:value-type="float" office:value="0" calcext:value-type="float">
            <text:p>0</text:p>
          </table:table-cell>
          <table:table-cell table:formula="of:=[cl_kernel_arg_info.D5]" office:value-type="float" office:value="0" calcext:value-type="float">
            <text:p>0</text:p>
          </table:table-cell>
          <table:table-cell table:formula="of:=[cl_kernel_ar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6]" office:value-type="string" office:string-value="0x119A" calcext:value-type="string">
            <text:p>0x119A</text:p>
          </table:table-cell>
          <table:table-cell table:formula="of:=[cl_kernel_arg_info.B6]" office:value-type="string" office:string-value="CL_KERNEL_ARG_NAME" calcext:value-type="string">
            <text:p>CL_KERNEL_ARG_NAME</text:p>
          </table:table-cell>
          <table:table-cell table:formula="of:=[cl_kernel_arg_info.C6]" office:value-type="float" office:value="0" calcext:value-type="float">
            <text:p>0</text:p>
          </table:table-cell>
          <table:table-cell table:formula="of:=[cl_kernel_arg_info.D6]" office:value-type="float" office:value="0" calcext:value-type="float">
            <text:p>0</text:p>
          </table:table-cell>
          <table:table-cell table:formula="of:=[cl_kernel_arg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arg_address_qualifier</text:p>
          </table:table-cell>
          <table:covered-table-cell table:number-columns-repeated="5" table:style-name="ce15"/>
          <table:covered-table-cell table:number-columns-repeated="2"/>
          <table:table-cell table:number-columns-repeated="1016"/>
        </table:table-row>
        <table:table-row table:style-name="ro1">
          <table:table-cell table:formula="of:=[cl_kernel_arg_address_qualifier.A2]" office:value-type="string" office:string-value="0x119B" calcext:value-type="string">
            <text:p>0x119B</text:p>
          </table:table-cell>
          <table:table-cell table:formula="of:=[cl_kernel_arg_address_qualifier.B2]" office:value-type="string" office:string-value="CL_KERNEL_ARG_ADDRESS_GLOBAL" calcext:value-type="string">
            <text:p>CL_KERNEL_ARG_ADDRESS_GLOBAL</text:p>
          </table:table-cell>
          <table:table-cell table:formula="of:=[cl_kernel_arg_address_qualifier.C2]" office:value-type="float" office:value="0" calcext:value-type="float">
            <text:p>0</text:p>
          </table:table-cell>
          <table:table-cell table:formula="of:=[cl_kernel_arg_address_qualifier.D2]" office:value-type="float" office:value="0" calcext:value-type="float">
            <text:p>0</text:p>
          </table:table-cell>
          <table:table-cell table:formula="of:=[cl_kernel_arg_addr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3]" office:value-type="string" office:string-value="0x119C" calcext:value-type="string">
            <text:p>0x119C</text:p>
          </table:table-cell>
          <table:table-cell table:formula="of:=[cl_kernel_arg_address_qualifier.B3]" office:value-type="string" office:string-value="CL_KERNEL_ARG_ADDRESS_LOCAL" calcext:value-type="string">
            <text:p>CL_KERNEL_ARG_ADDRESS_LOCAL</text:p>
          </table:table-cell>
          <table:table-cell table:formula="of:=[cl_kernel_arg_address_qualifier.C3]" office:value-type="float" office:value="0" calcext:value-type="float">
            <text:p>0</text:p>
          </table:table-cell>
          <table:table-cell table:formula="of:=[cl_kernel_arg_address_qualifier.D3]" office:value-type="float" office:value="0" calcext:value-type="float">
            <text:p>0</text:p>
          </table:table-cell>
          <table:table-cell table:formula="of:=[cl_kernel_arg_addr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4]" office:value-type="string" office:string-value="0x119D" calcext:value-type="string">
            <text:p>0x119D</text:p>
          </table:table-cell>
          <table:table-cell table:formula="of:=[cl_kernel_arg_address_qualifier.B4]" office:value-type="string" office:string-value="CL_KERNEL_ARG_ADDRESS_CONSTANT" calcext:value-type="string">
            <text:p>CL_KERNEL_ARG_ADDRESS_CONSTANT</text:p>
          </table:table-cell>
          <table:table-cell table:formula="of:=[cl_kernel_arg_address_qualifier.C4]" office:value-type="float" office:value="0" calcext:value-type="float">
            <text:p>0</text:p>
          </table:table-cell>
          <table:table-cell table:formula="of:=[cl_kernel_arg_address_qualifier.D4]" office:value-type="float" office:value="0" calcext:value-type="float">
            <text:p>0</text:p>
          </table:table-cell>
          <table:table-cell table:formula="of:=[cl_kernel_arg_addr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5]" office:value-type="string" office:string-value="0x119E" calcext:value-type="string">
            <text:p>0x119E</text:p>
          </table:table-cell>
          <table:table-cell table:formula="of:=[cl_kernel_arg_address_qualifier.B5]" office:value-type="string" office:string-value="CL_KERNEL_ARG_ADDRESS_PRIVATE" calcext:value-type="string">
            <text:p>CL_KERNEL_ARG_ADDRESS_PRIVATE</text:p>
          </table:table-cell>
          <table:table-cell table:formula="of:=[cl_kernel_arg_address_qualifier.C5]" office:value-type="float" office:value="0" calcext:value-type="float">
            <text:p>0</text:p>
          </table:table-cell>
          <table:table-cell table:formula="of:=[cl_kernel_arg_address_qualifier.D5]" office:value-type="float" office:value="0" calcext:value-type="float">
            <text:p>0</text:p>
          </table:table-cell>
          <table:table-cell table:formula="of:=[cl_kernel_arg_addr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arg_access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access_qualifier.A2]" office:value-type="string" office:string-value="0x11A0" calcext:value-type="string">
            <text:p>0x11A0</text:p>
          </table:table-cell>
          <table:table-cell table:formula="of:=[cl_kernel_arg_access_qualifier.B2]" office:value-type="string" office:string-value="CL_KERNEL_ARG_ACCESS_READ_ONLY" calcext:value-type="string">
            <text:p>CL_KERNEL_ARG_ACCESS_READ_ONLY</text:p>
          </table:table-cell>
          <table:table-cell table:formula="of:=[cl_kernel_arg_access_qualifier.C2]" office:value-type="float" office:value="0" calcext:value-type="float">
            <text:p>0</text:p>
          </table:table-cell>
          <table:table-cell table:formula="of:=[cl_kernel_arg_access_qualifier.D2]" office:value-type="float" office:value="0" calcext:value-type="float">
            <text:p>0</text:p>
          </table:table-cell>
          <table:table-cell table:formula="of:=[cl_kernel_arg_acc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3]" office:value-type="string" office:string-value="0x11A1" calcext:value-type="string">
            <text:p>0x11A1</text:p>
          </table:table-cell>
          <table:table-cell table:formula="of:=[cl_kernel_arg_access_qualifier.B3]" office:value-type="string" office:string-value="CL_KERNEL_ARG_ACCESS_WRITE_ONLY" calcext:value-type="string">
            <text:p>CL_KERNEL_ARG_ACCESS_WRITE_ONLY</text:p>
          </table:table-cell>
          <table:table-cell table:formula="of:=[cl_kernel_arg_access_qualifier.C3]" office:value-type="float" office:value="0" calcext:value-type="float">
            <text:p>0</text:p>
          </table:table-cell>
          <table:table-cell table:formula="of:=[cl_kernel_arg_access_qualifier.D3]" office:value-type="float" office:value="0" calcext:value-type="float">
            <text:p>0</text:p>
          </table:table-cell>
          <table:table-cell table:formula="of:=[cl_kernel_arg_acc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4]" office:value-type="string" office:string-value="0x11A2" calcext:value-type="string">
            <text:p>0x11A2</text:p>
          </table:table-cell>
          <table:table-cell table:formula="of:=[cl_kernel_arg_access_qualifier.B4]" office:value-type="string" office:string-value="CL_KERNEL_ARG_ACCESS_READ_WRITE" calcext:value-type="string">
            <text:p>CL_KERNEL_ARG_ACCESS_READ_WRITE</text:p>
          </table:table-cell>
          <table:table-cell table:formula="of:=[cl_kernel_arg_access_qualifier.C4]" office:value-type="float" office:value="0" calcext:value-type="float">
            <text:p>0</text:p>
          </table:table-cell>
          <table:table-cell table:formula="of:=[cl_kernel_arg_access_qualifier.D4]" office:value-type="float" office:value="0" calcext:value-type="float">
            <text:p>0</text:p>
          </table:table-cell>
          <table:table-cell table:formula="of:=[cl_kernel_arg_acc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5]" office:value-type="string" office:string-value="0x11A3" calcext:value-type="string">
            <text:p>0x11A3</text:p>
          </table:table-cell>
          <table:table-cell table:formula="of:=[cl_kernel_arg_access_qualifier.B5]" office:value-type="string" office:string-value="CL_KERNEL_ARG_ACCESS_NONE" calcext:value-type="string">
            <text:p>CL_KERNEL_ARG_ACCESS_NONE</text:p>
          </table:table-cell>
          <table:table-cell table:formula="of:=[cl_kernel_arg_access_qualifier.C5]" office:value-type="float" office:value="0" calcext:value-type="float">
            <text:p>0</text:p>
          </table:table-cell>
          <table:table-cell table:formula="of:=[cl_kernel_arg_access_qualifier.D5]" office:value-type="float" office:value="0" calcext:value-type="float">
            <text:p>0</text:p>
          </table:table-cell>
          <table:table-cell table:formula="of:=[cl_kernel_arg_acc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arg_type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type_qualifier.A2]" office:value-type="float" office:value="0" calcext:value-type="float">
            <text:p>0</text:p>
          </table:table-cell>
          <table:table-cell table:formula="of:=[cl_kernel_arg_type_qualifier.B2]" office:value-type="string" office:string-value="CL_KERNEL_ARG_TYPE_NONE" calcext:value-type="string">
            <text:p>CL_KERNEL_ARG_TYPE_NONE</text:p>
          </table:table-cell>
          <table:table-cell table:formula="of:=[cl_kernel_arg_type_qualifier.C2]" office:value-type="float" office:value="0" calcext:value-type="float">
            <text:p>0</text:p>
          </table:table-cell>
          <table:table-cell table:formula="of:=[cl_kernel_arg_type_qualifier.D2]" office:value-type="float" office:value="0" calcext:value-type="float">
            <text:p>0</text:p>
          </table:table-cell>
          <table:table-cell table:formula="of:=[cl_kernel_arg_type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3]" office:value-type="string" office:string-value="(1 &lt;&lt; 0)" calcext:value-type="string">
            <text:p>(1 &lt;&lt; 0)</text:p>
          </table:table-cell>
          <table:table-cell table:formula="of:=[cl_kernel_arg_type_qualifier.B3]" office:value-type="string" office:string-value="CL_KERNEL_ARG_TYPE_CONST" calcext:value-type="string">
            <text:p>CL_KERNEL_ARG_TYPE_CONST</text:p>
          </table:table-cell>
          <table:table-cell table:formula="of:=[cl_kernel_arg_type_qualifier.C3]" office:value-type="float" office:value="0" calcext:value-type="float">
            <text:p>0</text:p>
          </table:table-cell>
          <table:table-cell table:formula="of:=[cl_kernel_arg_type_qualifier.D3]" office:value-type="float" office:value="0" calcext:value-type="float">
            <text:p>0</text:p>
          </table:table-cell>
          <table:table-cell table:formula="of:=[cl_kernel_arg_type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4]" office:value-type="string" office:string-value="(1 &lt;&lt; 1)" calcext:value-type="string">
            <text:p>(1 &lt;&lt; 1)</text:p>
          </table:table-cell>
          <table:table-cell table:formula="of:=[cl_kernel_arg_type_qualifier.B4]" office:value-type="string" office:string-value="CL_KERNEL_ARG_TYPE_RESTRICT" calcext:value-type="string">
            <text:p>CL_KERNEL_ARG_TYPE_RESTRICT</text:p>
          </table:table-cell>
          <table:table-cell table:formula="of:=[cl_kernel_arg_type_qualifier.C4]" office:value-type="float" office:value="0" calcext:value-type="float">
            <text:p>0</text:p>
          </table:table-cell>
          <table:table-cell table:formula="of:=[cl_kernel_arg_type_qualifier.D4]" office:value-type="float" office:value="0" calcext:value-type="float">
            <text:p>0</text:p>
          </table:table-cell>
          <table:table-cell table:formula="of:=[cl_kernel_arg_type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5]" office:value-type="string" office:string-value="(1 &lt;&lt; 2)" calcext:value-type="string">
            <text:p>(1 &lt;&lt; 2)</text:p>
          </table:table-cell>
          <table:table-cell table:formula="of:=[cl_kernel_arg_type_qualifier.B5]" office:value-type="string" office:string-value="CL_KERNEL_ARG_TYPE_VOLATILE" calcext:value-type="string">
            <text:p>CL_KERNEL_ARG_TYPE_VOLATILE</text:p>
          </table:table-cell>
          <table:table-cell table:formula="of:=[cl_kernel_arg_type_qualifier.C5]" office:value-type="float" office:value="0" calcext:value-type="float">
            <text:p>0</text:p>
          </table:table-cell>
          <table:table-cell table:formula="of:=[cl_kernel_arg_type_qualifier.D5]" office:value-type="float" office:value="0" calcext:value-type="float">
            <text:p>0</text:p>
          </table:table-cell>
          <table:table-cell table:formula="of:=[cl_kernel_arg_type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kernel_work_group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work_group_info.A2]" office:value-type="string" office:string-value="0x11B0" calcext:value-type="string">
            <text:p>0x11B0</text:p>
          </table:table-cell>
          <table:table-cell table:formula="of:=[cl_kernel_work_group_info.B2]" office:value-type="string" office:string-value="CL_KERNEL_WORK_GROUP_SIZE" calcext:value-type="string">
            <text:p>CL_KERNEL_WORK_GROUP_SIZE</text:p>
          </table:table-cell>
          <table:table-cell table:formula="of:=[cl_kernel_work_group_info.C2]" office:value-type="float" office:value="1" calcext:value-type="float">
            <text:p>1</text:p>
          </table:table-cell>
          <table:table-cell table:formula="of:=[cl_kernel_work_group_info.D2]" office:value-type="float" office:value="1" calcext:value-type="float">
            <text:p>1</text:p>
          </table:table-cell>
          <table:table-cell table:formula="of:=[cl_kernel_work_group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3]" office:value-type="string" office:string-value="0x11B1" calcext:value-type="string">
            <text:p>0x11B1</text:p>
          </table:table-cell>
          <table:table-cell table:formula="of:=[cl_kernel_work_group_info.B3]" office:value-type="string" office:string-value="CL_KERNEL_COMPILE_WORK_GROUP_SIZE" calcext:value-type="string">
            <text:p>CL_KERNEL_COMPILE_WORK_GROUP_SIZE</text:p>
          </table:table-cell>
          <table:table-cell table:formula="of:=[cl_kernel_work_group_info.C3]" office:value-type="float" office:value="1" calcext:value-type="float">
            <text:p>1</text:p>
          </table:table-cell>
          <table:table-cell table:formula="of:=[cl_kernel_work_group_info.D3]" office:value-type="float" office:value="1" calcext:value-type="float">
            <text:p>1</text:p>
          </table:table-cell>
          <table:table-cell table:formula="of:=[cl_kernel_work_group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4]" office:value-type="string" office:string-value="0x11B2" calcext:value-type="string">
            <text:p>0x11B2</text:p>
          </table:table-cell>
          <table:table-cell table:formula="of:=[cl_kernel_work_group_info.B4]" office:value-type="string" office:string-value="CL_KERNEL_LOCAL_MEM_SIZE" calcext:value-type="string">
            <text:p>CL_KERNEL_LOCAL_MEM_SIZE</text:p>
          </table:table-cell>
          <table:table-cell table:formula="of:=[cl_kernel_work_group_info.C4]" office:value-type="float" office:value="1" calcext:value-type="float">
            <text:p>1</text:p>
          </table:table-cell>
          <table:table-cell table:formula="of:=[cl_kernel_work_group_info.D4]" office:value-type="float" office:value="1" calcext:value-type="float">
            <text:p>1</text:p>
          </table:table-cell>
          <table:table-cell table:formula="of:=[cl_kernel_work_group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5]" office:value-type="string" office:string-value="0x11B3" calcext:value-type="string">
            <text:p>0x11B3</text:p>
          </table:table-cell>
          <table:table-cell table:formula="of:=[cl_kernel_work_group_info.B5]" office:value-type="string" office:string-value="CL_KERNEL_PREFERRED_WORK_GROUP_SIZE_MULTIPLE" calcext:value-type="string">
            <text:p>CL_KERNEL_PREFERRED_WORK_GROUP_SIZE_MULTIPLE</text:p>
          </table:table-cell>
          <table:table-cell table:formula="of:=[cl_kernel_work_group_info.C5]" office:value-type="float" office:value="0" calcext:value-type="float">
            <text:p>0</text:p>
          </table:table-cell>
          <table:table-cell table:formula="of:=[cl_kernel_work_group_info.D5]" office:value-type="float" office:value="1" calcext:value-type="float">
            <text:p>1</text:p>
          </table:table-cell>
          <table:table-cell table:formula="of:=[cl_kernel_work_group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6]" office:value-type="string" office:string-value="0x11B4" calcext:value-type="string">
            <text:p>0x11B4</text:p>
          </table:table-cell>
          <table:table-cell table:formula="of:=[cl_kernel_work_group_info.B6]" office:value-type="string" office:string-value="CL_KERNEL_PRIVATE_MEM_SIZE" calcext:value-type="string">
            <text:p>CL_KERNEL_PRIVATE_MEM_SIZE</text:p>
          </table:table-cell>
          <table:table-cell table:formula="of:=[cl_kernel_work_group_info.C6]" office:value-type="float" office:value="0" calcext:value-type="float">
            <text:p>0</text:p>
          </table:table-cell>
          <table:table-cell table:formula="of:=[cl_kernel_work_group_info.D6]" office:value-type="float" office:value="1" calcext:value-type="float">
            <text:p>1</text:p>
          </table:table-cell>
          <table:table-cell table:formula="of:=[cl_kernel_work_group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7]" office:value-type="string" office:string-value="0x11B5" calcext:value-type="string">
            <text:p>0x11B5</text:p>
          </table:table-cell>
          <table:table-cell table:formula="of:=[cl_kernel_work_group_info.B7]" office:value-type="string" office:string-value="CL_KERNEL_GLOBAL_WORK_SIZE" calcext:value-type="string">
            <text:p>CL_KERNEL_GLOBAL_WORK_SIZE</text:p>
          </table:table-cell>
          <table:table-cell table:formula="of:=[cl_kernel_work_group_info.C7]" office:value-type="float" office:value="0" calcext:value-type="float">
            <text:p>0</text:p>
          </table:table-cell>
          <table:table-cell table:formula="of:=[cl_kernel_work_group_info.D7]" office:value-type="float" office:value="0" calcext:value-type="float">
            <text:p>0</text:p>
          </table:table-cell>
          <table:table-cell table:formula="of:=[cl_kernel_work_group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even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event_info.A2]" office:value-type="string" office:string-value="0x11D0" calcext:value-type="string">
            <text:p>0x11D0</text:p>
          </table:table-cell>
          <table:table-cell table:formula="of:=[cl_event_info.B2]" office:value-type="string" office:string-value="CL_EVENT_COMMAND_QUEUE" calcext:value-type="string">
            <text:p>CL_EVENT_COMMAND_QUEUE</text:p>
          </table:table-cell>
          <table:table-cell table:formula="of:=[cl_event_info.C2]" office:value-type="float" office:value="1" calcext:value-type="float">
            <text:p>1</text:p>
          </table:table-cell>
          <table:table-cell table:formula="of:=[cl_event_info.D2]" office:value-type="float" office:value="1" calcext:value-type="float">
            <text:p>1</text:p>
          </table:table-cell>
          <table:table-cell table:formula="of:=[cl_even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3]" office:value-type="string" office:string-value="0x11D1" calcext:value-type="string">
            <text:p>0x11D1</text:p>
          </table:table-cell>
          <table:table-cell table:formula="of:=[cl_event_info.B3]" office:value-type="string" office:string-value="CL_EVENT_COMMAND_TYPE" calcext:value-type="string">
            <text:p>CL_EVENT_COMMAND_TYPE</text:p>
          </table:table-cell>
          <table:table-cell table:formula="of:=[cl_event_info.C3]" office:value-type="float" office:value="1" calcext:value-type="float">
            <text:p>1</text:p>
          </table:table-cell>
          <table:table-cell table:formula="of:=[cl_event_info.D3]" office:value-type="float" office:value="1" calcext:value-type="float">
            <text:p>1</text:p>
          </table:table-cell>
          <table:table-cell table:formula="of:=[cl_even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4]" office:value-type="string" office:string-value="0x11D2" calcext:value-type="string">
            <text:p>0x11D2</text:p>
          </table:table-cell>
          <table:table-cell table:formula="of:=[cl_event_info.B4]" office:value-type="string" office:string-value="CL_EVENT_REFERENCE_COUNT" calcext:value-type="string">
            <text:p>CL_EVENT_REFERENCE_COUNT</text:p>
          </table:table-cell>
          <table:table-cell table:formula="of:=[cl_event_info.C4]" office:value-type="float" office:value="1" calcext:value-type="float">
            <text:p>1</text:p>
          </table:table-cell>
          <table:table-cell table:formula="of:=[cl_event_info.D4]" office:value-type="float" office:value="1" calcext:value-type="float">
            <text:p>1</text:p>
          </table:table-cell>
          <table:table-cell table:formula="of:=[cl_even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5]" office:value-type="string" office:string-value="0x11D3" calcext:value-type="string">
            <text:p>0x11D3</text:p>
          </table:table-cell>
          <table:table-cell table:formula="of:=[cl_event_info.B5]" office:value-type="string" office:string-value="CL_EVENT_COMMAND_EXECUTION_STATUS" calcext:value-type="string">
            <text:p>CL_EVENT_COMMAND_EXECUTION_STATUS</text:p>
          </table:table-cell>
          <table:table-cell table:formula="of:=[cl_event_info.C5]" office:value-type="float" office:value="1" calcext:value-type="float">
            <text:p>1</text:p>
          </table:table-cell>
          <table:table-cell table:formula="of:=[cl_event_info.D5]" office:value-type="float" office:value="1" calcext:value-type="float">
            <text:p>1</text:p>
          </table:table-cell>
          <table:table-cell table:formula="of:=[cl_even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6]" office:value-type="string" office:string-value="0x11D4" calcext:value-type="string">
            <text:p>0x11D4</text:p>
          </table:table-cell>
          <table:table-cell table:formula="of:=[cl_event_info.B6]" office:value-type="string" office:string-value="CL_EVENT_CONTEXT" calcext:value-type="string">
            <text:p>CL_EVENT_CONTEXT</text:p>
          </table:table-cell>
          <table:table-cell table:formula="of:=[cl_event_info.C6]" office:value-type="float" office:value="0" calcext:value-type="float">
            <text:p>0</text:p>
          </table:table-cell>
          <table:table-cell table:formula="of:=[cl_event_info.D6]" office:value-type="float" office:value="1" calcext:value-type="float">
            <text:p>1</text:p>
          </table:table-cell>
          <table:table-cell table:formula="of:=[cl_event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command_type</text:p>
          </table:table-cell>
          <table:covered-table-cell table:number-columns-repeated="5" table:style-name="ce14"/>
          <table:covered-table-cell table:number-columns-repeated="2"/>
          <table:table-cell table:number-columns-repeated="1016"/>
        </table:table-row>
        <table:table-row table:style-name="ro1">
          <table:table-cell table:formula="of:=[cl_command_type.A2]" office:value-type="string" office:string-value="0x11F0" calcext:value-type="string">
            <text:p>0x11F0</text:p>
          </table:table-cell>
          <table:table-cell table:formula="of:=[cl_command_type.B2]" office:value-type="string" office:string-value="CL_COMMAND_NDRANGE_KERNEL" calcext:value-type="string">
            <text:p>CL_COMMAND_NDRANGE_KERNEL</text:p>
          </table:table-cell>
          <table:table-cell table:formula="of:=[cl_command_type.C2]" office:value-type="float" office:value="1" calcext:value-type="float">
            <text:p>1</text:p>
          </table:table-cell>
          <table:table-cell table:formula="of:=[cl_command_type.D2]" office:value-type="float" office:value="1" calcext:value-type="float">
            <text:p>1</text:p>
          </table:table-cell>
          <table:table-cell table:formula="of:=[cl_command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3]" office:value-type="string" office:string-value="0x11F1" calcext:value-type="string">
            <text:p>0x11F1</text:p>
          </table:table-cell>
          <table:table-cell table:formula="of:=[cl_command_type.B3]" office:value-type="string" office:string-value="CL_COMMAND_TASK" calcext:value-type="string">
            <text:p>CL_COMMAND_TASK</text:p>
          </table:table-cell>
          <table:table-cell table:formula="of:=[cl_command_type.C3]" office:value-type="float" office:value="1" calcext:value-type="float">
            <text:p>1</text:p>
          </table:table-cell>
          <table:table-cell table:formula="of:=[cl_command_type.D3]" office:value-type="float" office:value="1" calcext:value-type="float">
            <text:p>1</text:p>
          </table:table-cell>
          <table:table-cell table:formula="of:=[cl_command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4]" office:value-type="string" office:string-value="0x11F2" calcext:value-type="string">
            <text:p>0x11F2</text:p>
          </table:table-cell>
          <table:table-cell table:formula="of:=[cl_command_type.B4]" office:value-type="string" office:string-value="CL_COMMAND_NATIVE_KERNEL" calcext:value-type="string">
            <text:p>CL_COMMAND_NATIVE_KERNEL</text:p>
          </table:table-cell>
          <table:table-cell table:formula="of:=[cl_command_type.C4]" office:value-type="float" office:value="1" calcext:value-type="float">
            <text:p>1</text:p>
          </table:table-cell>
          <table:table-cell table:formula="of:=[cl_command_type.D4]" office:value-type="float" office:value="1" calcext:value-type="float">
            <text:p>1</text:p>
          </table:table-cell>
          <table:table-cell table:formula="of:=[cl_command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5]" office:value-type="string" office:string-value="0x11F3" calcext:value-type="string">
            <text:p>0x11F3</text:p>
          </table:table-cell>
          <table:table-cell table:formula="of:=[cl_command_type.B5]" office:value-type="string" office:string-value="CL_COMMAND_READ_BUFFER" calcext:value-type="string">
            <text:p>CL_COMMAND_READ_BUFFER</text:p>
          </table:table-cell>
          <table:table-cell table:formula="of:=[cl_command_type.C5]" office:value-type="float" office:value="1" calcext:value-type="float">
            <text:p>1</text:p>
          </table:table-cell>
          <table:table-cell table:formula="of:=[cl_command_type.D5]" office:value-type="float" office:value="1" calcext:value-type="float">
            <text:p>1</text:p>
          </table:table-cell>
          <table:table-cell table:formula="of:=[cl_command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6]" office:value-type="string" office:string-value="0x11F4" calcext:value-type="string">
            <text:p>0x11F4</text:p>
          </table:table-cell>
          <table:table-cell table:formula="of:=[cl_command_type.B6]" office:value-type="string" office:string-value="CL_COMMAND_WRITE_BUFFER" calcext:value-type="string">
            <text:p>CL_COMMAND_WRITE_BUFFER</text:p>
          </table:table-cell>
          <table:table-cell table:formula="of:=[cl_command_type.C6]" office:value-type="float" office:value="1" calcext:value-type="float">
            <text:p>1</text:p>
          </table:table-cell>
          <table:table-cell table:formula="of:=[cl_command_type.D6]" office:value-type="float" office:value="1" calcext:value-type="float">
            <text:p>1</text:p>
          </table:table-cell>
          <table:table-cell table:formula="of:=[cl_command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7]" office:value-type="string" office:string-value="0x11F5" calcext:value-type="string">
            <text:p>0x11F5</text:p>
          </table:table-cell>
          <table:table-cell table:formula="of:=[cl_command_type.B7]" office:value-type="string" office:string-value="CL_COMMAND_COPY_BUFFER" calcext:value-type="string">
            <text:p>CL_COMMAND_COPY_BUFFER</text:p>
          </table:table-cell>
          <table:table-cell table:formula="of:=[cl_command_type.C7]" office:value-type="float" office:value="1" calcext:value-type="float">
            <text:p>1</text:p>
          </table:table-cell>
          <table:table-cell table:formula="of:=[cl_command_type.D7]" office:value-type="float" office:value="1" calcext:value-type="float">
            <text:p>1</text:p>
          </table:table-cell>
          <table:table-cell table:formula="of:=[cl_command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8]" office:value-type="string" office:string-value="0x11F6" calcext:value-type="string">
            <text:p>0x11F6</text:p>
          </table:table-cell>
          <table:table-cell table:formula="of:=[cl_command_type.B8]" office:value-type="string" office:string-value="CL_COMMAND_READ_IMAGE" calcext:value-type="string">
            <text:p>CL_COMMAND_READ_IMAGE</text:p>
          </table:table-cell>
          <table:table-cell table:formula="of:=[cl_command_type.C8]" office:value-type="float" office:value="1" calcext:value-type="float">
            <text:p>1</text:p>
          </table:table-cell>
          <table:table-cell table:formula="of:=[cl_command_type.D8]" office:value-type="float" office:value="1" calcext:value-type="float">
            <text:p>1</text:p>
          </table:table-cell>
          <table:table-cell table:formula="of:=[cl_command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9]" office:value-type="string" office:string-value="0x11F7" calcext:value-type="string">
            <text:p>0x11F7</text:p>
          </table:table-cell>
          <table:table-cell table:formula="of:=[cl_command_type.B9]" office:value-type="string" office:string-value="CL_COMMAND_WRITE_IMAGE" calcext:value-type="string">
            <text:p>CL_COMMAND_WRITE_IMAGE</text:p>
          </table:table-cell>
          <table:table-cell table:formula="of:=[cl_command_type.C9]" office:value-type="float" office:value="1" calcext:value-type="float">
            <text:p>1</text:p>
          </table:table-cell>
          <table:table-cell table:formula="of:=[cl_command_type.D9]" office:value-type="float" office:value="1" calcext:value-type="float">
            <text:p>1</text:p>
          </table:table-cell>
          <table:table-cell table:formula="of:=[cl_command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0]" office:value-type="string" office:string-value="0x11F8" calcext:value-type="string">
            <text:p>0x11F8</text:p>
          </table:table-cell>
          <table:table-cell table:formula="of:=[cl_command_type.B10]" office:value-type="string" office:string-value="CL_COMMAND_COPY_IMAGE" calcext:value-type="string">
            <text:p>CL_COMMAND_COPY_IMAGE</text:p>
          </table:table-cell>
          <table:table-cell table:formula="of:=[cl_command_type.C10]" office:value-type="float" office:value="1" calcext:value-type="float">
            <text:p>1</text:p>
          </table:table-cell>
          <table:table-cell table:formula="of:=[cl_command_type.D10]" office:value-type="float" office:value="1" calcext:value-type="float">
            <text:p>1</text:p>
          </table:table-cell>
          <table:table-cell table:formula="of:=[cl_command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1]" office:value-type="string" office:string-value="0x11F9" calcext:value-type="string">
            <text:p>0x11F9</text:p>
          </table:table-cell>
          <table:table-cell table:formula="of:=[cl_command_type.B11]" office:value-type="string" office:string-value="CL_COMMAND_COPY_IMAGE_TO_BUFFER" calcext:value-type="string">
            <text:p>CL_COMMAND_COPY_IMAGE_TO_BUFFER</text:p>
          </table:table-cell>
          <table:table-cell table:formula="of:=[cl_command_type.C11]" office:value-type="float" office:value="1" calcext:value-type="float">
            <text:p>1</text:p>
          </table:table-cell>
          <table:table-cell table:formula="of:=[cl_command_type.D11]" office:value-type="float" office:value="1" calcext:value-type="float">
            <text:p>1</text:p>
          </table:table-cell>
          <table:table-cell table:formula="of:=[cl_command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2]" office:value-type="string" office:string-value="0x11FA" calcext:value-type="string">
            <text:p>0x11FA</text:p>
          </table:table-cell>
          <table:table-cell table:formula="of:=[cl_command_type.B12]" office:value-type="string" office:string-value="CL_COMMAND_COPY_BUFFER_TO_IMAGE" calcext:value-type="string">
            <text:p>CL_COMMAND_COPY_BUFFER_TO_IMAGE</text:p>
          </table:table-cell>
          <table:table-cell table:formula="of:=[cl_command_type.C12]" office:value-type="float" office:value="1" calcext:value-type="float">
            <text:p>1</text:p>
          </table:table-cell>
          <table:table-cell table:formula="of:=[cl_command_type.D12]" office:value-type="float" office:value="1" calcext:value-type="float">
            <text:p>1</text:p>
          </table:table-cell>
          <table:table-cell table:formula="of:=[cl_command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3]" office:value-type="string" office:string-value="0x11FB" calcext:value-type="string">
            <text:p>0x11FB</text:p>
          </table:table-cell>
          <table:table-cell table:formula="of:=[cl_command_type.B13]" office:value-type="string" office:string-value="CL_COMMAND_MAP_BUFFER" calcext:value-type="string">
            <text:p>CL_COMMAND_MAP_BUFFER</text:p>
          </table:table-cell>
          <table:table-cell table:formula="of:=[cl_command_type.C13]" office:value-type="float" office:value="1" calcext:value-type="float">
            <text:p>1</text:p>
          </table:table-cell>
          <table:table-cell table:formula="of:=[cl_command_type.D13]" office:value-type="float" office:value="1" calcext:value-type="float">
            <text:p>1</text:p>
          </table:table-cell>
          <table:table-cell table:formula="of:=[cl_command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4]" office:value-type="string" office:string-value="0x11FC" calcext:value-type="string">
            <text:p>0x11FC</text:p>
          </table:table-cell>
          <table:table-cell table:formula="of:=[cl_command_type.B14]" office:value-type="string" office:string-value="CL_COMMAND_MAP_IMAGE" calcext:value-type="string">
            <text:p>CL_COMMAND_MAP_IMAGE</text:p>
          </table:table-cell>
          <table:table-cell table:formula="of:=[cl_command_type.C14]" office:value-type="float" office:value="1" calcext:value-type="float">
            <text:p>1</text:p>
          </table:table-cell>
          <table:table-cell table:formula="of:=[cl_command_type.D14]" office:value-type="float" office:value="1" calcext:value-type="float">
            <text:p>1</text:p>
          </table:table-cell>
          <table:table-cell table:formula="of:=[cl_command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5]" office:value-type="string" office:string-value="0x11FD" calcext:value-type="string">
            <text:p>0x11FD</text:p>
          </table:table-cell>
          <table:table-cell table:formula="of:=[cl_command_type.B15]" office:value-type="string" office:string-value="CL_COMMAND_UNMAP_MEM_OBJECT" calcext:value-type="string">
            <text:p>CL_COMMAND_UNMAP_MEM_OBJECT</text:p>
          </table:table-cell>
          <table:table-cell table:formula="of:=[cl_command_type.C15]" office:value-type="float" office:value="1" calcext:value-type="float">
            <text:p>1</text:p>
          </table:table-cell>
          <table:table-cell table:formula="of:=[cl_command_type.D15]" office:value-type="float" office:value="1" calcext:value-type="float">
            <text:p>1</text:p>
          </table:table-cell>
          <table:table-cell table:formula="of:=[cl_command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6]" office:value-type="string" office:string-value="0x11FE" calcext:value-type="string">
            <text:p>0x11FE</text:p>
          </table:table-cell>
          <table:table-cell table:formula="of:=[cl_command_type.B16]" office:value-type="string" office:string-value="CL_COMMAND_MARKER" calcext:value-type="string">
            <text:p>CL_COMMAND_MARKER</text:p>
          </table:table-cell>
          <table:table-cell table:formula="of:=[cl_command_type.C16]" office:value-type="float" office:value="1" calcext:value-type="float">
            <text:p>1</text:p>
          </table:table-cell>
          <table:table-cell table:formula="of:=[cl_command_type.D16]" office:value-type="float" office:value="1" calcext:value-type="float">
            <text:p>1</text:p>
          </table:table-cell>
          <table:table-cell table:formula="of:=[cl_command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7]" office:value-type="string" office:string-value="0x11FF" calcext:value-type="string">
            <text:p>0x11FF</text:p>
          </table:table-cell>
          <table:table-cell table:formula="of:=[cl_command_type.B17]" office:value-type="string" office:string-value="CL_COMMAND_ACQUIRE_GL_OBJECTS" calcext:value-type="string">
            <text:p>CL_COMMAND_ACQUIRE_GL_OBJECTS</text:p>
          </table:table-cell>
          <table:table-cell table:formula="of:=[cl_command_type.C17]" office:value-type="float" office:value="1" calcext:value-type="float">
            <text:p>1</text:p>
          </table:table-cell>
          <table:table-cell table:formula="of:=[cl_command_type.D17]" office:value-type="float" office:value="1" calcext:value-type="float">
            <text:p>1</text:p>
          </table:table-cell>
          <table:table-cell table:formula="of:=[cl_command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8]" office:value-type="string" office:string-value="0x1200" calcext:value-type="string">
            <text:p>0x1200</text:p>
          </table:table-cell>
          <table:table-cell table:formula="of:=[cl_command_type.B18]" office:value-type="string" office:string-value="CL_COMMAND_RELEASE_GL_OBJECTS" calcext:value-type="string">
            <text:p>CL_COMMAND_RELEASE_GL_OBJECTS</text:p>
          </table:table-cell>
          <table:table-cell table:formula="of:=[cl_command_type.C18]" office:value-type="float" office:value="1" calcext:value-type="float">
            <text:p>1</text:p>
          </table:table-cell>
          <table:table-cell table:formula="of:=[cl_command_type.D18]" office:value-type="float" office:value="1" calcext:value-type="float">
            <text:p>1</text:p>
          </table:table-cell>
          <table:table-cell table:formula="of:=[cl_command_type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9]" office:value-type="string" office:string-value="0x1201" calcext:value-type="string">
            <text:p>0x1201</text:p>
          </table:table-cell>
          <table:table-cell table:formula="of:=[cl_command_type.B19]" office:value-type="string" office:string-value="CL_COMMAND_READ_BUFFER_RECT" calcext:value-type="string">
            <text:p>CL_COMMAND_READ_BUFFER_RECT</text:p>
          </table:table-cell>
          <table:table-cell table:formula="of:=[cl_command_type.C19]" office:value-type="float" office:value="0" calcext:value-type="float">
            <text:p>0</text:p>
          </table:table-cell>
          <table:table-cell table:formula="of:=[cl_command_type.D19]" office:value-type="float" office:value="1" calcext:value-type="float">
            <text:p>1</text:p>
          </table:table-cell>
          <table:table-cell table:formula="of:=[cl_command_type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0]" office:value-type="string" office:string-value="0x1202" calcext:value-type="string">
            <text:p>0x1202</text:p>
          </table:table-cell>
          <table:table-cell table:formula="of:=[cl_command_type.B20]" office:value-type="string" office:string-value="CL_COMMAND_WRITE_BUFFER_RECT" calcext:value-type="string">
            <text:p>CL_COMMAND_WRITE_BUFFER_RECT</text:p>
          </table:table-cell>
          <table:table-cell table:formula="of:=[cl_command_type.C20]" office:value-type="float" office:value="0" calcext:value-type="float">
            <text:p>0</text:p>
          </table:table-cell>
          <table:table-cell table:formula="of:=[cl_command_type.D20]" office:value-type="float" office:value="1" calcext:value-type="float">
            <text:p>1</text:p>
          </table:table-cell>
          <table:table-cell table:formula="of:=[cl_command_type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1]" office:value-type="string" office:string-value="0x1203" calcext:value-type="string">
            <text:p>0x1203</text:p>
          </table:table-cell>
          <table:table-cell table:formula="of:=[cl_command_type.B21]" office:value-type="string" office:string-value="CL_COMMAND_COPY_BUFFER_RECT" calcext:value-type="string">
            <text:p>CL_COMMAND_COPY_BUFFER_RECT</text:p>
          </table:table-cell>
          <table:table-cell table:formula="of:=[cl_command_type.C21]" office:value-type="float" office:value="0" calcext:value-type="float">
            <text:p>0</text:p>
          </table:table-cell>
          <table:table-cell table:formula="of:=[cl_command_type.D21]" office:value-type="float" office:value="1" calcext:value-type="float">
            <text:p>1</text:p>
          </table:table-cell>
          <table:table-cell table:formula="of:=[cl_command_type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2]" office:value-type="string" office:string-value="0x1204" calcext:value-type="string">
            <text:p>0x1204</text:p>
          </table:table-cell>
          <table:table-cell table:formula="of:=[cl_command_type.B22]" office:value-type="string" office:string-value="CL_COMMAND_USER" calcext:value-type="string">
            <text:p>CL_COMMAND_USER</text:p>
          </table:table-cell>
          <table:table-cell table:formula="of:=[cl_command_type.C22]" office:value-type="float" office:value="0" calcext:value-type="float">
            <text:p>0</text:p>
          </table:table-cell>
          <table:table-cell table:formula="of:=[cl_command_type.D22]" office:value-type="float" office:value="1" calcext:value-type="float">
            <text:p>1</text:p>
          </table:table-cell>
          <table:table-cell table:formula="of:=[cl_command_type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3]" office:value-type="string" office:string-value="0x1205" calcext:value-type="string">
            <text:p>0x1205</text:p>
          </table:table-cell>
          <table:table-cell table:formula="of:=[cl_command_type.B23]" office:value-type="string" office:string-value="CL_COMMAND_BARRIER" calcext:value-type="string">
            <text:p>CL_COMMAND_BARRIER</text:p>
          </table:table-cell>
          <table:table-cell table:formula="of:=[cl_command_type.C23]" office:value-type="float" office:value="0" calcext:value-type="float">
            <text:p>0</text:p>
          </table:table-cell>
          <table:table-cell table:formula="of:=[cl_command_type.D23]" office:value-type="float" office:value="0" calcext:value-type="float">
            <text:p>0</text:p>
          </table:table-cell>
          <table:table-cell table:formula="of:=[cl_command_type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4]" office:value-type="string" office:string-value="0x1206" calcext:value-type="string">
            <text:p>0x1206</text:p>
          </table:table-cell>
          <table:table-cell table:formula="of:=[cl_command_type.B24]" office:value-type="string" office:string-value="CL_COMMAND_MIGRATE_MEM_OBJECTS" calcext:value-type="string">
            <text:p>CL_COMMAND_MIGRATE_MEM_OBJECTS</text:p>
          </table:table-cell>
          <table:table-cell table:formula="of:=[cl_command_type.C24]" office:value-type="float" office:value="0" calcext:value-type="float">
            <text:p>0</text:p>
          </table:table-cell>
          <table:table-cell table:formula="of:=[cl_command_type.D24]" office:value-type="float" office:value="0" calcext:value-type="float">
            <text:p>0</text:p>
          </table:table-cell>
          <table:table-cell table:formula="of:=[cl_command_type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5]" office:value-type="string" office:string-value="0x1207" calcext:value-type="string">
            <text:p>0x1207</text:p>
          </table:table-cell>
          <table:table-cell table:formula="of:=[cl_command_type.B25]" office:value-type="string" office:string-value="CL_COMMAND_FILL_BUFFER" calcext:value-type="string">
            <text:p>CL_COMMAND_FILL_BUFFER</text:p>
          </table:table-cell>
          <table:table-cell table:formula="of:=[cl_command_type.C25]" office:value-type="float" office:value="0" calcext:value-type="float">
            <text:p>0</text:p>
          </table:table-cell>
          <table:table-cell table:formula="of:=[cl_command_type.D25]" office:value-type="float" office:value="0" calcext:value-type="float">
            <text:p>0</text:p>
          </table:table-cell>
          <table:table-cell table:formula="of:=[cl_command_type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6]" office:value-type="string" office:string-value="0x1208" calcext:value-type="string">
            <text:p>0x1208</text:p>
          </table:table-cell>
          <table:table-cell table:formula="of:=[cl_command_type.B26]" office:value-type="string" office:string-value="CL_COMMAND_FILL_IMAGE" calcext:value-type="string">
            <text:p>CL_COMMAND_FILL_IMAGE</text:p>
          </table:table-cell>
          <table:table-cell table:formula="of:=[cl_command_type.C26]" office:value-type="float" office:value="0" calcext:value-type="float">
            <text:p>0</text:p>
          </table:table-cell>
          <table:table-cell table:formula="of:=[cl_command_type.D26]" office:value-type="float" office:value="0" calcext:value-type="float">
            <text:p>0</text:p>
          </table:table-cell>
          <table:table-cell table:formula="of:=[cl_command_type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ommand execution status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'command execution status'.A2]" office:value-type="string" office:string-value="0x0" calcext:value-type="string">
            <text:p>0x0</text:p>
          </table:table-cell>
          <table:table-cell table:formula="of:=['command execution status'.B2]" office:value-type="string" office:string-value="CL_COMPLETE" calcext:value-type="string">
            <text:p>CL_COMPLETE</text:p>
          </table:table-cell>
          <table:table-cell table:formula="of:=['command execution status'.C2]" office:value-type="float" office:value="1" calcext:value-type="float">
            <text:p>1</text:p>
          </table:table-cell>
          <table:table-cell table:formula="of:=['command execution status'.D2]" office:value-type="float" office:value="1" calcext:value-type="float">
            <text:p>1</text:p>
          </table:table-cell>
          <table:table-cell table:formula="of:=['command execution statu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3]" office:value-type="string" office:string-value="0x1" calcext:value-type="string">
            <text:p>0x1</text:p>
          </table:table-cell>
          <table:table-cell table:formula="of:=['command execution status'.B3]" office:value-type="string" office:string-value="CL_RUNNING" calcext:value-type="string">
            <text:p>CL_RUNNING</text:p>
          </table:table-cell>
          <table:table-cell table:formula="of:=['command execution status'.C3]" office:value-type="float" office:value="1" calcext:value-type="float">
            <text:p>1</text:p>
          </table:table-cell>
          <table:table-cell table:formula="of:=['command execution status'.D3]" office:value-type="float" office:value="1" calcext:value-type="float">
            <text:p>1</text:p>
          </table:table-cell>
          <table:table-cell table:formula="of:=['command execution statu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4]" office:value-type="string" office:string-value="0x2" calcext:value-type="string">
            <text:p>0x2</text:p>
          </table:table-cell>
          <table:table-cell table:formula="of:=['command execution status'.B4]" office:value-type="string" office:string-value="CL_SUBMITTED" calcext:value-type="string">
            <text:p>CL_SUBMITTED</text:p>
          </table:table-cell>
          <table:table-cell table:formula="of:=['command execution status'.C4]" office:value-type="float" office:value="1" calcext:value-type="float">
            <text:p>1</text:p>
          </table:table-cell>
          <table:table-cell table:formula="of:=['command execution status'.D4]" office:value-type="float" office:value="1" calcext:value-type="float">
            <text:p>1</text:p>
          </table:table-cell>
          <table:table-cell table:formula="of:=['command execution statu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5]" office:value-type="string" office:string-value="0x3" calcext:value-type="string">
            <text:p>0x3</text:p>
          </table:table-cell>
          <table:table-cell table:formula="of:=['command execution status'.B5]" office:value-type="string" office:string-value="CL_QUEUED" calcext:value-type="string">
            <text:p>CL_QUEUED</text:p>
          </table:table-cell>
          <table:table-cell table:formula="of:=['command execution status'.C5]" office:value-type="float" office:value="1" calcext:value-type="float">
            <text:p>1</text:p>
          </table:table-cell>
          <table:table-cell table:formula="of:=['command execution status'.D5]" office:value-type="float" office:value="1" calcext:value-type="float">
            <text:p>1</text:p>
          </table:table-cell>
          <table:table-cell table:formula="of:=['command execution statu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buffer_create_type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cl_buffer_create_type.A2]" office:value-type="string" office:string-value="0x1220" calcext:value-type="string">
            <text:p>0x1220</text:p>
          </table:table-cell>
          <table:table-cell table:formula="of:=[cl_buffer_create_type.B2]" office:value-type="string" office:string-value="CL_BUFFER_CREATE_TYPE_REGION" calcext:value-type="string">
            <text:p>CL_BUFFER_CREATE_TYPE_REGION</text:p>
          </table:table-cell>
          <table:table-cell table:formula="of:=[cl_buffer_create_type.C2]" office:value-type="float" office:value="0" calcext:value-type="float">
            <text:p>0</text:p>
          </table:table-cell>
          <table:table-cell table:formula="of:=[cl_buffer_create_type.D2]" office:value-type="float" office:value="1" calcext:value-type="float">
            <text:p>1</text:p>
          </table:table-cell>
          <table:table-cell table:formula="of:=[cl_buffer_creat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8" table:number-rows-spanned="1">
            <text:p># cl_profilin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filing_info.A2]" office:value-type="string" office:string-value="0x1280" calcext:value-type="string">
            <text:p>0x1280</text:p>
          </table:table-cell>
          <table:table-cell table:formula="of:=[cl_profiling_info.B2]" office:value-type="string" office:string-value="CL_PROFILING_COMMAND_QUEUED" calcext:value-type="string">
            <text:p>CL_PROFILING_COMMAND_QUEUED</text:p>
          </table:table-cell>
          <table:table-cell table:formula="of:=[cl_profiling_info.C2]" office:value-type="float" office:value="1" calcext:value-type="float">
            <text:p>1</text:p>
          </table:table-cell>
          <table:table-cell table:formula="of:=[cl_profiling_info.D2]" office:value-type="float" office:value="1" calcext:value-type="float">
            <text:p>1</text:p>
          </table:table-cell>
          <table:table-cell table:formula="of:=[cl_profilin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3]" office:value-type="string" office:string-value="0x1281" calcext:value-type="string">
            <text:p>0x1281</text:p>
          </table:table-cell>
          <table:table-cell table:formula="of:=[cl_profiling_info.B3]" office:value-type="string" office:string-value="CL_PROFILING_COMMAND_SUBMIT" calcext:value-type="string">
            <text:p>CL_PROFILING_COMMAND_SUBMIT</text:p>
          </table:table-cell>
          <table:table-cell table:formula="of:=[cl_profiling_info.C3]" office:value-type="float" office:value="1" calcext:value-type="float">
            <text:p>1</text:p>
          </table:table-cell>
          <table:table-cell table:formula="of:=[cl_profiling_info.D3]" office:value-type="float" office:value="1" calcext:value-type="float">
            <text:p>1</text:p>
          </table:table-cell>
          <table:table-cell table:formula="of:=[cl_profilin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4]" office:value-type="string" office:string-value="0x1282" calcext:value-type="string">
            <text:p>0x1282</text:p>
          </table:table-cell>
          <table:table-cell table:formula="of:=[cl_profiling_info.B4]" office:value-type="string" office:string-value="CL_PROFILING_COMMAND_START" calcext:value-type="string">
            <text:p>CL_PROFILING_COMMAND_START</text:p>
          </table:table-cell>
          <table:table-cell table:formula="of:=[cl_profiling_info.C4]" office:value-type="float" office:value="1" calcext:value-type="float">
            <text:p>1</text:p>
          </table:table-cell>
          <table:table-cell table:formula="of:=[cl_profiling_info.D4]" office:value-type="float" office:value="1" calcext:value-type="float">
            <text:p>1</text:p>
          </table:table-cell>
          <table:table-cell table:formula="of:=[cl_profilin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5]" office:value-type="string" office:string-value="0x1283" calcext:value-type="string">
            <text:p>0x1283</text:p>
          </table:table-cell>
          <table:table-cell table:formula="of:=[cl_profiling_info.B5]" office:value-type="string" office:string-value="CL_PROFILING_COMMAND_END" calcext:value-type="string">
            <text:p>CL_PROFILING_COMMAND_END</text:p>
          </table:table-cell>
          <table:table-cell table:formula="of:=[cl_profiling_info.C5]" office:value-type="float" office:value="1" calcext:value-type="float">
            <text:p>1</text:p>
          </table:table-cell>
          <table:table-cell table:formula="of:=[cl_profiling_info.D5]" office:value-type="float" office:value="1" calcext:value-type="float">
            <text:p>1</text:p>
          </table:table-cell>
          <table:table-cell table:formula="of:=[cl_profilin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Cod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DEVICE_NOT_FOU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DEVICE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COMPILER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L_MEM_OBJECT_ALLOCATION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CL_OUT_OF_RESOUR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CL_OUT_OF_HOST_MEMO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CL_PROFILING_INFO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CL_MEM_COPY_OVERLA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CL_IMAGE_FORMAT_MISM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CL_IMAGE_FORMAT_NOT_SUPPOR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CL_BUILD_PROGRAM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CL_MAP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CL_MISALIGNED_SUB_BUFFER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CL_EXEC_STATUS_ERROR_FOR_EVENTS_IN_WAIT_LI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CL_COMPILE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CL_LINKER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CL_LINK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CL_DEVICE_PARTITION_FAIL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CL_KERNEL_ARG_INFO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CL_INVALID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CL_INVALID_DEVICE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CL_INVALID_PLATFO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string" calcext:value-type="string">
            <text:p>CL_INVALID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string" calcext:value-type="string">
            <text:p>CL_INVALID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CL_INVALID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string" calcext:value-type="string">
            <text:p>CL_INVALID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string" calcext:value-type="string">
            <text:p>CL_INVALID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string" calcext:value-type="string">
            <text:p>CL_INVALID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string" calcext:value-type="string">
            <text:p>CL_INVALID_IMAGE_FORMAT_DESCRIP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CL_INVALID_IMAGE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string" calcext:value-type="string">
            <text:p>CL_INVALID_SAMPL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string" calcext:value-type="string">
            <text:p>CL_INVALID_BIN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string" calcext:value-type="string">
            <text:p>CL_INVALID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string" calcext:value-type="string">
            <text:p>CL_INVALID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CL_INVALID_PROGRAM_EXECUT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CL_INVALID_KERNEL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string" calcext:value-type="string">
            <text:p>CL_INVALID_KERNEL_DEFINI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string" calcext:value-type="string">
            <text:p>CL_INVALID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string" calcext:value-type="string">
            <text:p>CL_INVALID_ARG_INDE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string" calcext:value-type="string">
            <text:p>CL_INVALID_ARG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string" calcext:value-type="string">
            <text:p>CL_INVALID_ARG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string" calcext:value-type="string">
            <text:p>CL_INVALID_KERNEL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string" calcext:value-type="string">
            <text:p>CL_INVALID_WORK_DIMEN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string" calcext:value-type="string">
            <text:p>CL_INVALID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string" calcext:value-type="string">
            <text:p>CL_INVALID_WORK_IT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string" calcext:value-type="string">
            <text:p>CL_INVALID_GLOBAL_OFFS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string" calcext:value-type="string">
            <text:p>CL_INVALID_EVENT_WAIT_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string" calcext:value-type="string">
            <text:p>CL_INVALID_EV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string" calcext:value-type="string">
            <text:p>CL_INVALID_OPER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string" calcext:value-type="string">
            <text:p>CL_INVALID_GL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string" calcext:value-type="string">
            <text:p>CL_INVALID_BUFFER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string" calcext:value-type="string">
            <text:p>CL_INVALID_MIP_LEV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string" calcext:value-type="string">
            <text:p>CL_INVALID_GLOBAL_WORK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string" calcext:value-type="string">
            <text:p>CL_INVALID_PROPER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string" calcext:value-type="string">
            <text:p>CL_INVALID_IMAGE_DESCRIP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string" calcext:value-type="string">
            <text:p>CL_INVALID_COMPIL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string" calcext:value-type="string">
            <text:p>CL_INVALID_LINK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string" calcext:value-type="string">
            <text:p>CL_INVALID_DEVICE_PARTITION_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OpenCL Version" table:style-name="ta1">
        <table:table-column table:style-name="co7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ool" table:style-name="ta1"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TRUE</text:p>
          </table:table-cell>
          <table:table-cell office:value-type="string" calcext:value-type="string">
            <text:p>CL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FALSE</text:p>
          </table:table-cell>
          <table:table-cell office:value-type="string" calcext:value-type="string">
            <text:p>CL_NON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latform_info" table:style-name="ta1">
        <table:table-column table:style-name="co13" table:default-cell-style-name="Default"/>
        <table:table-column table:style-name="co1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900</text:p>
          </table:table-cell>
          <table:table-cell office:value-type="string" calcext:value-type="string">
            <text:p>CL_PLATFORM_PROFI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1</text:p>
          </table:table-cell>
          <table:table-cell office:value-type="string" calcext:value-type="string">
            <text:p>CL_PLATFORM_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2</text:p>
          </table:table-cell>
          <table:table-cell office:value-type="string" calcext:value-type="string">
            <text:p>CL_PLATFORM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3</text:p>
          </table:table-cell>
          <table:table-cell office:value-type="string" calcext:value-type="string">
            <text:p>CL_PLATFORM_VEN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4</text:p>
          </table:table-cell>
          <table:table-cell office:value-type="string" calcext:value-type="string">
            <text:p>CL_PLATFORM_EXTENS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type" table:style-name="ta1">
        <table:table-column table:style-name="co5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TYPE_DEFAUL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TYPE_C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TYPE_G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TYPE_ACCELER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TYPE_CUS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FFFFFFFF</text:p>
          </table:table-cell>
          <table:table-cell office:value-type="string" calcext:value-type="string">
            <text:p>CL_DEVICE_TYPE_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info" table:style-name="ta1">
        <table:table-column table:style-name="co1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CL_DEVIC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CL_DEVICE_VENDOR_I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2</text:p>
          </table:table-cell>
          <table:table-cell office:value-type="string" calcext:value-type="string">
            <text:p>CL_DEVICE_MAX_COMPUTE_UN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3</text:p>
          </table:table-cell>
          <table:table-cell office:value-type="string" calcext:value-type="string">
            <text:p>CL_DEVICE_MAX_WORK_ITEM_DIM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4</text:p>
          </table:table-cell>
          <table:table-cell office:value-type="string" calcext:value-type="string">
            <text:p>CL_DEVICE_MAX_WORK_GROUP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5</text:p>
          </table:table-cell>
          <table:table-cell office:value-type="string" calcext:value-type="string">
            <text:p>CL_DEVICE_MAX_WORK_ITEM_SIZ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6</text:p>
          </table:table-cell>
          <table:table-cell office:value-type="string" calcext:value-type="string">
            <text:p>CL_DEVICE_PREFERRED_VECTOR_WIDTH_C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7</text:p>
          </table:table-cell>
          <table:table-cell office:value-type="string" calcext:value-type="string">
            <text:p>CL_DEVICE_PREFERRED_VECTOR_WIDTH_SH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8</text:p>
          </table:table-cell>
          <table:table-cell office:value-type="string" calcext:value-type="string">
            <text:p>CL_DEVICE_PREFERRED_VECTOR_WIDTH_IN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CL_DEVICE_PREFERRED_VECTOR_WIDTH_LO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CL_DEVICE_PREFERRED_VECTOR_WIDTH_FLOA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B</text:p>
          </table:table-cell>
          <table:table-cell office:value-type="string" calcext:value-type="string">
            <text:p>CL_DEVICE_PREFERRED_VECTOR_WIDTH_DOU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C</text:p>
          </table:table-cell>
          <table:table-cell office:value-type="string" calcext:value-type="string">
            <text:p>CL_DEVICE_MAX_CLOCK_FREQUENC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D</text:p>
          </table:table-cell>
          <table:table-cell office:value-type="string" calcext:value-type="string">
            <text:p>CL_DEVICE_ADDRESS_B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E</text:p>
          </table:table-cell>
          <table:table-cell office:value-type="string" calcext:value-type="string">
            <text:p>CL_DEVICE_MAX_READ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F</text:p>
          </table:table-cell>
          <table:table-cell office:value-type="string" calcext:value-type="string">
            <text:p>CL_DEVICE_MAX_WRITE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CL_DEVICE_MAX_MEM_ALLOC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CL_DEVICE_IMAGE2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2</text:p>
          </table:table-cell>
          <table:table-cell office:value-type="string" calcext:value-type="string">
            <text:p>CL_DEVICE_IMAGE2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3</text:p>
          </table:table-cell>
          <table:table-cell office:value-type="string" calcext:value-type="string">
            <text:p>CL_DEVICE_IMAGE3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4</text:p>
          </table:table-cell>
          <table:table-cell office:value-type="string" calcext:value-type="string">
            <text:p>CL_DEVICE_IMAGE3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5</text:p>
          </table:table-cell>
          <table:table-cell office:value-type="string" calcext:value-type="string">
            <text:p>CL_DEVICE_IMAGE3D_MAX_DEP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CL_DEVICE_IMAGE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7</text:p>
          </table:table-cell>
          <table:table-cell office:value-type="string" calcext:value-type="string">
            <text:p>CL_DEVICE_MAX_PARAMET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CL_DEVICE_MAX_SAMPLER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9</text:p>
          </table:table-cell>
          <table:table-cell office:value-type="string" calcext:value-type="string">
            <text:p>CL_DEVICE_MEM_BASE_ADDR_ALIG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A</text:p>
          </table:table-cell>
          <table:table-cell office:value-type="string" calcext:value-type="string">
            <text:p>CL_DEVICE_MIN_DATA_TYPE_ALIGN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B</text:p>
          </table:table-cell>
          <table:table-cell office:value-type="string" calcext:value-type="string">
            <text:p>CL_DEVICE_SINGLE_FP_CONFI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C</text:p>
          </table:table-cell>
          <table:table-cell office:value-type="string" calcext:value-type="string">
            <text:p>CL_DEVICE_GLOBAL_MEM_CACH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D</text:p>
          </table:table-cell>
          <table:table-cell office:value-type="string" calcext:value-type="string">
            <text:p>CL_DEVICE_GLOBAL_MEM_CACHELIN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E</text:p>
          </table:table-cell>
          <table:table-cell office:value-type="string" calcext:value-type="string">
            <text:p>CL_DEVICE_GLOBAL_MEM_CACH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F</text:p>
          </table:table-cell>
          <table:table-cell office:value-type="string" calcext:value-type="string">
            <text:p>CL_DEVICE_GLOB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0</text:p>
          </table:table-cell>
          <table:table-cell office:value-type="string" calcext:value-type="string">
            <text:p>CL_DEVICE_MAX_CONSTANT_BUFF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1</text:p>
          </table:table-cell>
          <table:table-cell office:value-type="string" calcext:value-type="string">
            <text:p>CL_DEVICE_MAX_CONSTANT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2</text:p>
          </table:table-cell>
          <table:table-cell office:value-type="string" calcext:value-type="string">
            <text:p>CL_DEVICE_LOCAL_MEM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3</text:p>
          </table:table-cell>
          <table:table-cell office:value-type="string" calcext:value-type="string">
            <text:p>CL_DEVICE_LOC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4</text:p>
          </table:table-cell>
          <table:table-cell office:value-type="string" calcext:value-type="string">
            <text:p>CL_DEVICE_ERROR_CORRECTION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5</text:p>
          </table:table-cell>
          <table:table-cell office:value-type="string" calcext:value-type="string">
            <text:p>CL_DEVICE_PROFILING_TIMER_RESOLUT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6</text:p>
          </table:table-cell>
          <table:table-cell office:value-type="string" calcext:value-type="string">
            <text:p>CL_DEVICE_ENDIAN_LI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7</text:p>
          </table:table-cell>
          <table:table-cell office:value-type="string" calcext:value-type="string">
            <text:p>CL_DEVICE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8</text:p>
          </table:table-cell>
          <table:table-cell office:value-type="string" calcext:value-type="string">
            <text:p>CL_DEVICE_COMPILER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9</text:p>
          </table:table-cell>
          <table:table-cell office:value-type="string" calcext:value-type="string">
            <text:p>CL_DEVICE_EXECUTION_CAPABILI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A</text:p>
          </table:table-cell>
          <table:table-cell office:value-type="string" calcext:value-type="string">
            <text:p>CL_DEVICE_QUEUE_PROPER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B</text:p>
          </table:table-cell>
          <table:table-cell office:value-type="string" calcext:value-type="string">
            <text:p>CL_DEVICE_NAM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C</text:p>
          </table:table-cell>
          <table:table-cell office:value-type="string" calcext:value-type="string">
            <text:p>CL_DEVICE_VEND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D</text:p>
          </table:table-cell>
          <table:table-cell office:value-type="string" calcext:value-type="string">
            <text:p>CL_DRIVER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E</text:p>
          </table:table-cell>
          <table:table-cell office:value-type="string" calcext:value-type="string">
            <text:p>CL_DEVICE_PRO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F</text:p>
          </table:table-cell>
          <table:table-cell office:value-type="string" calcext:value-type="string">
            <text:p>CL_DEVICE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0</text:p>
          </table:table-cell>
          <table:table-cell office:value-type="string" calcext:value-type="string">
            <text:p>CL_DEVICE_EXT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1</text:p>
          </table:table-cell>
          <table:table-cell office:value-type="string" calcext:value-type="string">
            <text:p>CL_DEVICE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2</text:p>
          </table:table-cell>
          <table:table-cell office:value-type="string" calcext:value-type="string">
            <text:p>CL_DEVICE_DOUBLE_FP_CONFI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4</text:p>
          </table:table-cell>
          <table:table-cell office:value-type="string" calcext:value-type="string">
            <text:p>CL_DEVICE_PREFERRED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5</text:p>
          </table:table-cell>
          <table:table-cell office:value-type="string" calcext:value-type="string">
            <text:p>CL_DEVICE_HOST_UNIFIED_MEMORY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6</text:p>
          </table:table-cell>
          <table:table-cell office:value-type="string" calcext:value-type="string">
            <text:p>CL_DEVICE_NATIVE_VECTOR_WIDTH_CHAR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7</text:p>
          </table:table-cell>
          <table:table-cell office:value-type="string" calcext:value-type="string">
            <text:p>CL_DEVICE_NATIVE_VECTOR_WIDTH_SHOR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8</text:p>
          </table:table-cell>
          <table:table-cell office:value-type="string" calcext:value-type="string">
            <text:p>CL_DEVICE_NATIVE_VECTOR_WIDTH_IN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9</text:p>
          </table:table-cell>
          <table:table-cell office:value-type="string" calcext:value-type="string">
            <text:p>CL_DEVICE_NATIVE_VECTOR_WIDTH_LONG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A</text:p>
          </table:table-cell>
          <table:table-cell office:value-type="string" calcext:value-type="string">
            <text:p>CL_DEVICE_NATIVE_VECTOR_WIDTH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B</text:p>
          </table:table-cell>
          <table:table-cell office:value-type="string" calcext:value-type="string">
            <text:p>CL_DEVICE_NATIVE_VECTOR_WIDTH_DOUBLE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C</text:p>
          </table:table-cell>
          <table:table-cell office:value-type="string" calcext:value-type="string">
            <text:p>CL_DEVICE_NATIVE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D</text:p>
          </table:table-cell>
          <table:table-cell office:value-type="string" calcext:value-type="string">
            <text:p>CL_DEVICE_OPENCL_C_VERSION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E</text:p>
          </table:table-cell>
          <table:table-cell office:value-type="string" calcext:value-type="string">
            <text:p>CL_DEVICE_LINKER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F</text:p>
          </table:table-cell>
          <table:table-cell office:value-type="string" calcext:value-type="string">
            <text:p>CL_DEVICE_BUILT_IN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0</text:p>
          </table:table-cell>
          <table:table-cell office:value-type="string" calcext:value-type="string">
            <text:p>CL_DEVICE_IMAGE_MAX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1</text:p>
          </table:table-cell>
          <table:table-cell office:value-type="string" calcext:value-type="string">
            <text:p>CL_DEVICE_IMAGE_MAX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2</text:p>
          </table:table-cell>
          <table:table-cell office:value-type="string" calcext:value-type="string">
            <text:p>CL_DEVICE_PARENT_DEVIC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3</text:p>
          </table:table-cell>
          <table:table-cell office:value-type="string" calcext:value-type="string">
            <text:p>CL_DEVICE_PARTITION_MAX_SUB_DEVIC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4</text:p>
          </table:table-cell>
          <table:table-cell office:value-type="string" calcext:value-type="string">
            <text:p>CL_DEVICE_PARTITION_PROPERTI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5</text:p>
          </table:table-cell>
          <table:table-cell office:value-type="string" calcext:value-type="string">
            <text:p>CL_DEVICE_PARTITION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6</text:p>
          </table:table-cell>
          <table:table-cell office:value-type="string" calcext:value-type="string">
            <text:p>CL_DEVICE_PARTITION_TYP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7</text:p>
          </table:table-cell>
          <table:table-cell office:value-type="string" calcext:value-type="string">
            <text:p>CL_DEVICE_REFERENCE_COU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8</text:p>
          </table:table-cell>
          <table:table-cell office:value-type="string" calcext:value-type="string">
            <text:p>CL_DEVICE_PREFERRED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9</text:p>
          </table:table-cell>
          <table:table-cell office:value-type="string" calcext:value-type="string">
            <text:p>CL_DEVICE_PRINTF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A</text:p>
          </table:table-cell>
          <table:table-cell office:value-type="string" calcext:value-type="string">
            <text:p>CL_DEVICE_IMAGE_PITCH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B</text:p>
          </table:table-cell>
          <table:table-cell office:value-type="string" calcext:value-type="string">
            <text:p>CL_DEVICE_IMAGE_BASE_ADDRESS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fp_config" table:style-name="ta1">
        <table:table-column table:style-name="co18" table:default-cell-style-name="Default"/>
        <table:table-column table:style-name="co19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FP_DEN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FP_INF_N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FP_ROUND_TO_NEARES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FP_ROUND_TO_ZE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FP_ROUND_TO_IN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FP_FM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6)</text:p>
          </table:table-cell>
          <table:table-cell office:value-type="string" calcext:value-type="string">
            <text:p>CL_FP_SOFT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FP_CORRECTLY_ROUNDED_DIVIDE_SQ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mem_cache_type" table:style-name="ta1">
        <table:table-column table:style-name="co7" table:default-cell-style-name="Default"/>
        <table:table-column table:style-name="co2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EAD_ONLY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READ_WRITE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local_mem_type" table:style-name="ta1">
        <table:table-column table:style-name="co7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LOC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GLOB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e_exec_capabilities" table:style-name="ta1">
        <table:table-column table:style-name="co18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EXEC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EXEC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properties" table:style-name="ta1">
        <table:table-column table:style-name="co18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QUEUE_OUT_OF_ORDER_EXEC_MODE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QUEUE_PROFILING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info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80</text:p>
          </table:table-cell>
          <table:table-cell office:value-type="string" calcext:value-type="string">
            <text:p>CL_CONTEX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1</text:p>
          </table:table-cell>
          <table:table-cell office:value-type="string" calcext:value-type="string">
            <text:p>CL_CONTEXT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2</text:p>
          </table:table-cell>
          <table:table-cell office:value-type="string" calcext:value-type="string">
            <text:p>CL_CONTEXT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3</text:p>
          </table:table-cell>
          <table:table-cell office:value-type="string" calcext:value-type="string">
            <text:p>CL_CONTEXT_NUM_DEVIC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properties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4</text:p>
          </table:table-cell>
          <table:table-cell office:value-type="string" calcext:value-type="string">
            <text:p>CL_CONTEXT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5</text:p>
          </table:table-cell>
          <table:table-cell office:value-type="string" calcext:value-type="string">
            <text:p>CL_CONTEXT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partition_property" table:style-name="ta1">
        <table:table-column table:style-name="co13" table:default-cell-style-name="Default"/>
        <table:table-column table:style-name="co25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6</text:p>
          </table:table-cell>
          <table:table-cell office:value-type="string" calcext:value-type="string">
            <text:p>CL_DEVICE_PARTITION_EQUALL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7</text:p>
          </table:table-cell>
          <table:table-cell office:value-type="string" calcext:value-type="string">
            <text:p>CL_DEVICE_PARTITION_BY_COUN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DEVICE_PARTITION_BY_COUNTS_LIST_E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8</text:p>
          </table:table-cell>
          <table:table-cell office:value-type="string" calcext:value-type="string">
            <text:p>CL_DEVICE_PARTITION_BY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affinity_domain" table:style-name="ta1">
        <table:table-column table:style-name="co18" table:default-cell-style-name="Default"/>
        <table:table-column table:style-name="co2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AFFINITY_DOMAIN_NU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AFFINITY_DOMAIN_L4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AFFINITY_DOMAIN_L3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AFFINITY_DOMAIN_L2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AFFINITY_DOMAIN_L1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DEVICE_AFFINITY_DOMAIN_NEXT_PARTITIO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info" table:style-name="ta1">
        <table:table-column table:style-name="co13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90</text:p>
          </table:table-cell>
          <table:table-cell office:value-type="string" calcext:value-type="string">
            <text:p>CL_QUEUE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1</text:p>
          </table:table-cell>
          <table:table-cell office:value-type="string" calcext:value-type="string">
            <text:p>CL_QUEUE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2</text:p>
          </table:table-cell>
          <table:table-cell office:value-type="string" calcext:value-type="string">
            <text:p>CL_QUEUE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3</text:p>
          </table:table-cell>
          <table:table-cell office:value-type="string" calcext:value-type="string">
            <text:p>CL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flags" table:style-name="ta1">
        <table:table-column table:style-name="co18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EM_READ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EM_WRITE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EM_READ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MEM_USE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MEM_ALLOC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MEM_COPY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MEM_HOST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8)</text:p>
          </table:table-cell>
          <table:table-cell office:value-type="string" calcext:value-type="string">
            <text:p>CL_MEM_HOST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9)</text:p>
          </table:table-cell>
          <table:table-cell office:value-type="string" calcext:value-type="string">
            <text:p>CL_MEM_HOST_NO_ACC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migration_flags" table:style-name="ta1">
        <table:table-column table:style-name="co18" table:default-cell-style-name="Default"/>
        <table:table-column table:style-name="co2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IGRATE_MEM_OBJECT_H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IGRATE_MEM_OBJECT_CONTENT_UNDEF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order" table:style-name="ta1">
        <table:table-column table:style-name="co18" table:default-cell-style-name="Default"/>
        <table:table-column table:style-name="co3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B0</text:p>
          </table:table-cell>
          <table:table-cell office:value-type="string" calcext:value-type="string">
            <text:p>CL_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1</text:p>
          </table:table-cell>
          <table:table-cell office:value-type="string" calcext:value-type="string">
            <text:p>CL_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2</text:p>
          </table:table-cell>
          <table:table-cell office:value-type="string" calcext:value-type="string">
            <text:p>CL_R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3</text:p>
          </table:table-cell>
          <table:table-cell office:value-type="string" calcext:value-type="string">
            <text:p>CL_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4</text:p>
          </table:table-cell>
          <table:table-cell office:value-type="string" calcext:value-type="string">
            <text:p>CL_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5</text:p>
          </table:table-cell>
          <table:table-cell office:value-type="string" calcext:value-type="string">
            <text:p>CL_RG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6</text:p>
          </table:table-cell>
          <table:table-cell office:value-type="string" calcext:value-type="string">
            <text:p>CL_BG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7</text:p>
          </table:table-cell>
          <table:table-cell office:value-type="string" calcext:value-type="string">
            <text:p>CL_A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8</text:p>
          </table:table-cell>
          <table:table-cell office:value-type="string" calcext:value-type="string">
            <text:p>CL_INTENS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9</text:p>
          </table:table-cell>
          <table:table-cell office:value-type="string" calcext:value-type="string">
            <text:p>CL_LUMINAN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A</text:p>
          </table:table-cell>
          <table:table-cell office:value-type="string" calcext:value-type="string">
            <text:p>CL_R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B</text:p>
          </table:table-cell>
          <table:table-cell office:value-type="string" calcext:value-type="string">
            <text:p>CL_RG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C</text:p>
          </table:table-cell>
          <table:table-cell office:value-type="string" calcext:value-type="string">
            <text:p>CL_RGB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D</text:p>
          </table:table-cell>
          <table:table-cell office:value-type="string" calcext:value-type="string">
            <text:p>CL_DEP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E</text:p>
          </table:table-cell>
          <table:table-cell office:value-type="string" calcext:value-type="string">
            <text:p>CL_DEPTH_STENC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type" table:style-name="ta1">
        <table:table-column table:style-name="co18" table:default-cell-style-name="Default"/>
        <table:table-column table:style-name="co3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D0</text:p>
          </table:table-cell>
          <table:table-cell office:value-type="string" calcext:value-type="string">
            <text:p>CL_S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1</text:p>
          </table:table-cell>
          <table:table-cell office:value-type="string" calcext:value-type="string">
            <text:p>CL_S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2</text:p>
          </table:table-cell>
          <table:table-cell office:value-type="string" calcext:value-type="string">
            <text:p>CL_U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3</text:p>
          </table:table-cell>
          <table:table-cell office:value-type="string" calcext:value-type="string">
            <text:p>CL_U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4</text:p>
          </table:table-cell>
          <table:table-cell office:value-type="string" calcext:value-type="string">
            <text:p>CL_UNORM_SHORT_5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5</text:p>
          </table:table-cell>
          <table:table-cell office:value-type="string" calcext:value-type="string">
            <text:p>CL_UNORM_SHORT_5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6</text:p>
          </table:table-cell>
          <table:table-cell office:value-type="string" calcext:value-type="string">
            <text:p>CL_UNORM_INT_101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7</text:p>
          </table:table-cell>
          <table:table-cell office:value-type="string" calcext:value-type="string">
            <text:p>CL_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8</text:p>
          </table:table-cell>
          <table:table-cell office:value-type="string" calcext:value-type="string">
            <text:p>CL_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9</text:p>
          </table:table-cell>
          <table:table-cell office:value-type="string" calcext:value-type="string">
            <text:p>CL_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A</text:p>
          </table:table-cell>
          <table:table-cell office:value-type="string" calcext:value-type="string">
            <text:p>CL_UN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B</text:p>
          </table:table-cell>
          <table:table-cell office:value-type="string" calcext:value-type="string">
            <text:p>CL_UN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C</text:p>
          </table:table-cell>
          <table:table-cell office:value-type="string" calcext:value-type="string">
            <text:p>CL_UN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D</text:p>
          </table:table-cell>
          <table:table-cell office:value-type="string" calcext:value-type="string">
            <text:p>CL_HALF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E</text:p>
          </table:table-cell>
          <table:table-cell office:value-type="string" calcext:value-type="string">
            <text:p>CL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F</text:p>
          </table:table-cell>
          <table:table-cell office:value-type="string" calcext:value-type="string">
            <text:p>CL_UNORM_INT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object_type" table:style-name="ta1">
        <table:table-column table:style-name="co32" table:default-cell-style-name="Default"/>
        <table:table-column table:style-name="co3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F0</text:p>
          </table:table-cell>
          <table:table-cell office:value-type="string" calcext:value-type="string">
            <text:p>CL_MEM_OBJECT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1</text:p>
          </table:table-cell>
          <table:table-cell office:value-type="string" calcext:value-type="string">
            <text:p>CL_MEM_OBJECT_IMAGE2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2</text:p>
          </table:table-cell>
          <table:table-cell office:value-type="string" calcext:value-type="string">
            <text:p>CL_MEM_OBJECT_IMAGE3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3</text:p>
          </table:table-cell>
          <table:table-cell office:value-type="string" calcext:value-type="string">
            <text:p>CL_MEM_OBJECT_IMAGE2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4</text:p>
          </table:table-cell>
          <table:table-cell office:value-type="string" calcext:value-type="string">
            <text:p>CL_MEM_OBJECT_IMAGE1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5</text:p>
          </table:table-cell>
          <table:table-cell office:value-type="string" calcext:value-type="string">
            <text:p>CL_MEM_OBJECT_IMAGE1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6</text:p>
          </table:table-cell>
          <table:table-cell office:value-type="string" calcext:value-type="string">
            <text:p>CL_MEM_OBJECT_IMAGE1D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info" table:style-name="ta1">
        <table:table-column table:style-name="co13" table:default-cell-style-name="Default"/>
        <table:table-column table:style-name="co3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00</text:p>
          </table:table-cell>
          <table:table-cell office:value-type="string" calcext:value-type="string">
            <text:p>CL_MEM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1</text:p>
          </table:table-cell>
          <table:table-cell office:value-type="string" calcext:value-type="string">
            <text:p>CL_MEM_FLA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2</text:p>
          </table:table-cell>
          <table:table-cell office:value-type="string" calcext:value-type="string">
            <text:p>C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3</text:p>
          </table:table-cell>
          <table:table-cell office:value-type="string" calcext:value-type="string">
            <text:p>CL_MEM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4</text:p>
          </table:table-cell>
          <table:table-cell office:value-type="string" calcext:value-type="string">
            <text:p>CL_MEM_MAP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5</text:p>
          </table:table-cell>
          <table:table-cell office:value-type="string" calcext:value-type="string">
            <text:p>CL_ME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6</text:p>
          </table:table-cell>
          <table:table-cell office:value-type="string" calcext:value-type="string">
            <text:p>CL_ME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7</text:p>
          </table:table-cell>
          <table:table-cell office:value-type="string" calcext:value-type="string">
            <text:p>CL_MEM_ASSOCIATED_MEMOBJ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8</text:p>
          </table:table-cell>
          <table:table-cell office:value-type="string" calcext:value-type="string">
            <text:p>CL_MEM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image_info" table:style-name="ta1">
        <table:table-column table:style-name="co16" table:default-cell-style-name="Default"/>
        <table:table-column table:style-name="co3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10</text:p>
          </table:table-cell>
          <table:table-cell office:value-type="string" calcext:value-type="string">
            <text:p>CL_IMAGE_FORM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1</text:p>
          </table:table-cell>
          <table:table-cell office:value-type="string" calcext:value-type="string">
            <text:p>CL_IMAGE_ELEMENT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2</text:p>
          </table:table-cell>
          <table:table-cell office:value-type="string" calcext:value-type="string">
            <text:p>CL_IMAGE_ROW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3</text:p>
          </table:table-cell>
          <table:table-cell office:value-type="string" calcext:value-type="string">
            <text:p>CL_IMAGE_SLICE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4</text:p>
          </table:table-cell>
          <table:table-cell office:value-type="string" calcext:value-type="string">
            <text:p>CL_IMAGE_WID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5</text:p>
          </table:table-cell>
          <table:table-cell office:value-type="string" calcext:value-type="string">
            <text:p>CL_IMAGE_HEIGH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6</text:p>
          </table:table-cell>
          <table:table-cell office:value-type="string" calcext:value-type="string">
            <text:p>CL_IMAGE_DEP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7</text:p>
          </table:table-cell>
          <table:table-cell office:value-type="string" calcext:value-type="string">
            <text:p>CL_IMAGE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8</text:p>
          </table:table-cell>
          <table:table-cell office:value-type="string" calcext:value-type="string">
            <text:p>CL_IMAGE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9</text:p>
          </table:table-cell>
          <table:table-cell office:value-type="string" calcext:value-type="string">
            <text:p>CL_IMAGE_NUM_MIP_LEV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A</text:p>
          </table:table-cell>
          <table:table-cell office:value-type="string" calcext:value-type="string">
            <text:p>CL_IMAGE_NUM_SAMP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addressing_mode" table:style-name="ta1">
        <table:table-column table:style-name="co13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30</text:p>
          </table:table-cell>
          <table:table-cell office:value-type="string" calcext:value-type="string">
            <text:p>CL_ADDRESS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1</text:p>
          </table:table-cell>
          <table:table-cell office:value-type="string" calcext:value-type="string">
            <text:p>CL_ADDRESS_CLAMP_TO_ED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2</text:p>
          </table:table-cell>
          <table:table-cell office:value-type="string" calcext:value-type="string">
            <text:p>CL_ADDRESS_CLAM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3</text:p>
          </table:table-cell>
          <table:table-cell office:value-type="string" calcext:value-type="string">
            <text:p>CL_ADDRESS_REPE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4</text:p>
          </table:table-cell>
          <table:table-cell office:value-type="string" calcext:value-type="string">
            <text:p>CL_ADDRESS_MIRRORED_REPE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filter_mode" table:style-name="ta1">
        <table:table-column table:style-name="co13" table:default-cell-style-name="Default"/>
        <table:table-column table:style-name="co3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40</text:p>
          </table:table-cell>
          <table:table-cell office:value-type="string" calcext:value-type="string">
            <text:p>CL_FILTER_NEA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41</text:p>
          </table:table-cell>
          <table:table-cell office:value-type="string" calcext:value-type="string">
            <text:p>CL_FILTER_LINE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sampler_info" table:style-name="ta1">
        <table:table-column table:style-name="co13" table:default-cell-style-name="Default"/>
        <table:table-column table:style-name="co3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50</text:p>
          </table:table-cell>
          <table:table-cell office:value-type="string" calcext:value-type="string">
            <text:p>CL_SAMPLER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1</text:p>
          </table:table-cell>
          <table:table-cell office:value-type="string" calcext:value-type="string">
            <text:p>CL_SAMPLER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2</text:p>
          </table:table-cell>
          <table:table-cell office:value-type="string" calcext:value-type="string">
            <text:p>CL_SAMPLER_NORMALIZED_COOR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3</text:p>
          </table:table-cell>
          <table:table-cell office:value-type="string" calcext:value-type="string">
            <text:p>CL_SAMPLER_ADDRESSING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4</text:p>
          </table:table-cell>
          <table:table-cell office:value-type="string" calcext:value-type="string">
            <text:p>CL_SAMPLER_FILTER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ap_flags" table:style-name="ta1">
        <table:table-column table:style-name="co18" table:default-cell-style-name="Default"/>
        <table:table-column table:style-name="co3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AP_REA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AP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AP_WRITE_INVALIDATE_REG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60</text:p>
          </table:table-cell>
          <table:table-cell office:value-type="string" calcext:value-type="string">
            <text:p>CL_PROGRA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1</text:p>
          </table:table-cell>
          <table:table-cell office:value-type="string" calcext:value-type="string">
            <text:p>CL_PROGRA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2</text:p>
          </table:table-cell>
          <table:table-cell office:value-type="string" calcext:value-type="string">
            <text:p>CL_PROGRAM_NU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3</text:p>
          </table:table-cell>
          <table:table-cell office:value-type="string" calcext:value-type="string">
            <text:p>CL_PROGRA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4</text:p>
          </table:table-cell>
          <table:table-cell office:value-type="string" calcext:value-type="string">
            <text:p>CL_PROGRAM_SOUR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5</text:p>
          </table:table-cell>
          <table:table-cell office:value-type="string" calcext:value-type="string">
            <text:p>CL_PROGRAM_BINARY_SIZ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6</text:p>
          </table:table-cell>
          <table:table-cell office:value-type="string" calcext:value-type="string">
            <text:p>CL_PROGRAM_BINAR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7</text:p>
          </table:table-cell>
          <table:table-cell office:value-type="string" calcext:value-type="string">
            <text:p>CL_PROGRAM_NUM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8</text:p>
          </table:table-cell>
          <table:table-cell office:value-type="string" calcext:value-type="string">
            <text:p>CL_PROGRAM_KERNEL_NAM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uild_info" table:style-name="ta1">
        <table:table-column table:style-name="co13" table:default-cell-style-name="Default"/>
        <table:table-column table:style-name="co4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81</text:p>
          </table:table-cell>
          <table:table-cell office:value-type="string" calcext:value-type="string">
            <text:p>CL_PROGRAM_BUILD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2</text:p>
          </table:table-cell>
          <table:table-cell office:value-type="string" calcext:value-type="string">
            <text:p>CL_PROGRAM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3</text:p>
          </table:table-cell>
          <table:table-cell office:value-type="string" calcext:value-type="string">
            <text:p>CL_PROGRAM_BUIL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4</text:p>
          </table:table-cell>
          <table:table-cell office:value-type="string" calcext:value-type="string">
            <text:p>CL_PROGRAM_BINARY_TY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inary_type" table:style-name="ta1">
        <table:table-column table:style-name="co42" table:default-cell-style-name="Default"/>
        <table:table-column table:style-name="co4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PROGRAM_BINARY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PROGRAM_BINARY_TYPE_COMPILED_OB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PROGRAM_BINARY_TYPE_LIBR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CL_PROGRAM_BINARY_TYPE_EXECUT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ild_status" table:style-name="ta1">
        <table:table-column table:style-name="co42" table:default-cell-style-name="Default"/>
        <table:table-column table:style-name="co4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BUILD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BUILD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BUILD_ERR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BUILD_IN_PROGR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info" table:style-name="ta1">
        <table:table-column table:style-name="co13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0</text:p>
          </table:table-cell>
          <table:table-cell office:value-type="string" calcext:value-type="string">
            <text:p>CL_KERNEL_FUNCTION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1</text:p>
          </table:table-cell>
          <table:table-cell office:value-type="string" calcext:value-type="string">
            <text:p>CL_KERNEL_NUM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2</text:p>
          </table:table-cell>
          <table:table-cell office:value-type="string" calcext:value-type="string">
            <text:p>CL_KERNEL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3</text:p>
          </table:table-cell>
          <table:table-cell office:value-type="string" calcext:value-type="string">
            <text:p>CL_KERNEL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4</text:p>
          </table:table-cell>
          <table:table-cell office:value-type="string" calcext:value-type="string">
            <text:p>CL_KERNEL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5</text:p>
          </table:table-cell>
          <table:table-cell office:value-type="string" calcext:value-type="string">
            <text:p>CL_KERNEL_ATTRIB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info" table:style-name="ta1">
        <table:table-column table:style-name="co16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6</text:p>
          </table:table-cell>
          <table:table-cell office:value-type="string" calcext:value-type="string">
            <text:p>CL_KERNEL_ARG_ADDR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7</text:p>
          </table:table-cell>
          <table:table-cell office:value-type="string" calcext:value-type="string">
            <text:p>CL_KERNEL_ARG_ACC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8</text:p>
          </table:table-cell>
          <table:table-cell office:value-type="string" calcext:value-type="string">
            <text:p>CL_KERNEL_ARG_TYPE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9</text:p>
          </table:table-cell>
          <table:table-cell office:value-type="string" calcext:value-type="string">
            <text:p>CL_KERNEL_ARG_TYPE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A</text:p>
          </table:table-cell>
          <table:table-cell office:value-type="string" calcext:value-type="string">
            <text:p>CL_KERNEL_ARG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ddress_qualifier" table:style-name="ta1">
        <table:table-column table:style-name="co16" table:default-cell-style-name="Default"/>
        <table:table-column table:style-name="co4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B</text:p>
          </table:table-cell>
          <table:table-cell office:value-type="string" calcext:value-type="string">
            <text:p>CL_KERNEL_ARG_ADDRESS_GLOB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C</text:p>
          </table:table-cell>
          <table:table-cell office:value-type="string" calcext:value-type="string">
            <text:p>CL_KERNEL_ARG_ADDRESS_LO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D</text:p>
          </table:table-cell>
          <table:table-cell office:value-type="string" calcext:value-type="string">
            <text:p>CL_KERNEL_ARG_ADDRESS_CONST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E</text:p>
          </table:table-cell>
          <table:table-cell office:value-type="string" calcext:value-type="string">
            <text:p>CL_KERNEL_ARG_ADDRESS_PRIV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ccess_qualifier" table:style-name="ta1">
        <table:table-column table:style-name="co16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A0</text:p>
          </table:table-cell>
          <table:table-cell office:value-type="string" calcext:value-type="string">
            <text:p>CL_KERNEL_ARG_ACCESS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1</text:p>
          </table:table-cell>
          <table:table-cell office:value-type="string" calcext:value-type="string">
            <text:p>CL_KERNEL_ARG_ACCESS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2</text:p>
          </table:table-cell>
          <table:table-cell office:value-type="string" calcext:value-type="string">
            <text:p>CL_KERNEL_ARG_ACCESS_READ_WR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3</text:p>
          </table:table-cell>
          <table:table-cell office:value-type="string" calcext:value-type="string">
            <text:p>CL_KERNEL_ARG_ACCESS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type_qualifier" table:style-name="ta1">
        <table:table-column table:style-name="co18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KERNEL_ARG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KERNEL_ARG_TYPE_CON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KERNEL_ARG_TYPE_RESTRI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KERNEL_ARG_TYPE_VOLAT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work_group_info" table:style-name="ta1">
        <table:table-column table:style-name="co16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B0</text:p>
          </table:table-cell>
          <table:table-cell office:value-type="string" calcext:value-type="string">
            <text:p>CL_KERNEL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1</text:p>
          </table:table-cell>
          <table:table-cell office:value-type="string" calcext:value-type="string">
            <text:p>CL_KERNEL_COMPILE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2</text:p>
          </table:table-cell>
          <table:table-cell office:value-type="string" calcext:value-type="string">
            <text:p>CL_KERNEL_LOCA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3</text:p>
          </table:table-cell>
          <table:table-cell office:value-type="string" calcext:value-type="string">
            <text:p>CL_KERNEL_PREFERRED_WORK_GROUP_SIZE_MULTIP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4</text:p>
          </table:table-cell>
          <table:table-cell office:value-type="string" calcext:value-type="string">
            <text:p>CL_KERNEL_PRIVATE_MEM_SIZ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5</text:p>
          </table:table-cell>
          <table:table-cell office:value-type="string" calcext:value-type="string">
            <text:p>CL_KERNEL_GLOBAL_WORK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event_info" table:style-name="ta1">
        <table:table-column table:style-name="co16" table:default-cell-style-name="Default"/>
        <table:table-column table:style-name="co4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D0</text:p>
          </table:table-cell>
          <table:table-cell office:value-type="string" calcext:value-type="string">
            <text:p>CL_EVENT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1</text:p>
          </table:table-cell>
          <table:table-cell office:value-type="string" calcext:value-type="string">
            <text:p>CL_EVENT_COMMAND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2</text:p>
          </table:table-cell>
          <table:table-cell office:value-type="string" calcext:value-type="string">
            <text:p>CL_EVEN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3</text:p>
          </table:table-cell>
          <table:table-cell office:value-type="string" calcext:value-type="string">
            <text:p>CL_EVENT_COMMAND_EXECUTION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4</text:p>
          </table:table-cell>
          <table:table-cell office:value-type="string" calcext:value-type="string">
            <text:p>CL_EVENT_CONTEX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type" table:style-name="ta1">
        <table:table-column table:style-name="co48" table:default-cell-style-name="Default"/>
        <table:table-column table:style-name="co4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F0</text:p>
          </table:table-cell>
          <table:table-cell office:value-type="string" calcext:value-type="string">
            <text:p>CL_COMMAND_NDRANG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1</text:p>
          </table:table-cell>
          <table:table-cell office:value-type="string" calcext:value-type="string">
            <text:p>CL_COMMAND_TAS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2</text:p>
          </table:table-cell>
          <table:table-cell office:value-type="string" calcext:value-type="string">
            <text:p>CL_COMMAND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3</text:p>
          </table:table-cell>
          <table:table-cell office:value-type="string" calcext:value-type="string">
            <text:p>CL_COMMAND_READ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4</text:p>
          </table:table-cell>
          <table:table-cell office:value-type="string" calcext:value-type="string">
            <text:p>CL_COMMAND_WRITE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5</text:p>
          </table:table-cell>
          <table:table-cell office:value-type="string" calcext:value-type="string">
            <text:p>CL_COMMAND_COPY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6</text:p>
          </table:table-cell>
          <table:table-cell office:value-type="string" calcext:value-type="string">
            <text:p>CL_COMMAND_READ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7</text:p>
          </table:table-cell>
          <table:table-cell office:value-type="string" calcext:value-type="string">
            <text:p>CL_COMMAND_WRITE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8</text:p>
          </table:table-cell>
          <table:table-cell office:value-type="string" calcext:value-type="string">
            <text:p>CL_COMMAND_COPY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9</text:p>
          </table:table-cell>
          <table:table-cell office:value-type="string" calcext:value-type="string">
            <text:p>CL_COMMAND_COPY_IMAGE_TO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A</text:p>
          </table:table-cell>
          <table:table-cell office:value-type="string" calcext:value-type="string">
            <text:p>CL_COMMAND_COPY_BUFFER_TO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B</text:p>
          </table:table-cell>
          <table:table-cell office:value-type="string" calcext:value-type="string">
            <text:p>CL_COMMAND_MAP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C</text:p>
          </table:table-cell>
          <table:table-cell office:value-type="string" calcext:value-type="string">
            <text:p>CL_COMMAND_MAP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D</text:p>
          </table:table-cell>
          <table:table-cell office:value-type="string" calcext:value-type="string">
            <text:p>CL_COMMAND_UNMAP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E</text:p>
          </table:table-cell>
          <table:table-cell office:value-type="string" calcext:value-type="string">
            <text:p>CL_COMMAND_MARK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F</text:p>
          </table:table-cell>
          <table:table-cell office:value-type="string" calcext:value-type="string">
            <text:p>CL_COMMAND_ACQUIR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CL_COMMAND_RELEAS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CL_COMMAND_READ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CL_COMMAND_WRITE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CL_COMMAND_COPY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4</text:p>
          </table:table-cell>
          <table:table-cell office:value-type="string" calcext:value-type="string">
            <text:p>CL_COMMAND_US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5</text:p>
          </table:table-cell>
          <table:table-cell office:value-type="string" calcext:value-type="string">
            <text:p>CL_COMMAND_BARR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6</text:p>
          </table:table-cell>
          <table:table-cell office:value-type="string" calcext:value-type="string">
            <text:p>CL_COMMAND_MIGRATE_MEM_OBJEC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7</text:p>
          </table:table-cell>
          <table:table-cell office:value-type="string" calcext:value-type="string">
            <text:p>CL_COMMAND_FILL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8</text:p>
          </table:table-cell>
          <table:table-cell office:value-type="string" calcext:value-type="string">
            <text:p>CL_COMMAND_FILL_IM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ommand execution status" table:style-name="ta1">
        <table:table-column table:style-name="co42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COMPLE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UNN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SUBMIT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CL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ffer_create_type" table:style-name="ta1">
        <table:table-column table:style-name="co13" table:default-cell-style-name="ce1"/>
        <table:table-column table:style-name="co34" table:default-cell-style-name="ce1"/>
        <table:table-column table:style-name="co9" table:number-columns-repeated="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0x1220</text:p>
          </table:table-cell>
          <table:table-cell table:style-name="Default" office:value-type="string" calcext:value-type="string">
            <text:p>CL_BUFFER_CREATE_TYPE_REGION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</table:table>
      <table:table table:name="cl_profiling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CL_PROFILING_COMMAND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CL_PROFILING_COMMAND_SUBMI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CL_PROFILING_COMMAND_STAR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CL_PROFILING_COMMAND_E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2">00.00.0000</text:date>, <text:time style:data-style-name="N2" text:time-value="11:12:46.440932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date>2017-09-12T16:30:21.502070320</dc:date>
    <meta:editing-duration>PT6H1M27S</meta:editing-duration>
    <meta:editing-cycles>140</meta:editing-cycles>
    <meta:document-statistic meta:table-count="44" meta:cell-count="4208" meta:object-count="0"/>
  </office:meta>
</office:document-meta>
</file>